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51100000C320000061978BE0B0A.svg" manifest:media-type="image/svg+xml"/>
  <manifest:file-entry manifest:full-path="Pictures/10000000000002820000025C7F755196.png" manifest:media-type="image/png"/>
  <manifest:file-entry manifest:full-path="Pictures/10000000000000EB0000009484B38B3B.png" manifest:media-type="image/png"/>
  <manifest:file-entry manifest:full-path="Pictures/100000000000012C000000A81ACD61FF.png" manifest:media-type="image/png"/>
  <manifest:file-entry manifest:full-path="Pictures/10000000000000E1000000E156FD235C.png" manifest:media-type="image/png"/>
  <manifest:file-entry manifest:full-path="Pictures/1000028D000024120000121689F27858.svg" manifest:media-type="image/svg+xml"/>
  <manifest:file-entry manifest:full-path="Pictures/10000000000000E1000000E1C1F114DB.png" manifest:media-type="image/png"/>
  <manifest:file-entry manifest:full-path="Pictures/10000000000001F7000001BCB2EE22DC.png" manifest:media-type="image/png"/>
  <manifest:file-entry manifest:full-path="Pictures/100000000000010F000000BA69CC2841.png" manifest:media-type="image/png"/>
  <manifest:file-entry manifest:full-path="Pictures/1000000000000ADC000000C50BE86413.png" manifest:media-type="image/png"/>
  <manifest:file-entry manifest:full-path="Pictures/100000000000012C000000A8DC6CFDE2.png" manifest:media-type="image/png"/>
  <manifest:file-entry manifest:full-path="Pictures/10000000000000FF000000B45B3856BA.png" manifest:media-type="image/png"/>
  <manifest:file-entry manifest:full-path="Pictures/1000053300002B1900002A2B2EE06AD4.svg" manifest:media-type="image/svg+xml"/>
  <manifest:file-entry manifest:full-path="Pictures/1000000000000ADC000000C42CE16D5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Bold" svg:font-family="'Montserrat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ppins" svg:font-family="Poppins"/>
    <style:font-face style:name="Poppins Bold" svg:font-family="'Poppins Bold'"/>
    <style:font-face style:name="Poppins Semi-Bold" svg:font-family="'Poppins Semi-Bold'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gradient" draw:fill-gradient-name="msFillGradient_20_2" presentation:display-footer="false" presentation:display-page-number="false" presentation:display-date-time="false" smil:type="pushWipe" smil:subtype="fromBottom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002c66" presentation:display-footer="false" presentation:display-page-number="false" presentation:display-date-time="false" smil:type="pushWipe" smil:subtype="fromBottom"/>
    </style:style>
    <style:style style:name="dp6" style:family="drawing-page">
      <style:drawing-page-properties presentation:transition-speed="fast" presentation:background-visible="true" presentation:background-objects-visible="true" draw:fill="gradient" draw:fill-gradient-name="msFillGradient_20_3" presentation:display-footer="false" presentation:display-page-number="false" presentation:display-date-time="false" smil:type="pushWipe" smil:subtype="fromBottom"/>
    </style:style>
    <style:style style:name="dp7" style:family="drawing-page">
      <style:drawing-page-properties presentation:transition-speed="fast" presentation:background-visible="true" presentation:background-objects-visible="true" draw:fill="gradient" draw:fill-gradient-name="msFillGradient_20_4" presentation:display-footer="false" presentation:display-page-number="false" presentation:display-date-time="false" smil:type="pushWipe" smil:subtype="fromBottom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gradient" draw:fill-gradient-name="msFillGradient_20_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loext:decorative="false"/>
    </style:style>
    <style:style style:name="gr4" style:family="graphic" style:parent-style-name="standard">
      <style:graphic-properties draw:stroke="none" svg:stroke-width="0cm" draw:fill="solid" draw:fill-color="#002c6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none" svg:stroke-width="0cm" draw:fill="gradient" draw:fill-gradient-name="msFill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3cm" fo:padding-bottom="0.093cm" fo:padding-left="0.141cm" fo:padding-right="0.141cm" fo:wrap-option="wrap" loext:decorative="false"/>
    </style:style>
    <style:style style:name="gr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fo:clip="rect(0.128cm, 0.723cm, 0cm, 0.204cm)" loext:decorative="false"/>
    </style:style>
    <style:style style:name="gr12" style:family="graphic" style:parent-style-name="Object_20_with_20_no_20_fill_20_and_20_no_20_line">
      <style:graphic-properties draw:fill="bitmap" draw:fill-image-name="Bitmap_20_4" style:repeat="stretch" draw:textarea-horizontal-align="center" draw:textarea-vertical-align="middle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291cm" svg:stroke-color="#fdfeff" draw:stroke-linejoin="miter" svg:stroke-linecap="square" draw:fill="solid" draw:fill-color="#000000" draw:opacity="0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291cm" svg:stroke-color="#fdfeff" draw:stroke-linejoin="miter" svg:stroke-linecap="square" draw:fill="solid" draw:fill-color="#000000" draw:opacity="0%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width="0cm" draw:fill="bitmap" draw:fill-image-name="Bitmap_20_2" style:repeat="stretch" draw:textarea-vertical-align="top" draw:auto-grow-height="false" fo:min-height="0cm" fo:min-width="0cm" fo:padding-top="0.125cm" fo:padding-bottom="0.125cm" fo:padding-left="0.25cm" fo:padding-right="0.25cm" fo:wrap-option="wrap" fo:clip="rect(0.074cm, 0.262cm, 0cm, 0.262cm)" loext:decorative="false"/>
    </style:style>
    <style:style style:name="gr23" style:family="graphic" style:parent-style-name="standard">
      <style:graphic-properties draw:stroke="none" svg:stroke-width="0cm" draw:fill="gradient" draw:fill-gradient-name="msFillGradient_20_2" draw:textarea-vertical-align="top" draw:auto-grow-height="false" fo:min-height="28.325cm" fo:min-width="21.233cm" fo:padding-top="0.125cm" fo:padding-bottom="0.125cm" fo:padding-left="0.25cm" fo:padding-right="0.25cm" fo:wrap-option="wrap" loext:decorative="false"/>
    </style:style>
    <style:style style:name="gr2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8.896cm" fo:min-width="21.451cm" fo:padding-top="0.141cm" fo:padding-bottom="0.141cm" fo:padding-left="0.141cm" fo:padding-right="0.141cm" fo:wrap-option="wrap" loext:decorative="false"/>
    </style:style>
    <style:style style:name="gr2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7" style:family="graphic" style:parent-style-name="standard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fill="bitmap" draw:fill-image-name="Bitmap_20_5" style:repeat="stretch" draw:textarea-horizontal-align="center" draw:textarea-vertical-align="middle" loext:decorative="false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cm" draw:fill="gradient" draw:fill-gradient-name="msFillGradient_20_1" draw:textarea-vertical-align="top" draw:auto-grow-height="false" fo:min-height="14.268cm" fo:min-width="14.018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2.195cm" fo:min-width="11.514cm" fo:padding-top="0.141cm" fo:padding-bottom="0.141cm" fo:padding-left="0.141cm" fo:padding-right="0.141cm" fo:wrap-option="wrap" loext:decorative="false"/>
    </style:style>
    <style:style style:name="gr35" style:family="graphic" style:parent-style-name="standard">
      <style:graphic-properties draw:stroke="none" svg:stroke-width="0cm" draw:fill="gradient" draw:fill-gradient-name="msFillGradient_20_1" draw:textarea-vertical-align="top" draw:auto-grow-height="false" fo:min-height="28.545cm" fo:min-width="28.295cm" fo:padding-top="0.125cm" fo:padding-bottom="0.125cm" fo:padding-left="0.25cm" fo:padding-right="0.25cm" fo:wrap-option="wrap" loext:decorative="false"/>
    </style:style>
    <style:style style:name="gr36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4.463cm" fo:min-width="23.114cm" fo:padding-top="0.141cm" fo:padding-bottom="0.141cm" fo:padding-left="0.141cm" fo:padding-right="0.141cm" fo:wrap-option="wrap" loext:decorative="false"/>
    </style:style>
    <style:style style:name="gr37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fo:min-height="4.423cm" fo:min-width="4.276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fo:min-height="3.085cm" fo:min-width="2.908cm" fo:padding-top="0.125cm" fo:padding-bottom="0.125cm" fo:padding-left="0.25cm" fo:padding-right="0.25cm" fo:wrap-option="wrap" loext:decorative="false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fill="bitmap" draw:fill-image-name="Bitmap_20_6" style:repeat="stretch" draw:textarea-horizontal-align="center" draw:textarea-vertical-align="middle" loext:decorative="false"/>
    </style:style>
    <style:style style:name="gr47" style:family="graphic" style:parent-style-name="Object_20_with_20_no_20_fill_20_and_20_no_20_line">
      <style:graphic-properties draw:fill="bitmap" draw:fill-image-name="Bitmap_20_7" style:repeat="stretch" draw:textarea-horizontal-align="center" draw:textarea-vertical-align="middle" loext:decorative="false"/>
    </style:style>
    <style:style style:name="gr48" style:family="graphic" style:parent-style-name="Object_20_with_20_no_20_fill_20_and_20_no_20_line">
      <style:graphic-properties draw:fill="bitmap" draw:fill-image-name="Bitmap_20_8" style:repeat="stretch" draw:textarea-horizontal-align="center" draw:textarea-vertical-align="middle" loext:decorative="false"/>
    </style:style>
    <style:style style:name="gr4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bitmap" draw:fill-image-name="Bitmap_20_3" style:repeat="stretch" draw:textarea-vertical-align="top" draw:auto-grow-height="false" fo:min-height="24.466cm" fo:min-width="20.923cm" fo:padding-top="0.125cm" fo:padding-bottom="0.125cm" fo:padding-left="0.25cm" fo:padding-right="0.25cm" fo:wrap-option="wrap" fo:clip="rect(0.583cm, 1.13cm, 0.583cm, 1.922cm)" loext:decorative="false"/>
    </style:style>
    <style:style style:name="gr52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3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loext:decorative="fals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in-height="7.813cm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svg:stroke-width="0cm" draw:fill="solid" draw:fill-color="#006983" draw:textarea-vertical-align="top" draw:auto-grow-height="false" fo:min-height="4.884cm" fo:min-width="11.36cm" fo:padding-top="0.125cm" fo:padding-bottom="0.125cm" fo:padding-left="0.25cm" fo:padding-right="0.25cm" fo:wrap-option="wrap" loext:decorative="false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fo:min-height="14.976cm" fo:min-width="15.063cm" fo:padding-top="0.125cm" fo:padding-bottom="0.125cm" fo:padding-left="0.25cm" fo:padding-right="0.25cm" fo:wrap-option="wrap" loext:decorative="false"/>
    </style:style>
    <style:style style:name="gr67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fo:min-height="14.976cm" fo:min-width="15.063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gradient" draw:fill-gradient-name="msFillGradient_20_4" draw:textarea-vertical-align="top" draw:auto-grow-height="false" fo:min-height="28.545cm" fo:min-width="28.295cm" fo:padding-top="0.125cm" fo:padding-bottom="0.125cm" fo:padding-left="0.25cm" fo:padding-right="0.25cm" fo:wrap-option="wrap" loext:decorative="false"/>
    </style:style>
    <style:style style:name="gr6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cm" draw:fill="bitmap" draw:fill-image-name="msFillBitmap_20_17" draw:opacity="44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none" svg:stroke-width="0cm" draw:fill="bitmap" draw:fill-image-name="msFillBitmap_20_19" draw:opacity="44%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5" style:family="graphic" style:parent-style-name="Object_20_with_20_no_20_fill_20_and_20_no_20_line">
      <style:graphic-properties draw:fill="bitmap" draw:fill-image-name="Bitmap_20_9" style:repeat="stretch" draw:textarea-horizontal-align="center" draw:textarea-vertical-align="middle" loext:decorative="false"/>
    </style:style>
    <style:style style:name="gr7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width="0cm" draw:fill="gradient" draw:fill-gradient-name="msFillGradient_20_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pr1" style:family="presentation" style:parent-style-name="Blank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Blank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gradient" draw:fill-gradient-name="msFillGradient_20_1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" style:family="paragraph">
      <loext:graphic-properties draw:fill="solid" draw:fill-color="#002c66"/>
      <style:paragraph-properties fo:text-align="start"/>
      <style:text-properties fo:font-size="18pt"/>
    </style:style>
    <style:style style:name="P4" style:family="paragraph">
      <loext:graphic-properties draw:fill="gradient" draw:fill-gradient-name="msFillGradient_20_1" draw:opacity-name="msTransGradient_20_1"/>
      <style:paragraph-properties fo:text-align="start"/>
      <style:text-properties fo:font-size="18pt"/>
    </style:style>
    <style:style style:name="P5" style:family="paragraph">
      <loext:graphic-properties draw:fill="bitmap" draw:fill-image-name="msFillBitmap_20_1" style:repeat="stretch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3.548cm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3.548cm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9" style:family="paragraph">
      <style:paragraph-properties fo:margin-left="0cm" fo:margin-right="0cm" fo:margin-top="0cm" fo:margin-bottom="0cm" fo:line-height="0.88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0.88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1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2" style:family="paragraph">
      <loext:graphic-properties draw:fill="bitmap" draw:fill-image-name="Bitmap_20_4" style:repeat="stretch"/>
      <style:paragraph-properties fo:text-align="center"/>
    </style:style>
    <style:style style:name="P13" style:family="paragraph">
      <loext:graphic-properties draw:fill-color="#ffffff"/>
    </style:style>
    <style:style style:name="P14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15" style:family="paragraph">
      <loext:graphic-properties draw:fill="solid" draw:fill-color="#000000" draw:opacity="0%"/>
      <style:paragraph-properties fo:text-align="start"/>
      <style:text-properties fo:font-size="18pt"/>
    </style:style>
    <style:style style:name="P16" style:family="paragraph">
      <loext:graphic-properties draw:fill="solid" draw:fill-color="#000000" draw:opacity="0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loext:graphic-properties draw:fill="bitmap" draw:fill-image-name="msFillBitmap_20_3" style:repeat="stretch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.383cm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.383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20" style:family="paragraph">
      <style:paragraph-properties fo:margin-left="0cm" fo:margin-right="0cm" fo:margin-top="0cm" fo:margin-bottom="0cm" fo:line-height="2.949cm" fo:text-align="start" fo:text-indent="0cm" style:punctuation-wrap="hanging" loext:tab-stop-distance="2.54cm" style:writing-mode="lr-tb">
        <style:tab-stops/>
      </style:paragraph-properties>
      <style:text-properties fo:color="#f6f9d4" loext:opacity="100%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2.94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18pt" fo:hyphenate="false"/>
    </style:style>
    <style:style style:name="P22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3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6" style:family="paragraph">
      <loext:graphic-properties draw:fill="gradient" draw:fill-gradient-name="msFillGradient_20_2"/>
      <style:paragraph-properties fo:text-align="start"/>
      <style:text-properties fo:font-size="18pt"/>
    </style:style>
    <style:style style:name="P27" style:family="paragraph">
      <loext:graphic-properties draw:fill="bitmap" draw:fill-image-name="msFillBitmap_20_4" style:repeat="stretch"/>
      <style:paragraph-properties fo:text-align="start"/>
      <style:text-properties fo:font-size="18pt"/>
    </style:style>
    <style:style style:name="P28" style:family="paragraph">
      <loext:graphic-properties draw:fill="bitmap" draw:fill-image-name="msFillBitmap_20_5" style:repeat="stretch"/>
      <style:paragraph-properties fo:text-align="start"/>
      <style:text-properties fo:font-size="18pt"/>
    </style:style>
    <style:style style:name="P29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30" style:family="paragraph">
      <loext:graphic-properties draw:fill="bitmap" draw:fill-image-name="msFillBitmap_20_7" style:repeat="stretch"/>
      <style:paragraph-properties fo:text-align="start"/>
      <style:text-properties fo:font-size="18pt"/>
    </style:style>
    <style:style style:name="P31" style:family="paragraph">
      <style:paragraph-properties fo:margin-left="0cm" fo:margin-right="0cm" fo:margin-top="0.42cm" fo:margin-bottom="0.35cm" fo:line-height="1.295cm" fo:text-align="start" fo:text-indent="0cm" style:punctuation-wrap="hanging" loext:tab-stop-distance="2.54cm" style:writing-mode="lr-tb">
        <style:tab-stops/>
      </style:paragraph-properties>
      <style:text-properties fo:font-size="10pt" style:font-size-asian="10pt" style:font-size-complex="10pt" fo:hyphenate="false"/>
    </style:style>
    <style:style style:name="P32" style:family="paragraph">
      <loext:graphic-properties draw:fill="none"/>
      <style:paragraph-properties fo:margin-left="0cm" fo:margin-right="0cm" fo:margin-top="0.42cm" fo:margin-bottom="0.35cm" fo:line-height="1.29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33" style:family="paragraph">
      <style:paragraph-properties fo:margin-left="0cm" fo:margin-right="0cm" fo:margin-top="0cm" fo:margin-bottom="0cm" fo:line-height="2.949cm" fo:text-align="start" fo:text-indent="0cm" style:punctuation-wrap="hanging" loext:tab-stop-distance="2.54cm" style:writing-mode="lr-tb">
        <style:tab-stops/>
      </style:paragraph-properties>
      <style:text-properties fo:color="#f6f9d4" loext:opacity="100%" fo:font-size="88pt" style:font-size-asian="88pt" style:font-size-complex="88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2.94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88pt" style:font-size-asian="88pt" style:font-size-complex="88pt" fo:hyphenate="false"/>
    </style:style>
    <style:style style:name="P35" style:family="paragraph">
      <loext:graphic-properties draw:fill="bitmap" draw:fill-image-name="Bitmap_20_5" style:repeat="stretch"/>
      <style:paragraph-properties fo:text-align="center"/>
    </style:style>
    <style:style style:name="P36" style:family="paragraph">
      <style:paragraph-properties fo:margin-left="0cm" fo:margin-right="0cm" fo:margin-top="0cm" fo:margin-bottom="0cm" fo:line-height="2.949cm" fo:text-align="center" fo:text-indent="0cm" style:punctuation-wrap="hanging" loext:tab-stop-distance="2.54cm" style:writing-mode="lr-tb">
        <style:tab-stops/>
      </style:paragraph-properties>
      <style:text-properties fo:color="#f6f9d4" loext:opacity="100%"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2.94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18pt" fo:hyphenate="false"/>
    </style:style>
    <style:style style:name="P38" style:family="paragraph">
      <loext:graphic-properties draw:fill="bitmap" draw:fill-image-name="msFillBitmap_20_12" style:repeat="stretch"/>
      <style:paragraph-properties fo:text-align="start"/>
      <style:text-properties fo:font-size="18pt"/>
    </style:style>
    <style:style style:name="P39" style:family="paragraph">
      <loext:graphic-properties draw:fill="bitmap" draw:fill-image-name="msFillBitmap_20_13" style:repeat="stretch"/>
      <style:paragraph-properties fo:text-align="start"/>
      <style:text-properties fo:font-size="18pt"/>
    </style:style>
    <style:style style:name="P40" style:family="paragraph"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>
        <style:tab-stops/>
      </style:paragraph-properties>
      <style:text-properties fo:font-size="10pt" style:font-size-asian="10pt" style:font-size-complex="10pt" fo:hyphenate="false"/>
    </style:style>
    <style:style style:name="P41" style:family="paragraph">
      <loext:graphic-properties draw:fill="none"/>
      <style:paragraph-properties fo:margin-left="0cm" fo:margin-right="0cm" fo:margin-top="0.42cm" fo:margin-bottom="0.35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0pt" style:font-size-asian="10pt" style:font-size-complex="10pt" fo:hyphenate="false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44" style:family="paragraph">
      <style:paragraph-properties fo:margin-left="0cm" fo:margin-right="0cm" fo:margin-top="0cm" fo:margin-bottom="0cm" fo:line-height="0.889cm" fo:text-align="center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46" style:family="paragraph">
      <loext:graphic-properties draw:fill="bitmap" draw:fill-image-name="msFillBitmap_20_8" style:repeat="stretch"/>
      <style:paragraph-properties fo:text-align="start"/>
      <style:text-properties fo:font-size="18pt"/>
    </style:style>
    <style:style style:name="P47" style:family="paragraph">
      <loext:graphic-properties draw:fill="bitmap" draw:fill-image-name="msFillBitmap_20_9" style:repeat="stretch"/>
      <style:paragraph-properties fo:text-align="start"/>
      <style:text-properties fo:font-size="18pt"/>
    </style:style>
    <style:style style:name="P48" style:family="paragraph">
      <loext:graphic-properties draw:fill="bitmap" draw:fill-image-name="msFillBitmap_20_10" style:repeat="stretch"/>
      <style:paragraph-properties fo:text-align="start"/>
      <style:text-properties fo:font-size="18pt"/>
    </style:style>
    <style:style style:name="P49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50" style:family="paragraph">
      <style:paragraph-properties fo:margin-left="0cm" fo:margin-right="0cm" fo:margin-top="0cm" fo:margin-bottom="0cm" fo:line-height="5.285cm" fo:text-align="center" fo:text-indent="0cm" style:punctuation-wrap="hanging" loext:tab-stop-distance="2.54cm" style:writing-mode="lr-tb">
        <style:tab-stops/>
      </style:paragraph-properties>
      <style:text-properties fo:color="#f6f9d4" loext:opacity="100%" fo:font-size="18pt" fo:hyphenate="false"/>
    </style:style>
    <style:style style:name="P51" style:family="paragraph">
      <loext:graphic-properties draw:fill="none"/>
      <style:paragraph-properties fo:margin-left="0cm" fo:margin-right="0cm" fo:margin-top="0cm" fo:margin-bottom="0cm" fo:line-height="5.28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18pt" fo:hyphenate="false"/>
    </style:style>
    <style:style style:name="P52" style:family="paragraph">
      <loext:graphic-properties draw:fill="bitmap" draw:fill-image-name="Bitmap_20_6" style:repeat="stretch"/>
      <style:paragraph-properties fo:text-align="center"/>
    </style:style>
    <style:style style:name="P53" style:family="paragraph">
      <loext:graphic-properties draw:fill="bitmap" draw:fill-image-name="Bitmap_20_7" style:repeat="stretch"/>
      <style:paragraph-properties fo:text-align="center"/>
    </style:style>
    <style:style style:name="P54" style:family="paragraph">
      <loext:graphic-properties draw:fill="bitmap" draw:fill-image-name="Bitmap_20_8" style:repeat="stretch"/>
      <style:paragraph-properties fo:text-align="center"/>
    </style:style>
    <style:style style:name="P55" style:family="paragraph">
      <style:paragraph-properties fo:margin-left="0cm" fo:margin-right="0cm" fo:margin-top="0cm" fo:margin-bottom="0cm" fo:line-height="2.815cm" fo:text-align="start" fo:text-indent="0cm" style:punctuation-wrap="hanging" loext:tab-stop-distance="2.54cm" style:writing-mode="lr-tb">
        <style:tab-stops/>
      </style:paragraph-properties>
      <style:text-properties fo:color="#f6f9d4" loext:opacity="100%"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2.815cm" fo:text-align="start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18pt" fo:hyphenate="false"/>
    </style:style>
    <style:style style:name="P57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58" style:family="paragraph">
      <loext:graphic-properties draw:fill="bitmap" draw:fill-image-name="msFillBitmap_20_14" style:repeat="stretch"/>
      <style:paragraph-properties fo:text-align="start"/>
      <style:text-properties fo:font-size="18pt"/>
    </style:style>
    <style:style style:name="P59" style:family="paragraph">
      <loext:graphic-properties draw:fill="bitmap" draw:fill-image-name="msFillBitmap_20_15" style:repeat="stretch"/>
      <style:paragraph-properties fo:text-align="start"/>
      <style:text-properties fo:font-size="18pt"/>
    </style:style>
    <style:style style:name="P60" style:family="paragraph">
      <loext:graphic-properties draw:fill="none" draw:fill-color="#ffffff"/>
      <style:text-properties fo:color="#f6f9d4" loext:opacity="100%" fo:font-size="66pt" fo:font-weight="bold" style:font-size-asian="66pt" style:font-weight-asian="bold" style:font-size-complex="66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color="#d4ea6b" loext:opacity="100%" fo:font-size="18pt" fo:hyphenate="false"/>
    </style:style>
    <style:style style:name="P62" style:family="paragraph">
      <loext:graphic-properties draw:fill="none"/>
      <style:paragraph-properties fo:margin-left="0cm" fo:margin-right="0cm" fo:margin-top="0cm" fo:margin-bottom="0cm" fo:line-height="3.753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d4ea6b" loext:opacity="100%" fo:font-size="18pt" fo:hyphenate="false"/>
    </style:style>
    <style:style style:name="P63" style:family="paragraph">
      <loext:graphic-properties draw:fill="solid" draw:fill-color="#006983"/>
      <style:paragraph-properties fo:text-align="start"/>
      <style:text-properties fo:font-size="18pt"/>
    </style:style>
    <style:style style:name="P64" style:family="paragraph"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65" style:family="paragraph">
      <style:paragraph-properties fo:margin-left="0cm" fo:margin-right="0cm" fo:margin-top="0.42cm" fo:margin-bottom="0.35cm" fo:line-height="0.889cm" fo:text-align="center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66" style:family="paragraph">
      <loext:graphic-properties draw:fill="none"/>
      <style:paragraph-properties fo:margin-left="0cm" fo:margin-right="0cm" fo:margin-top="0cm" fo:margin-bottom="0cm" fo:line-height="0.889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67" style:family="paragraph">
      <style:paragraph-properties fo:margin-left="0cm" fo:margin-right="0cm" fo:margin-top="0.42cm" fo:margin-bottom="0.35cm" fo:line-height="0.889cm" fo:text-align="start" fo:text-indent="0cm" style:punctuation-wrap="hanging" loext:tab-stop-distance="2.54cm" style:writing-mode="lr-tb">
        <style:tab-stops/>
      </style:paragraph-properties>
      <style:text-properties fo:font-size="32pt" style:font-size-asian="32pt" style:font-size-complex="32pt" fo:hyphenate="false"/>
    </style:style>
    <style:style style:name="P68" style:family="paragraph">
      <loext:graphic-properties draw:fill="none"/>
      <style:paragraph-properties fo:margin-left="0cm" fo:margin-right="0cm" fo:margin-top="0.42cm" fo:margin-bottom="0.35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32pt" style:font-size-asian="32pt" style:font-size-complex="32pt" fo:hyphenate="false"/>
    </style:style>
    <style:style style:name="P69" style:family="paragraph">
      <style:paragraph-properties fo:margin-left="0cm" fo:margin-right="0cm" fo:margin-top="0.42cm" fo:margin-bottom="0.35cm" fo:line-height="0.889cm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0" style:family="paragraph">
      <style:paragraph-properties fo:margin-left="0cm" fo:margin-right="0cm" fo:margin-top="0.42cm" fo:margin-bottom="0.35cm" fo:line-height="0.889cm" fo:text-align="start" fo:text-indent="0cm" style:punctuation-wrap="hanging" loext:tab-stop-distance="2.54cm" style:writing-mode="lr-tb">
        <style:tab-stops/>
      </style:paragraph-properties>
      <style:text-properties fo:font-size="20pt" style:font-size-asian="20pt" style:font-size-complex="20pt" fo:hyphenate="false"/>
    </style:style>
    <style:style style:name="P71" style:family="paragraph">
      <loext:graphic-properties draw:fill="none"/>
      <style:paragraph-properties fo:margin-left="0cm" fo:margin-right="0cm" fo:margin-top="0cm" fo:margin-bottom="0cm" fo:line-height="0.889cm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0pt" style:font-size-asian="20pt" style:font-size-complex="20pt" fo:hyphenate="false"/>
    </style:style>
    <style:style style:name="P72" style:family="paragraph">
      <loext:graphic-properties draw:fill="bitmap" draw:fill-image-name="msFillBitmap_20_22" style:repeat="stretch"/>
      <style:paragraph-properties fo:text-align="start"/>
      <style:text-properties fo:font-size="18pt"/>
    </style:style>
    <style:style style:name="P73" style:family="paragraph">
      <loext:graphic-properties draw:fill="bitmap" draw:fill-image-name="msFillBitmap_20_23" style:repeat="stretch"/>
      <style:paragraph-properties fo:text-align="start"/>
      <style:text-properties fo:font-size="18pt"/>
    </style:style>
    <style:style style:name="P74" style:family="paragraph">
      <loext:graphic-properties draw:fill="gradient" draw:fill-gradient-name="msFillGradient_20_4"/>
      <style:paragraph-properties fo:text-align="start"/>
      <style:text-properties fo:font-size="18pt"/>
    </style:style>
    <style:style style:name="P7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7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77" style:family="paragraph">
      <style:paragraph-properties fo:margin-left="0cm" fo:margin-right="0cm" fo:margin-top="0cm" fo:margin-bottom="0cm" fo:line-height="3.753cm" fo:text-align="center" fo:text-indent="0cm" style:punctuation-wrap="hanging" loext:tab-stop-distance="2.54cm" style:writing-mode="lr-tb">
        <style:tab-stops/>
      </style:paragraph-properties>
      <style:text-properties fo:color="#f6f9d4" loext:opacity="100%" fo:font-size="18pt" fo:hyphenate="false"/>
    </style:style>
    <style:style style:name="P78" style:family="paragraph">
      <loext:graphic-properties draw:fill="none"/>
      <style:paragraph-properties fo:margin-left="0cm" fo:margin-right="0cm" fo:margin-top="0cm" fo:margin-bottom="0cm" fo:line-height="3.753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color="#f6f9d4" loext:opacity="100%" fo:font-size="18pt" fo:hyphenate="false"/>
    </style:style>
    <style:style style:name="P79" style:family="paragraph">
      <loext:graphic-properties draw:fill="bitmap" draw:fill-image-name="msFillBitmap_20_17" draw:opacity="44%" style:repeat="stretch"/>
      <style:paragraph-properties fo:text-align="start"/>
      <style:text-properties fo:font-size="18pt"/>
    </style:style>
    <style:style style:name="P80" style:family="paragraph">
      <loext:graphic-properties draw:fill="bitmap" draw:fill-image-name="msFillBitmap_20_19" draw:opacity="44%" style:repeat="stretch"/>
      <style:paragraph-properties fo:text-align="start"/>
      <style:text-properties fo:font-size="18pt"/>
    </style:style>
    <style:style style:name="P81" style:family="paragraph">
      <loext:graphic-properties draw:fill="bitmap" draw:fill-image-name="msFillBitmap_20_20" style:repeat="stretch"/>
      <style:paragraph-properties fo:text-align="start"/>
      <style:text-properties fo:font-size="18pt"/>
    </style:style>
    <style:style style:name="P82" style:family="paragraph">
      <loext:graphic-properties draw:fill="bitmap" draw:fill-image-name="msFillBitmap_20_21" style:repeat="stretch"/>
      <style:paragraph-properties fo:text-align="start"/>
      <style:text-properties fo:font-size="18pt"/>
    </style:style>
    <style:style style:name="P83" style:family="paragraph">
      <loext:graphic-properties draw:fill="bitmap" draw:fill-image-name="Bitmap_20_9" style:repeat="stretch"/>
      <style:paragraph-properties fo:text-align="center"/>
    </style:style>
    <style:style style:name="P84" style:family="paragraph">
      <style:paragraph-properties fo:margin-left="0cm" fo:margin-right="0cm" fo:margin-top="0cm" fo:margin-bottom="0cm" fo:line-height="5.285cm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85" style:family="paragraph">
      <loext:graphic-properties draw:fill="none"/>
      <style:paragraph-properties fo:margin-left="0cm" fo:margin-right="0cm" fo:margin-top="0cm" fo:margin-bottom="0cm" fo:line-height="5.285cm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Bold" fo:font-size="107pt" fo:letter-spacing="normal" fo:language="en" fo:country="US" fo:font-style="normal" style:text-underline-style="none" fo:font-weight="bold" fo:background-color="transparent" style:font-name-asian="Montserrat Bold" style:font-size-asian="107pt" style:font-style-asian="normal" style:font-weight-asian="bold" style:font-name-complex="Times New Roman" style:font-size-complex="107pt" style:font-style-complex="normal" style:font-weight-complex="bold"/>
    </style:style>
    <style:style style:name="T2" style:family="text">
      <style:text-properties fo:font-variant="normal" fo:text-transform="none" fo:color="#f6f9d4" loext:opacity="100%" style:text-outline="false" style:text-line-through-style="none" style:text-line-through-type="none" style:text-position="0% 100%" style:font-name="Montserrat Bold" fo:font-size="107pt" fo:letter-spacing="normal" fo:language="en" fo:country="US" fo:font-style="normal" style:text-underline-style="none" fo:font-weight="bold" fo:background-color="transparent" style:font-name-asian="Montserrat Bold" style:font-size-asian="107pt" style:font-style-asian="normal" style:font-weight-asian="bold" style:font-name-complex="Times New Roman" style:font-size-complex="107pt" style:font-style-complex="normal" style:font-weight-complex="bold"/>
    </style:style>
    <style:style style:name="T3" style:family="text">
      <style:text-properties fo:font-variant="normal" fo:text-transform="none" fo:color="#c00000" loext:opacity="100%" style:text-outline="false" style:text-line-through-style="none" style:text-line-through-type="none" style:text-position="0% 100%" style:font-name="Montserrat Bold" fo:font-size="107pt" fo:letter-spacing="normal" fo:language="en" fo:country="US" fo:font-style="normal" style:text-underline-style="none" fo:font-weight="bold" fo:background-color="transparent" style:font-name-asian="Montserrat Bold" style:font-size-asian="107pt" style:font-style-asian="normal" style:font-weight-asian="bold" style:font-name-complex="Times New Roman" style:font-size-complex="107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bold" fo:background-color="transparent" style:font-name-asian="Poppins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name-asian="Poppins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6pt" fo:letter-spacing="normal" fo:language="en" fo:country="US" fo:font-style="normal" style:text-underline-style="none" fo:font-weight="normal" fo:background-color="transparent" style:font-name-asian="Poppins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name-complex="Times New Roman" style:font-size-complex="32pt" style:font-style-complex="normal" style:font-weight-complex="bold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Bold" fo:font-size="32pt" fo:letter-spacing="normal" fo:language="en" fo:country="US" fo:font-style="normal" style:text-underline-style="none" fo:font-weight="bold" fo:background-color="transparent" style:font-name-asian="Poppins Bold" style:font-size-asian="32pt" style:font-style-asian="normal" style:font-weight-asian="bold" style:font-name-complex="Poppins Bold" style:font-size-complex="32pt" style:font-style-complex="normal" style:font-weight-complex="bold"/>
    </style:style>
    <style:style style:name="T9" style:family="text">
      <style:text-properties fo:font-variant="normal" fo:text-transform="none" fo:color="#f6f9d4" loext:opacity="100%" style:text-outline="false" style:text-line-through-style="none" style:text-line-through-type="none" style:text-position="0% 100%" style:font-name="Times New Roman" fo:font-size="96pt" fo:letter-spacing="normal" fo:language="en" fo:country="US" fo:font-style="normal" style:text-underline-style="none" fo:font-weight="bold" fo:background-color="transparent" style:font-name-asian="Poppins Bold" style:font-size-asian="96pt" style:font-style-asian="normal" style:font-weight-asian="bold" style:font-name-complex="Times New Roman" style:font-size-complex="96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light1" loext:color-type="theme"/>
      </style:text-properties>
    </style:style>
    <style:style style:name="T13" style:family="text">
      <style:text-properties fo:font-variant="normal" fo:text-transform="none" fo:color="#f6f9d4" loext:opacity="100%" style:text-outline="false" style:text-line-through-style="none" style:text-line-through-type="none" style:text-position="0% 100%" style:font-name="Times New Roman" fo:font-size="88pt" fo:letter-spacing="normal" fo:language="en" fo:country="US" fo:font-style="normal" style:text-underline-style="none" fo:font-weight="bold" fo:background-color="transparent" style:font-size-asian="88pt" style:font-style-asian="normal" style:font-weight-asian="bold" style:font-name-complex="Times New Roman" style:font-size-complex="88pt" style:font-style-complex="normal" style:font-weight-complex="bold"/>
    </style:style>
    <style:style style:name="T14" style:family="text">
      <style:text-properties fo:font-variant="normal" fo:text-transform="none" fo:color="#f6f9d4" loext:opacity="100%" style:text-outline="false" style:text-line-through-style="none" style:text-line-through-type="none" style:text-position="0% 100%" style:font-name="Times New Roman" fo:font-size="96pt" fo:letter-spacing="normal" fo:language="en" fo:country="US" fo:font-style="normal" style:text-underline-style="none" fo:font-weight="bold" fo:background-color="transparent" style:font-size-asian="96pt" style:font-style-asian="normal" style:font-weight-asian="bold" style:font-name-complex="Times New Roman" style:font-size-complex="96pt" style:font-style-complex="normal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Times New Roman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Times New Roman" style:font-size-complex="32pt" style:font-style-complex="normal" style:font-weight-complex="normal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Times New Roman" style:font-size-complex="32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2pt" fo:letter-spacing="normal" fo:language="en" fo:country="US" fo:font-style="normal" style:text-underline-style="none" fo:font-weight="normal" fo:background-color="transparent" style:font-name-asian="Poppins" style:font-size-asian="32pt" style:font-style-asian="normal" style:font-weight-asian="normal" style:font-name-complex="Poppins" style:font-size-complex="32pt" style:font-style-complex="normal" style:font-weight-complex="normal"/>
    </style:style>
    <style:style style:name="T20" style:family="text">
      <style:text-properties fo:font-variant="normal" fo:text-transform="none" fo:color="#f6f9d4" loext:opacity="100%" style:text-outline="false" style:text-line-through-style="none" style:text-line-through-type="none" style:text-position="0% 100%" style:font-name="Times New Roman" fo:font-size="80pt" fo:letter-spacing="normal" fo:language="en" fo:country="US" fo:font-style="normal" style:text-underline-style="none" fo:font-weight="bold" fo:background-color="transparent" style:font-size-asian="80pt" style:font-style-asian="normal" style:font-weight-asian="bold" style:font-name-complex="Times New Roman" style:font-size-complex="80pt" style:font-style-complex="normal" style:font-weight-complex="bold"/>
    </style:style>
    <style:style style:name="T21" style:family="text">
      <style:text-properties fo:color="#f6f9d4" loext:opacity="100%" fo:font-size="66pt" fo:font-weight="bold" style:font-size-asian="66pt" style:font-weight-asian="bold" style:font-size-complex="66pt" style:font-weight-complex="bold"/>
    </style:style>
    <style:style style:name="T22" style:family="text">
      <style:text-properties fo:font-variant="normal" fo:text-transform="none" fo:color="#d4ea6b" loext:opacity="100%" style:text-outline="false" style:text-line-through-style="none" style:text-line-through-type="none" style:text-position="0% 100%" style:font-name="Times New Roman" fo:font-size="96pt" fo:letter-spacing="normal" fo:language="en" fo:country="US" fo:font-style="normal" style:text-underline-style="none" fo:font-weight="bold" fo:background-color="transparent" style:font-name-asian="Poppins Semi-Bold" style:font-size-asian="96pt" style:font-style-asian="normal" style:font-weight-asian="bold" style:font-name-complex="Times New Roman" style:font-size-complex="96pt" style:font-style-complex="normal" style:font-weight-complex="bold"/>
    </style:style>
    <style:style style:name="T23" style:family="text">
      <style:text-properties fo:font-variant="normal" fo:text-transform="none" fo:color="#d4ea6b" loext:opacity="100%" style:text-outline="false" style:text-line-through-style="none" style:text-line-through-type="none" style:text-position="0% 100%" style:font-name="Times New Roman" fo:font-size="68pt" fo:letter-spacing="normal" fo:language="en" fo:country="US" fo:font-style="normal" style:text-underline-style="none" fo:font-weight="bold" fo:background-color="transparent" style:font-name-asian="Poppins Semi-Bold" style:font-size-asian="68pt" style:font-style-asian="normal" style:font-weight-asian="bold" style:font-name-complex="Times New Roman" style:font-size-complex="68pt" style:font-style-complex="normal" style:font-weight-complex="bold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style:text-underline-style="none" fo:font-weight="normal" fo:background-color="transparent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0pt" fo:letter-spacing="normal" fo:language="en" fo:country="US" fo:font-style="normal" style:text-underline-style="none" fo:font-weight="normal" fo:background-color="transparent" style:font-name-asian="Poppins" style:font-size-asian="20pt" style:font-style-asian="normal" style:font-weight-asian="normal" style:font-name-complex="Poppins" style:font-size-complex="20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fdfeff" loext:opacity="100%" style:text-outline="false" style:text-line-through-style="none" style:text-line-through-type="none" style:text-position="0% 100%" style:font-name="Poppins Bold" fo:font-size="18pt" fo:letter-spacing="normal" fo:language="en" fo:country="US" fo:font-style="normal" style:text-underline-style="none" fo:font-weight="bold" fo:background-color="transparent" style:font-name-asian="Poppins Bold" style:font-size-asian="18pt" style:font-style-asian="normal" style:font-weight-asian="bold" style:font-name-complex="Poppins Bold" style:font-size-complex="18pt" style:font-style-complex="normal" style:font-weight-complex="bold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Montserrat Bold" fo:font-size="107pt" fo:letter-spacing="normal" fo:language="en" fo:country="US" fo:font-style="normal" style:text-underline-style="none" fo:font-weight="bold" fo:background-color="transparent" style:font-name-asian="Montserrat Bold" style:font-size-asian="107pt" style:font-style-asian="normal" style:font-weight-asian="bold" style:font-name-complex="Montserrat Bold" style:font-size-complex="107pt" style:font-style-complex="normal" style:font-weight-complex="bold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•">
        <style:list-level-properties text:space-before="0.54cm" text:min-label-width="0.54cm"/>
        <style:text-properties fo:font-family="Arial" fo:color="#ffffff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g draw:name="Group 2" draw:style-name="gr1">
          <draw:custom-shape draw:name="Freeform 3" draw:style-name="gr2" draw:text-style-name="P1" draw:layer="layout" svg:width="25.6cm" svg:height="25.6cm" draw:transform="rotate (2.79601746169492) translate (17.949cm 37.958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2" draw:layer="layout" svg:width="20.8cm" svg:height="22cm" draw:transform="skewX (6.5121361731407E-017) rotate (2.79601746169492) translate (14.024cm 38.9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1">
          <draw:custom-shape draw:name="Freeform 6" draw:style-name="gr2" draw:text-style-name="P1" draw:layer="layout" svg:width="25.6cm" svg:height="25.6cm" draw:transform="rotate (2.79601746169492) translate (31.805cm 17.725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20.8cm" svg:height="22cm" draw:transform="skewX (6.5121361731407E-017) rotate (2.79601746169492) translate (29.954cm 15.7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1">
          <draw:custom-shape draw:name="Freeform 9" draw:style-name="gr4" draw:text-style-name="P3" draw:layer="layout" svg:width="40.083cm" svg:height="40.083cm" svg:x="2.987cm" svg:y="2.77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3" draw:text-style-name="P2" draw:layer="layout" svg:width="32.568cm" svg:height="34.447cm" svg:x="6.745cm" svg:y="4.65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1">
          <draw:custom-shape draw:name="Freeform 12" draw:style-name="gr5" draw:text-style-name="P4" draw:layer="layout" svg:width="28.794cm" svg:height="28.794cm" draw:transform="rotate (-2.16630266757536) translate (70.079cm 1.864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3" draw:text-style-name="P2" draw:layer="layout" svg:width="23.395cm" svg:height="24.744cm" draw:transform="rotate (-2.16630266757536) translate (67.447cm 3.34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4" draw:style-name="gr6" draw:text-style-name="P5" draw:layer="layout" svg:width="5.661cm" svg:height="5.539cm" draw:transform="rotate (-0.62796946486756) translate (42.689cm 0.78cm)">
          <text:p/>
          <draw:enhanced-geometry draw:mirror-horizontal="false" draw:mirror-vertical="false" svg:viewBox="0 0 0 0" drawooo:sub-view-size="2038323 1994225" draw:text-areas="0 0 ?f0 ?f1" draw:type="ooxml-non-primitive" draw:enhanced-path="M 0 0 L 2038324 0 2038324 1994225 0 1994225 0 0 Z N">
            <draw:equation draw:name="f0" draw:formula="logwidth"/>
            <draw:equation draw:name="f1" draw:formula="logheight"/>
          </draw:enhanced-geometry>
        </draw:custom-shape>
        <draw:g draw:name="Group 17" draw:style-name="gr1">
          <draw:g draw:name="Group 18" draw:style-name="gr1">
            <draw:custom-shape draw:name="Freeform 19" draw:style-name="gr7" draw:text-style-name="P6" draw:layer="layout" svg:width="0.21cm" svg:height="0.21cm" svg:x="2.335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8" draw:text-style-name="P2" draw:layer="layout" svg:width="0.17cm" svg:height="0.185cm" svg:x="2.355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1">
            <draw:custom-shape draw:name="Freeform 22" draw:style-name="gr7" draw:text-style-name="P6" draw:layer="layout" svg:width="0.21cm" svg:height="0.21cm" svg:x="2.887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8" draw:text-style-name="P2" draw:layer="layout" svg:width="0.17cm" svg:height="0.185cm" svg:x="2.907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1">
            <draw:custom-shape draw:name="Freeform 25" draw:style-name="gr7" draw:text-style-name="P6" draw:layer="layout" svg:width="0.21cm" svg:height="0.21cm" svg:x="3.439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8" draw:text-style-name="P2" draw:layer="layout" svg:width="0.17cm" svg:height="0.185cm" svg:x="3.459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1">
            <draw:custom-shape draw:name="Freeform 28" draw:style-name="gr7" draw:text-style-name="P6" draw:layer="layout" svg:width="0.21cm" svg:height="0.21cm" svg:x="3.991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8" draw:text-style-name="P2" draw:layer="layout" svg:width="0.17cm" svg:height="0.185cm" svg:x="4.011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1">
            <draw:custom-shape draw:name="Freeform 31" draw:style-name="gr7" draw:text-style-name="P6" draw:layer="layout" svg:width="0.21cm" svg:height="0.21cm" svg:x="4.543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8" draw:text-style-name="P2" draw:layer="layout" svg:width="0.17cm" svg:height="0.185cm" svg:x="4.563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1">
            <draw:custom-shape draw:name="Freeform 34" draw:style-name="gr7" draw:text-style-name="P6" draw:layer="layout" svg:width="0.21cm" svg:height="0.21cm" svg:x="5.096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8" draw:text-style-name="P2" draw:layer="layout" svg:width="0.17cm" svg:height="0.185cm" svg:x="5.115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1">
            <draw:custom-shape draw:name="Freeform 37" draw:style-name="gr7" draw:text-style-name="P6" draw:layer="layout" svg:width="0.21cm" svg:height="0.21cm" svg:x="5.648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8" draw:text-style-name="P2" draw:layer="layout" svg:width="0.17cm" svg:height="0.185cm" svg:x="5.668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1">
            <draw:custom-shape draw:name="Freeform 40" draw:style-name="gr7" draw:text-style-name="P6" draw:layer="layout" svg:width="0.21cm" svg:height="0.21cm" svg:x="6.2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8" draw:text-style-name="P2" draw:layer="layout" svg:width="0.17cm" svg:height="0.185cm" svg:x="6.22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 draw:style-name="gr1">
            <draw:custom-shape draw:name="Freeform 43" draw:style-name="gr7" draw:text-style-name="P6" draw:layer="layout" svg:width="0.21cm" svg:height="0.21cm" svg:x="6.752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4" draw:style-name="gr8" draw:text-style-name="P2" draw:layer="layout" svg:width="0.17cm" svg:height="0.185cm" svg:x="6.772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1">
            <draw:custom-shape draw:name="Freeform 46" draw:style-name="gr7" draw:text-style-name="P6" draw:layer="layout" svg:width="0.21cm" svg:height="0.21cm" svg:x="2.335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7" draw:style-name="gr8" draw:text-style-name="P2" draw:layer="layout" svg:width="0.17cm" svg:height="0.185cm" svg:x="2.355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1">
            <draw:custom-shape draw:name="Freeform 49" draw:style-name="gr7" draw:text-style-name="P6" draw:layer="layout" svg:width="0.21cm" svg:height="0.21cm" svg:x="2.887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0" draw:style-name="gr8" draw:text-style-name="P2" draw:layer="layout" svg:width="0.17cm" svg:height="0.185cm" svg:x="2.907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1">
            <draw:custom-shape draw:name="Freeform 52" draw:style-name="gr7" draw:text-style-name="P6" draw:layer="layout" svg:width="0.21cm" svg:height="0.21cm" svg:x="3.439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3" draw:style-name="gr8" draw:text-style-name="P2" draw:layer="layout" svg:width="0.17cm" svg:height="0.185cm" svg:x="3.459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1">
            <draw:custom-shape draw:name="Freeform 55" draw:style-name="gr7" draw:text-style-name="P6" draw:layer="layout" svg:width="0.21cm" svg:height="0.21cm" svg:x="3.991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6" draw:style-name="gr8" draw:text-style-name="P2" draw:layer="layout" svg:width="0.17cm" svg:height="0.185cm" svg:x="4.011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1">
            <draw:custom-shape draw:name="Freeform 58" draw:style-name="gr7" draw:text-style-name="P6" draw:layer="layout" svg:width="0.21cm" svg:height="0.21cm" svg:x="4.543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8" draw:text-style-name="P2" draw:layer="layout" svg:width="0.17cm" svg:height="0.185cm" svg:x="4.563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0" draw:style-name="gr1">
            <draw:custom-shape draw:name="Freeform 61" draw:style-name="gr7" draw:text-style-name="P6" draw:layer="layout" svg:width="0.21cm" svg:height="0.21cm" svg:x="5.096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2" draw:style-name="gr8" draw:text-style-name="P2" draw:layer="layout" svg:width="0.17cm" svg:height="0.185cm" svg:x="5.115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3" draw:style-name="gr1">
            <draw:custom-shape draw:name="Freeform 64" draw:style-name="gr7" draw:text-style-name="P6" draw:layer="layout" svg:width="0.21cm" svg:height="0.21cm" svg:x="5.648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8" draw:text-style-name="P2" draw:layer="layout" svg:width="0.17cm" svg:height="0.185cm" svg:x="5.668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1">
            <draw:custom-shape draw:name="Freeform 67" draw:style-name="gr7" draw:text-style-name="P6" draw:layer="layout" svg:width="0.21cm" svg:height="0.21cm" svg:x="6.2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8" draw:text-style-name="P2" draw:layer="layout" svg:width="0.17cm" svg:height="0.185cm" svg:x="6.22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1">
            <draw:custom-shape draw:name="Freeform 70" draw:style-name="gr7" draw:text-style-name="P6" draw:layer="layout" svg:width="0.21cm" svg:height="0.21cm" svg:x="6.752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8" draw:text-style-name="P2" draw:layer="layout" svg:width="0.17cm" svg:height="0.185cm" svg:x="6.772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2" draw:style-name="gr1">
            <draw:custom-shape draw:name="Freeform 73" draw:style-name="gr7" draw:text-style-name="P6" draw:layer="layout" svg:width="0.21cm" svg:height="0.21cm" svg:x="2.335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4" draw:style-name="gr8" draw:text-style-name="P2" draw:layer="layout" svg:width="0.17cm" svg:height="0.185cm" svg:x="2.355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5" draw:style-name="gr1">
            <draw:custom-shape draw:name="Freeform 76" draw:style-name="gr7" draw:text-style-name="P6" draw:layer="layout" svg:width="0.21cm" svg:height="0.21cm" svg:x="2.887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7" draw:style-name="gr8" draw:text-style-name="P2" draw:layer="layout" svg:width="0.17cm" svg:height="0.185cm" svg:x="2.907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1">
            <draw:custom-shape draw:name="Freeform 79" draw:style-name="gr7" draw:text-style-name="P6" draw:layer="layout" svg:width="0.21cm" svg:height="0.21cm" svg:x="3.439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8" draw:text-style-name="P2" draw:layer="layout" svg:width="0.17cm" svg:height="0.185cm" svg:x="3.459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1">
            <draw:custom-shape draw:name="Freeform 82" draw:style-name="gr7" draw:text-style-name="P6" draw:layer="layout" svg:width="0.21cm" svg:height="0.21cm" svg:x="3.991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8" draw:text-style-name="P2" draw:layer="layout" svg:width="0.17cm" svg:height="0.185cm" svg:x="4.011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4" draw:style-name="gr1">
            <draw:custom-shape draw:name="Freeform 85" draw:style-name="gr7" draw:text-style-name="P6" draw:layer="layout" svg:width="0.21cm" svg:height="0.21cm" svg:x="4.543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8" draw:text-style-name="P2" draw:layer="layout" svg:width="0.17cm" svg:height="0.185cm" svg:x="4.563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1">
            <draw:custom-shape draw:name="Freeform 88" draw:style-name="gr7" draw:text-style-name="P6" draw:layer="layout" svg:width="0.21cm" svg:height="0.21cm" svg:x="5.096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9" draw:style-name="gr8" draw:text-style-name="P2" draw:layer="layout" svg:width="0.17cm" svg:height="0.185cm" svg:x="5.115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1">
            <draw:custom-shape draw:name="Freeform 91" draw:style-name="gr7" draw:text-style-name="P6" draw:layer="layout" svg:width="0.21cm" svg:height="0.21cm" svg:x="5.648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8" draw:text-style-name="P2" draw:layer="layout" svg:width="0.17cm" svg:height="0.185cm" svg:x="5.668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1">
            <draw:custom-shape draw:name="Freeform 94" draw:style-name="gr7" draw:text-style-name="P6" draw:layer="layout" svg:width="0.21cm" svg:height="0.21cm" svg:x="6.2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8" draw:text-style-name="P2" draw:layer="layout" svg:width="0.17cm" svg:height="0.185cm" svg:x="6.22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 draw:style-name="gr1">
            <draw:custom-shape draw:name="Freeform 97" draw:style-name="gr7" draw:text-style-name="P6" draw:layer="layout" svg:width="0.21cm" svg:height="0.21cm" svg:x="6.752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8" draw:text-style-name="P2" draw:layer="layout" svg:width="0.17cm" svg:height="0.185cm" svg:x="6.772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1">
            <draw:custom-shape draw:name="Freeform 100" draw:style-name="gr7" draw:text-style-name="P6" draw:layer="layout" svg:width="0.21cm" svg:height="0.21cm" svg:x="2.335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1" draw:style-name="gr8" draw:text-style-name="P2" draw:layer="layout" svg:width="0.17cm" svg:height="0.185cm" svg:x="2.355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1">
            <draw:custom-shape draw:name="Freeform 103" draw:style-name="gr7" draw:text-style-name="P6" draw:layer="layout" svg:width="0.21cm" svg:height="0.21cm" svg:x="2.887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4" draw:style-name="gr8" draw:text-style-name="P2" draw:layer="layout" svg:width="0.17cm" svg:height="0.185cm" svg:x="2.907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5" draw:style-name="gr1">
            <draw:custom-shape draw:name="Freeform 106" draw:style-name="gr7" draw:text-style-name="P6" draw:layer="layout" svg:width="0.21cm" svg:height="0.21cm" svg:x="3.439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8" draw:text-style-name="P2" draw:layer="layout" svg:width="0.17cm" svg:height="0.185cm" svg:x="3.459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8" draw:style-name="gr1">
            <draw:custom-shape draw:name="Freeform 109" draw:style-name="gr7" draw:text-style-name="P6" draw:layer="layout" svg:width="0.21cm" svg:height="0.21cm" svg:x="3.991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8" draw:text-style-name="P2" draw:layer="layout" svg:width="0.17cm" svg:height="0.185cm" svg:x="4.011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1">
            <draw:custom-shape draw:name="Freeform 112" draw:style-name="gr7" draw:text-style-name="P6" draw:layer="layout" svg:width="0.21cm" svg:height="0.21cm" svg:x="4.543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8" draw:text-style-name="P2" draw:layer="layout" svg:width="0.17cm" svg:height="0.185cm" svg:x="4.563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1">
            <draw:custom-shape draw:name="Freeform 115" draw:style-name="gr7" draw:text-style-name="P6" draw:layer="layout" svg:width="0.21cm" svg:height="0.21cm" svg:x="5.096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6" draw:style-name="gr8" draw:text-style-name="P2" draw:layer="layout" svg:width="0.17cm" svg:height="0.185cm" svg:x="5.115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7" draw:style-name="gr1">
            <draw:custom-shape draw:name="Freeform 118" draw:style-name="gr7" draw:text-style-name="P6" draw:layer="layout" svg:width="0.21cm" svg:height="0.21cm" svg:x="5.648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9" draw:style-name="gr8" draw:text-style-name="P2" draw:layer="layout" svg:width="0.17cm" svg:height="0.185cm" svg:x="5.668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0" draw:style-name="gr1">
            <draw:custom-shape draw:name="Freeform 121" draw:style-name="gr7" draw:text-style-name="P6" draw:layer="layout" svg:width="0.21cm" svg:height="0.21cm" svg:x="6.2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2" draw:style-name="gr8" draw:text-style-name="P2" draw:layer="layout" svg:width="0.17cm" svg:height="0.185cm" svg:x="6.22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3" draw:style-name="gr1">
            <draw:custom-shape draw:name="Freeform 124" draw:style-name="gr7" draw:text-style-name="P6" draw:layer="layout" svg:width="0.21cm" svg:height="0.21cm" svg:x="6.752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5" draw:style-name="gr8" draw:text-style-name="P2" draw:layer="layout" svg:width="0.17cm" svg:height="0.185cm" svg:x="6.772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126" draw:style-name="gr9" draw:text-style-name="P8" draw:layer="layout" svg:width="25.511cm" svg:height="10.645cm" svg:x="21.759cm" svg:y="11.293cm">
          <text:p text:style-name="P7"><text:span text:style-name="T1">SMART </text:span><text:span text:style-name="T2">CAR PARKING</text:span><text:span text:style-name="T3"> </text:span><text:span text:style-name="T1">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8" draw:style-name="gr10" draw:text-style-name="P10" draw:layer="layout" svg:width="16.02cm" svg:height="5.335cm" svg:x="3.203cm" svg:y="21.003cm">
          <text:p text:style-name="P9"><text:span text:style-name="T4">Presented by </text:span></text:p>
          <text:p text:style-name="P9"><text:span text:style-name="T5"/></text:p>
          <text:p text:style-name="P9"><text:span text:style-name="T6">Ummatun Khatun</text:span></text:p>
          <text:p text:style-name="P9"><text:span text:style-name="T6">Rifat Jahan Sumaia</text:span></text:p>
          <text:p text:style-name="P9"><text:span text:style-name="T6">Nishat Tasnim Mon</text:span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133" draw:style-name="gr11" draw:text-style-name="P11" draw:layer="layout" svg:width="13.296cm" svg:height="11.744cm" svg:x="11.632cm" svg:y="10.194cm">
          <svg:desc>474,100+ Parking Stock Photos, Pictures &amp; Royalty-Free ...</svg:desc>
          <text:p/>
          <draw:enhanced-geometry draw:mirror-horizontal="false" draw:mirror-vertical="false" svg:viewBox="0 0 0 0" draw:glue-points="?f0 ?f1 ?f2 ?f3 ?f4 ?f5 ?f6 ?f7 ?f8 ?f9 ?f10 ?f11 ?f12 ?f13 ?f14 ?f15" drawooo:sub-view-size="4787042 4228083" draw:text-areas="0 0 ?f16 ?f17" draw:type="ooxml-non-primitive" draw:enhanced-path="M 1238912 0 L 3548130 0 4787042 1238912 4787042 2991045 3550004 4228083 1237038 4228083 0 2991045 0 1238912 Z N">
            <draw:equation draw:name="f0" draw:formula="1238912*logwidth/4787042"/>
            <draw:equation draw:name="f1" draw:formula="0*logheight/4228083"/>
            <draw:equation draw:name="f2" draw:formula="3548130*logwidth/4787042"/>
            <draw:equation draw:name="f3" draw:formula="0*logheight/4228083"/>
            <draw:equation draw:name="f4" draw:formula="4787042*logwidth/4787042"/>
            <draw:equation draw:name="f5" draw:formula="1238912*logheight/4228083"/>
            <draw:equation draw:name="f6" draw:formula="4787042*logwidth/4787042"/>
            <draw:equation draw:name="f7" draw:formula="2991045*logheight/4228083"/>
            <draw:equation draw:name="f8" draw:formula="3550004*logwidth/4787042"/>
            <draw:equation draw:name="f9" draw:formula="4228083*logheight/4228083"/>
            <draw:equation draw:name="f10" draw:formula="1237038*logwidth/4787042"/>
            <draw:equation draw:name="f11" draw:formula="4228083*logheight/4228083"/>
            <draw:equation draw:name="f12" draw:formula="0*logwidth/4787042"/>
            <draw:equation draw:name="f13" draw:formula="2991045*logheight/4228083"/>
            <draw:equation draw:name="f14" draw:formula="0*logwidth/4787042"/>
            <draw:equation draw:name="f15" draw:formula="1238912*logheight/4228083"/>
            <draw:equation draw:name="f16" draw:formula="logwidth"/>
            <draw:equation draw:name="f17" draw:formula="logheight"/>
          </draw:enhanced-geometry>
        </draw:custom-shape>
        <draw:polygon draw:style-name="gr12" draw:text-style-name="P12" draw:layer="layout" svg:width="12.386cm" svg:height="11.198cm" svg:x="2.454cm" svg:y="1.877cm" svg:viewBox="0 0 12387 11199" draw:points="3279,0 9107,0 12387,3279 12387,7919 9107,11199 3279,11199 0,7919 0,3279">
          <text:p/>
        </draw:polygon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1" draw:id="id1">
        <office:forms form:automatic-focus="false" form:apply-design-mode="false"/>
        <draw:g draw:name="Group 2" draw:style-name="gr1">
          <draw:custom-shape draw:name="Freeform 3" draw:style-name="gr4" draw:text-style-name="P3" draw:layer="layout" svg:width="30.146cm" svg:height="30.146cm" svg:x="-2.855cm" svg:y="-9.093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2" draw:layer="layout" svg:width="24.493cm" svg:height="25.906cm" svg:x="-0.028cm" svg:y="-7.6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1">
          <draw:custom-shape draw:name="Freeform 6" draw:style-name="gr2" draw:text-style-name="P1" draw:layer="layout" svg:width="25.6cm" svg:height="25.6cm" draw:transform="rotate (2.79601746169492) translate (17.661cm 36.888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20.8cm" svg:height="22cm" draw:transform="skewX (6.5121361731407E-017) rotate (2.79601746169492) translate (15.809cm 34.9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0" draw:style-name="gr14" draw:text-style-name="P14" draw:layer="layout" svg:width="20.319cm" svg:height="10.159cm" draw:transform="rotate (2.5562092224709) translate (52.201cm 14.047cm)">
          <text:p/>
          <draw:enhanced-geometry draw:mirror-horizontal="false" draw:mirror-vertical="false" svg:viewBox="0 0 0 0" drawooo:sub-view-size="7315200 3657600" draw:text-areas="0 0 ?f0 ?f1" draw:type="ooxml-non-primitive" draw:enhanced-path="M 0 0 L 7315200 0 7315200 3657600 0 3657600 0 0 Z N">
            <draw:equation draw:name="f0" draw:formula="logwidth"/>
            <draw:equation draw:name="f1" draw:formula="logheight"/>
          </draw:enhanced-geometry>
        </draw:custom-shape>
        <draw:g draw:name="Group 11" draw:style-name="gr1">
          <draw:custom-shape draw:name="Freeform 12" draw:style-name="gr15" draw:text-style-name="P15" draw:layer="layout" svg:width="1.023cm" svg:height="1.023cm" svg:x="3.015cm" svg:y="12.814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3" draw:style-name="gr3" draw:text-style-name="P2" draw:layer="layout" svg:width="0.831cm" svg:height="0.903cm" svg:x="3.111cm" svg:y="12.8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 draw:style-name="gr1">
          <draw:custom-shape draw:name="Freeform 15" draw:style-name="gr15" draw:text-style-name="P15" draw:layer="layout" svg:width="1.023cm" svg:height="1.023cm" svg:x="3.218cm" svg:y="16.17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6" draw:style-name="gr3" draw:text-style-name="P2" draw:layer="layout" svg:width="0.831cm" svg:height="0.903cm" svg:x="3.314cm" svg:y="16.1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 draw:style-name="gr1">
          <draw:custom-shape draw:name="Freeform 18" draw:style-name="gr16" draw:text-style-name="P16" draw:layer="layout" svg:width="1.023cm" svg:height="1.023cm" svg:x="3.122cm" svg:y="19.402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9" draw:style-name="gr3" draw:text-style-name="P2" draw:layer="layout" svg:width="0.831cm" svg:height="0.903cm" svg:x="3.218cm" svg:y="19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g draw:name="Group 21" draw:style-name="gr1">
            <draw:custom-shape draw:name="Freeform 22" draw:style-name="gr7" draw:text-style-name="P6" draw:layer="layout" svg:width="0.21cm" svg:height="0.21cm" svg:x="7.58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8" draw:text-style-name="P2" draw:layer="layout" svg:width="0.17cm" svg:height="0.185cm" svg:x="7.6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1">
            <draw:custom-shape draw:name="Freeform 25" draw:style-name="gr7" draw:text-style-name="P6" draw:layer="layout" svg:width="0.21cm" svg:height="0.21cm" svg:x="8.132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8" draw:text-style-name="P2" draw:layer="layout" svg:width="0.17cm" svg:height="0.185cm" svg:x="8.152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1">
            <draw:custom-shape draw:name="Freeform 28" draw:style-name="gr7" draw:text-style-name="P6" draw:layer="layout" svg:width="0.21cm" svg:height="0.21cm" svg:x="8.685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8" draw:text-style-name="P2" draw:layer="layout" svg:width="0.17cm" svg:height="0.185cm" svg:x="8.704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1">
            <draw:custom-shape draw:name="Freeform 31" draw:style-name="gr7" draw:text-style-name="P6" draw:layer="layout" svg:width="0.21cm" svg:height="0.21cm" svg:x="9.237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8" draw:text-style-name="P2" draw:layer="layout" svg:width="0.17cm" svg:height="0.185cm" svg:x="9.257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1">
            <draw:custom-shape draw:name="Freeform 34" draw:style-name="gr7" draw:text-style-name="P6" draw:layer="layout" svg:width="0.21cm" svg:height="0.21cm" svg:x="9.789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8" draw:text-style-name="P2" draw:layer="layout" svg:width="0.17cm" svg:height="0.185cm" svg:x="9.809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1">
            <draw:custom-shape draw:name="Freeform 37" draw:style-name="gr7" draw:text-style-name="P6" draw:layer="layout" svg:width="0.21cm" svg:height="0.21cm" svg:x="10.341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8" draw:text-style-name="P2" draw:layer="layout" svg:width="0.17cm" svg:height="0.185cm" svg:x="10.361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1">
            <draw:custom-shape draw:name="Freeform 40" draw:style-name="gr7" draw:text-style-name="P6" draw:layer="layout" svg:width="0.21cm" svg:height="0.21cm" svg:x="10.893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8" draw:text-style-name="P2" draw:layer="layout" svg:width="0.17cm" svg:height="0.185cm" svg:x="10.913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 draw:style-name="gr1">
            <draw:custom-shape draw:name="Freeform 43" draw:style-name="gr7" draw:text-style-name="P6" draw:layer="layout" svg:width="0.21cm" svg:height="0.21cm" svg:x="11.446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4" draw:style-name="gr8" draw:text-style-name="P2" draw:layer="layout" svg:width="0.17cm" svg:height="0.185cm" svg:x="11.465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1">
            <draw:custom-shape draw:name="Freeform 46" draw:style-name="gr7" draw:text-style-name="P6" draw:layer="layout" svg:width="0.21cm" svg:height="0.21cm" svg:x="11.998cm" svg:y="25.1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7" draw:style-name="gr8" draw:text-style-name="P2" draw:layer="layout" svg:width="0.17cm" svg:height="0.185cm" svg:x="12.017cm" svg:y="25.1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1">
            <draw:custom-shape draw:name="Freeform 49" draw:style-name="gr7" draw:text-style-name="P6" draw:layer="layout" svg:width="0.21cm" svg:height="0.21cm" svg:x="7.58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0" draw:style-name="gr8" draw:text-style-name="P2" draw:layer="layout" svg:width="0.17cm" svg:height="0.185cm" svg:x="7.6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1">
            <draw:custom-shape draw:name="Freeform 52" draw:style-name="gr7" draw:text-style-name="P6" draw:layer="layout" svg:width="0.21cm" svg:height="0.21cm" svg:x="8.132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3" draw:style-name="gr8" draw:text-style-name="P2" draw:layer="layout" svg:width="0.17cm" svg:height="0.185cm" svg:x="8.152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1">
            <draw:custom-shape draw:name="Freeform 55" draw:style-name="gr7" draw:text-style-name="P6" draw:layer="layout" svg:width="0.21cm" svg:height="0.21cm" svg:x="8.685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6" draw:style-name="gr8" draw:text-style-name="P2" draw:layer="layout" svg:width="0.17cm" svg:height="0.185cm" svg:x="8.704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1">
            <draw:custom-shape draw:name="Freeform 58" draw:style-name="gr7" draw:text-style-name="P6" draw:layer="layout" svg:width="0.21cm" svg:height="0.21cm" svg:x="9.237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8" draw:text-style-name="P2" draw:layer="layout" svg:width="0.17cm" svg:height="0.185cm" svg:x="9.257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0" draw:style-name="gr1">
            <draw:custom-shape draw:name="Freeform 61" draw:style-name="gr7" draw:text-style-name="P6" draw:layer="layout" svg:width="0.21cm" svg:height="0.21cm" svg:x="9.789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2" draw:style-name="gr8" draw:text-style-name="P2" draw:layer="layout" svg:width="0.17cm" svg:height="0.185cm" svg:x="9.809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3" draw:style-name="gr1">
            <draw:custom-shape draw:name="Freeform 64" draw:style-name="gr7" draw:text-style-name="P6" draw:layer="layout" svg:width="0.21cm" svg:height="0.21cm" svg:x="10.341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8" draw:text-style-name="P2" draw:layer="layout" svg:width="0.17cm" svg:height="0.185cm" svg:x="10.361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1">
            <draw:custom-shape draw:name="Freeform 67" draw:style-name="gr7" draw:text-style-name="P6" draw:layer="layout" svg:width="0.21cm" svg:height="0.21cm" svg:x="10.893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8" draw:text-style-name="P2" draw:layer="layout" svg:width="0.17cm" svg:height="0.185cm" svg:x="10.913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1">
            <draw:custom-shape draw:name="Freeform 70" draw:style-name="gr7" draw:text-style-name="P6" draw:layer="layout" svg:width="0.21cm" svg:height="0.21cm" svg:x="11.446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8" draw:text-style-name="P2" draw:layer="layout" svg:width="0.17cm" svg:height="0.185cm" svg:x="11.465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2" draw:style-name="gr1">
            <draw:custom-shape draw:name="Freeform 73" draw:style-name="gr7" draw:text-style-name="P6" draw:layer="layout" svg:width="0.21cm" svg:height="0.21cm" svg:x="11.998cm" svg:y="25.55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4" draw:style-name="gr8" draw:text-style-name="P2" draw:layer="layout" svg:width="0.17cm" svg:height="0.185cm" svg:x="12.017cm" svg:y="25.5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5" draw:style-name="gr1">
            <draw:custom-shape draw:name="Freeform 76" draw:style-name="gr7" draw:text-style-name="P6" draw:layer="layout" svg:width="0.21cm" svg:height="0.21cm" svg:x="7.58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7" draw:style-name="gr8" draw:text-style-name="P2" draw:layer="layout" svg:width="0.17cm" svg:height="0.185cm" svg:x="7.6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1">
            <draw:custom-shape draw:name="Freeform 79" draw:style-name="gr7" draw:text-style-name="P6" draw:layer="layout" svg:width="0.21cm" svg:height="0.21cm" svg:x="8.132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8" draw:text-style-name="P2" draw:layer="layout" svg:width="0.17cm" svg:height="0.185cm" svg:x="8.152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1">
            <draw:custom-shape draw:name="Freeform 82" draw:style-name="gr7" draw:text-style-name="P6" draw:layer="layout" svg:width="0.21cm" svg:height="0.21cm" svg:x="8.685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8" draw:text-style-name="P2" draw:layer="layout" svg:width="0.17cm" svg:height="0.185cm" svg:x="8.704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4" draw:style-name="gr1">
            <draw:custom-shape draw:name="Freeform 85" draw:style-name="gr7" draw:text-style-name="P6" draw:layer="layout" svg:width="0.21cm" svg:height="0.21cm" svg:x="9.237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8" draw:text-style-name="P2" draw:layer="layout" svg:width="0.17cm" svg:height="0.185cm" svg:x="9.257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1">
            <draw:custom-shape draw:name="Freeform 88" draw:style-name="gr7" draw:text-style-name="P6" draw:layer="layout" svg:width="0.21cm" svg:height="0.21cm" svg:x="9.789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9" draw:style-name="gr8" draw:text-style-name="P2" draw:layer="layout" svg:width="0.17cm" svg:height="0.185cm" svg:x="9.809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1">
            <draw:custom-shape draw:name="Freeform 91" draw:style-name="gr7" draw:text-style-name="P6" draw:layer="layout" svg:width="0.21cm" svg:height="0.21cm" svg:x="10.341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8" draw:text-style-name="P2" draw:layer="layout" svg:width="0.17cm" svg:height="0.185cm" svg:x="10.361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1">
            <draw:custom-shape draw:name="Freeform 94" draw:style-name="gr7" draw:text-style-name="P6" draw:layer="layout" svg:width="0.21cm" svg:height="0.21cm" svg:x="10.893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8" draw:text-style-name="P2" draw:layer="layout" svg:width="0.17cm" svg:height="0.185cm" svg:x="10.913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 draw:style-name="gr1">
            <draw:custom-shape draw:name="Freeform 97" draw:style-name="gr7" draw:text-style-name="P6" draw:layer="layout" svg:width="0.21cm" svg:height="0.21cm" svg:x="11.446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8" draw:text-style-name="P2" draw:layer="layout" svg:width="0.17cm" svg:height="0.185cm" svg:x="11.465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1">
            <draw:custom-shape draw:name="Freeform 100" draw:style-name="gr7" draw:text-style-name="P6" draw:layer="layout" svg:width="0.21cm" svg:height="0.21cm" svg:x="11.998cm" svg:y="26.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1" draw:style-name="gr8" draw:text-style-name="P2" draw:layer="layout" svg:width="0.17cm" svg:height="0.185cm" svg:x="12.017cm" svg:y="26.40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1">
            <draw:custom-shape draw:name="Freeform 103" draw:style-name="gr7" draw:text-style-name="P6" draw:layer="layout" svg:width="0.21cm" svg:height="0.21cm" svg:x="7.58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4" draw:style-name="gr8" draw:text-style-name="P2" draw:layer="layout" svg:width="0.17cm" svg:height="0.185cm" svg:x="7.6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5" draw:style-name="gr1">
            <draw:custom-shape draw:name="Freeform 106" draw:style-name="gr7" draw:text-style-name="P6" draw:layer="layout" svg:width="0.21cm" svg:height="0.21cm" svg:x="8.132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8" draw:text-style-name="P2" draw:layer="layout" svg:width="0.17cm" svg:height="0.185cm" svg:x="8.152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8" draw:style-name="gr1">
            <draw:custom-shape draw:name="Freeform 109" draw:style-name="gr7" draw:text-style-name="P6" draw:layer="layout" svg:width="0.21cm" svg:height="0.21cm" svg:x="8.685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8" draw:text-style-name="P2" draw:layer="layout" svg:width="0.17cm" svg:height="0.185cm" svg:x="8.704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1">
            <draw:custom-shape draw:name="Freeform 112" draw:style-name="gr7" draw:text-style-name="P6" draw:layer="layout" svg:width="0.21cm" svg:height="0.21cm" svg:x="9.237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8" draw:text-style-name="P2" draw:layer="layout" svg:width="0.17cm" svg:height="0.185cm" svg:x="9.257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1">
            <draw:custom-shape draw:name="Freeform 115" draw:style-name="gr7" draw:text-style-name="P6" draw:layer="layout" svg:width="0.21cm" svg:height="0.21cm" svg:x="9.789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6" draw:style-name="gr8" draw:text-style-name="P2" draw:layer="layout" svg:width="0.17cm" svg:height="0.185cm" svg:x="9.809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7" draw:style-name="gr1">
            <draw:custom-shape draw:name="Freeform 118" draw:style-name="gr7" draw:text-style-name="P6" draw:layer="layout" svg:width="0.21cm" svg:height="0.21cm" svg:x="10.341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9" draw:style-name="gr8" draw:text-style-name="P2" draw:layer="layout" svg:width="0.17cm" svg:height="0.185cm" svg:x="10.361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0" draw:style-name="gr1">
            <draw:custom-shape draw:name="Freeform 121" draw:style-name="gr7" draw:text-style-name="P6" draw:layer="layout" svg:width="0.21cm" svg:height="0.21cm" svg:x="10.893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2" draw:style-name="gr8" draw:text-style-name="P2" draw:layer="layout" svg:width="0.17cm" svg:height="0.185cm" svg:x="10.913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3" draw:style-name="gr1">
            <draw:custom-shape draw:name="Freeform 124" draw:style-name="gr7" draw:text-style-name="P6" draw:layer="layout" svg:width="0.21cm" svg:height="0.21cm" svg:x="11.446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5" draw:style-name="gr8" draw:text-style-name="P2" draw:layer="layout" svg:width="0.17cm" svg:height="0.185cm" svg:x="11.465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6" draw:style-name="gr1">
            <draw:custom-shape draw:name="Freeform 127" draw:style-name="gr7" draw:text-style-name="P6" draw:layer="layout" svg:width="0.21cm" svg:height="0.21cm" svg:x="11.998cm" svg:y="25.97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8" draw:style-name="gr8" draw:text-style-name="P2" draw:layer="layout" svg:width="0.17cm" svg:height="0.185cm" svg:x="12.017cm" svg:y="25.98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9" draw:style-name="gr1">
          <draw:g draw:name="Group 130" draw:style-name="gr1">
            <draw:custom-shape draw:name="Freeform 131" draw:style-name="gr7" draw:text-style-name="P6" draw:layer="layout" svg:width="0.21cm" svg:height="0.21cm" svg:x="21.463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2" draw:style-name="gr8" draw:text-style-name="P2" draw:layer="layout" svg:width="0.17cm" svg:height="0.185cm" svg:x="21.483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 draw:style-name="gr1">
            <draw:custom-shape draw:name="Freeform 134" draw:style-name="gr7" draw:text-style-name="P6" draw:layer="layout" svg:width="0.21cm" svg:height="0.21cm" svg:x="22.016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5" draw:style-name="gr8" draw:text-style-name="P2" draw:layer="layout" svg:width="0.17cm" svg:height="0.185cm" svg:x="22.035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6" draw:style-name="gr1">
            <draw:custom-shape draw:name="Freeform 137" draw:style-name="gr7" draw:text-style-name="P6" draw:layer="layout" svg:width="0.21cm" svg:height="0.21cm" svg:x="22.568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8" draw:style-name="gr8" draw:text-style-name="P2" draw:layer="layout" svg:width="0.17cm" svg:height="0.185cm" svg:x="22.588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9" draw:style-name="gr1">
            <draw:custom-shape draw:name="Freeform 140" draw:style-name="gr7" draw:text-style-name="P6" draw:layer="layout" svg:width="0.21cm" svg:height="0.21cm" svg:x="23.12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1" draw:style-name="gr8" draw:text-style-name="P2" draw:layer="layout" svg:width="0.17cm" svg:height="0.185cm" svg:x="23.14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2" draw:style-name="gr1">
            <draw:custom-shape draw:name="Freeform 143" draw:style-name="gr7" draw:text-style-name="P6" draw:layer="layout" svg:width="0.21cm" svg:height="0.21cm" svg:x="23.672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4" draw:style-name="gr8" draw:text-style-name="P2" draw:layer="layout" svg:width="0.17cm" svg:height="0.185cm" svg:x="23.692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5" draw:style-name="gr1">
            <draw:custom-shape draw:name="Freeform 146" draw:style-name="gr7" draw:text-style-name="P6" draw:layer="layout" svg:width="0.21cm" svg:height="0.21cm" svg:x="24.224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7" draw:style-name="gr8" draw:text-style-name="P2" draw:layer="layout" svg:width="0.17cm" svg:height="0.185cm" svg:x="24.244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8" draw:style-name="gr1">
            <draw:custom-shape draw:name="Freeform 149" draw:style-name="gr7" draw:text-style-name="P6" draw:layer="layout" svg:width="0.21cm" svg:height="0.21cm" svg:x="24.776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0" draw:style-name="gr8" draw:text-style-name="P2" draw:layer="layout" svg:width="0.17cm" svg:height="0.185cm" svg:x="24.796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1" draw:style-name="gr1">
            <draw:custom-shape draw:name="Freeform 152" draw:style-name="gr7" draw:text-style-name="P6" draw:layer="layout" svg:width="0.21cm" svg:height="0.21cm" svg:x="25.329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3" draw:style-name="gr8" draw:text-style-name="P2" draw:layer="layout" svg:width="0.17cm" svg:height="0.185cm" svg:x="25.348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4" draw:style-name="gr1">
            <draw:custom-shape draw:name="Freeform 155" draw:style-name="gr7" draw:text-style-name="P6" draw:layer="layout" svg:width="0.21cm" svg:height="0.21cm" svg:x="25.881cm" svg:y="-0.83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6" draw:style-name="gr8" draw:text-style-name="P2" draw:layer="layout" svg:width="0.17cm" svg:height="0.185cm" svg:x="25.901cm" svg:y="-0.83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7" draw:style-name="gr1">
            <draw:custom-shape draw:name="Freeform 158" draw:style-name="gr7" draw:text-style-name="P6" draw:layer="layout" svg:width="0.21cm" svg:height="0.21cm" svg:x="21.463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9" draw:style-name="gr8" draw:text-style-name="P2" draw:layer="layout" svg:width="0.17cm" svg:height="0.185cm" svg:x="21.483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0" draw:style-name="gr1">
            <draw:custom-shape draw:name="Freeform 161" draw:style-name="gr7" draw:text-style-name="P6" draw:layer="layout" svg:width="0.21cm" svg:height="0.21cm" svg:x="22.016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2" draw:style-name="gr8" draw:text-style-name="P2" draw:layer="layout" svg:width="0.17cm" svg:height="0.185cm" svg:x="22.035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3" draw:style-name="gr1">
            <draw:custom-shape draw:name="Freeform 164" draw:style-name="gr7" draw:text-style-name="P6" draw:layer="layout" svg:width="0.21cm" svg:height="0.21cm" svg:x="22.568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5" draw:style-name="gr8" draw:text-style-name="P2" draw:layer="layout" svg:width="0.17cm" svg:height="0.185cm" svg:x="22.588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6" draw:style-name="gr1">
            <draw:custom-shape draw:name="Freeform 167" draw:style-name="gr7" draw:text-style-name="P6" draw:layer="layout" svg:width="0.21cm" svg:height="0.21cm" svg:x="23.12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8" draw:style-name="gr8" draw:text-style-name="P2" draw:layer="layout" svg:width="0.17cm" svg:height="0.185cm" svg:x="23.14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9" draw:style-name="gr1">
            <draw:custom-shape draw:name="Freeform 170" draw:style-name="gr7" draw:text-style-name="P6" draw:layer="layout" svg:width="0.21cm" svg:height="0.21cm" svg:x="23.672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1" draw:style-name="gr8" draw:text-style-name="P2" draw:layer="layout" svg:width="0.17cm" svg:height="0.185cm" svg:x="23.692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2" draw:style-name="gr1">
            <draw:custom-shape draw:name="Freeform 173" draw:style-name="gr7" draw:text-style-name="P6" draw:layer="layout" svg:width="0.21cm" svg:height="0.21cm" svg:x="24.224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4" draw:style-name="gr8" draw:text-style-name="P2" draw:layer="layout" svg:width="0.17cm" svg:height="0.185cm" svg:x="24.244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5" draw:style-name="gr1">
            <draw:custom-shape draw:name="Freeform 176" draw:style-name="gr7" draw:text-style-name="P6" draw:layer="layout" svg:width="0.21cm" svg:height="0.21cm" svg:x="24.776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7" draw:style-name="gr8" draw:text-style-name="P2" draw:layer="layout" svg:width="0.17cm" svg:height="0.185cm" svg:x="24.796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8" draw:style-name="gr1">
            <draw:custom-shape draw:name="Freeform 179" draw:style-name="gr7" draw:text-style-name="P6" draw:layer="layout" svg:width="0.21cm" svg:height="0.21cm" svg:x="25.329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0" draw:style-name="gr8" draw:text-style-name="P2" draw:layer="layout" svg:width="0.17cm" svg:height="0.185cm" svg:x="25.348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1" draw:style-name="gr1">
            <draw:custom-shape draw:name="Freeform 182" draw:style-name="gr7" draw:text-style-name="P6" draw:layer="layout" svg:width="0.21cm" svg:height="0.21cm" svg:x="25.881cm" svg:y="-0.41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3" draw:style-name="gr8" draw:text-style-name="P2" draw:layer="layout" svg:width="0.17cm" svg:height="0.185cm" svg:x="25.901cm" svg:y="-0.41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4" draw:style-name="gr1">
            <draw:custom-shape draw:name="Freeform 185" draw:style-name="gr7" draw:text-style-name="P6" draw:layer="layout" svg:width="0.21cm" svg:height="0.21cm" svg:x="21.463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6" draw:style-name="gr8" draw:text-style-name="P2" draw:layer="layout" svg:width="0.17cm" svg:height="0.185cm" svg:x="21.483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7" draw:style-name="gr1">
            <draw:custom-shape draw:name="Freeform 188" draw:style-name="gr7" draw:text-style-name="P6" draw:layer="layout" svg:width="0.21cm" svg:height="0.21cm" svg:x="22.016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9" draw:style-name="gr8" draw:text-style-name="P2" draw:layer="layout" svg:width="0.17cm" svg:height="0.185cm" svg:x="22.035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0" draw:style-name="gr1">
            <draw:custom-shape draw:name="Freeform 191" draw:style-name="gr7" draw:text-style-name="P6" draw:layer="layout" svg:width="0.21cm" svg:height="0.21cm" svg:x="22.568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2" draw:style-name="gr8" draw:text-style-name="P2" draw:layer="layout" svg:width="0.17cm" svg:height="0.185cm" svg:x="22.588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 draw:style-name="gr1">
            <draw:custom-shape draw:name="Freeform 194" draw:style-name="gr7" draw:text-style-name="P6" draw:layer="layout" svg:width="0.21cm" svg:height="0.21cm" svg:x="23.12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5" draw:style-name="gr8" draw:text-style-name="P2" draw:layer="layout" svg:width="0.17cm" svg:height="0.185cm" svg:x="23.14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6" draw:style-name="gr1">
            <draw:custom-shape draw:name="Freeform 197" draw:style-name="gr7" draw:text-style-name="P6" draw:layer="layout" svg:width="0.21cm" svg:height="0.21cm" svg:x="23.672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8" draw:style-name="gr8" draw:text-style-name="P2" draw:layer="layout" svg:width="0.17cm" svg:height="0.185cm" svg:x="23.692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9" draw:style-name="gr1">
            <draw:custom-shape draw:name="Freeform 200" draw:style-name="gr7" draw:text-style-name="P6" draw:layer="layout" svg:width="0.21cm" svg:height="0.21cm" svg:x="24.224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1" draw:style-name="gr8" draw:text-style-name="P2" draw:layer="layout" svg:width="0.17cm" svg:height="0.185cm" svg:x="24.244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2" draw:style-name="gr1">
            <draw:custom-shape draw:name="Freeform 203" draw:style-name="gr7" draw:text-style-name="P6" draw:layer="layout" svg:width="0.21cm" svg:height="0.21cm" svg:x="24.776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4" draw:style-name="gr8" draw:text-style-name="P2" draw:layer="layout" svg:width="0.17cm" svg:height="0.185cm" svg:x="24.796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5" draw:style-name="gr1">
            <draw:custom-shape draw:name="Freeform 206" draw:style-name="gr7" draw:text-style-name="P6" draw:layer="layout" svg:width="0.21cm" svg:height="0.21cm" svg:x="25.329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7" draw:style-name="gr8" draw:text-style-name="P2" draw:layer="layout" svg:width="0.17cm" svg:height="0.185cm" svg:x="25.348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 draw:style-name="gr1">
            <draw:custom-shape draw:name="Freeform 209" draw:style-name="gr7" draw:text-style-name="P6" draw:layer="layout" svg:width="0.21cm" svg:height="0.21cm" svg:x="25.881cm" svg:y="0.42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0" draw:style-name="gr8" draw:text-style-name="P2" draw:layer="layout" svg:width="0.17cm" svg:height="0.185cm" svg:x="25.901cm" svg:y="0.4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1" draw:style-name="gr1">
            <draw:custom-shape draw:name="Freeform 212" draw:style-name="gr7" draw:text-style-name="P6" draw:layer="layout" svg:width="0.21cm" svg:height="0.21cm" svg:x="21.463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3" draw:style-name="gr8" draw:text-style-name="P2" draw:layer="layout" svg:width="0.17cm" svg:height="0.185cm" svg:x="21.483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4" draw:style-name="gr1">
            <draw:custom-shape draw:name="Freeform 215" draw:style-name="gr7" draw:text-style-name="P6" draw:layer="layout" svg:width="0.21cm" svg:height="0.21cm" svg:x="22.016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6" draw:style-name="gr8" draw:text-style-name="P2" draw:layer="layout" svg:width="0.17cm" svg:height="0.185cm" svg:x="22.035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7" draw:style-name="gr1">
            <draw:custom-shape draw:name="Freeform 218" draw:style-name="gr7" draw:text-style-name="P6" draw:layer="layout" svg:width="0.21cm" svg:height="0.21cm" svg:x="22.568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9" draw:style-name="gr8" draw:text-style-name="P2" draw:layer="layout" svg:width="0.17cm" svg:height="0.185cm" svg:x="22.588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0" draw:style-name="gr1">
            <draw:custom-shape draw:name="Freeform 221" draw:style-name="gr7" draw:text-style-name="P6" draw:layer="layout" svg:width="0.21cm" svg:height="0.21cm" svg:x="23.12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2" draw:style-name="gr8" draw:text-style-name="P2" draw:layer="layout" svg:width="0.17cm" svg:height="0.185cm" svg:x="23.14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3" draw:style-name="gr1">
            <draw:custom-shape draw:name="Freeform 224" draw:style-name="gr7" draw:text-style-name="P6" draw:layer="layout" svg:width="0.21cm" svg:height="0.21cm" svg:x="23.672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5" draw:style-name="gr8" draw:text-style-name="P2" draw:layer="layout" svg:width="0.17cm" svg:height="0.185cm" svg:x="23.692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6" draw:style-name="gr1">
            <draw:custom-shape draw:name="Freeform 227" draw:style-name="gr7" draw:text-style-name="P6" draw:layer="layout" svg:width="0.21cm" svg:height="0.21cm" svg:x="24.224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8" draw:style-name="gr8" draw:text-style-name="P2" draw:layer="layout" svg:width="0.17cm" svg:height="0.185cm" svg:x="24.244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9" draw:style-name="gr1">
            <draw:custom-shape draw:name="Freeform 230" draw:style-name="gr7" draw:text-style-name="P6" draw:layer="layout" svg:width="0.21cm" svg:height="0.21cm" svg:x="24.776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1" draw:style-name="gr8" draw:text-style-name="P2" draw:layer="layout" svg:width="0.17cm" svg:height="0.185cm" svg:x="24.796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2" draw:style-name="gr1">
            <draw:custom-shape draw:name="Freeform 233" draw:style-name="gr7" draw:text-style-name="P6" draw:layer="layout" svg:width="0.21cm" svg:height="0.21cm" svg:x="25.329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4" draw:style-name="gr8" draw:text-style-name="P2" draw:layer="layout" svg:width="0.17cm" svg:height="0.185cm" svg:x="25.348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5" draw:style-name="gr1">
            <draw:custom-shape draw:name="Freeform 236" draw:style-name="gr7" draw:text-style-name="P6" draw:layer="layout" svg:width="0.21cm" svg:height="0.21cm" svg:x="25.881cm" svg:y="0.0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7" draw:style-name="gr8" draw:text-style-name="P2" draw:layer="layout" svg:width="0.17cm" svg:height="0.185cm" svg:x="25.901cm" svg:y="0.0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Freeform 238" draw:style-name="gr17" draw:text-style-name="P17" draw:layer="layout" svg:width="3.384cm" svg:height="3.311cm" draw:transform="rotate (-0.62796946486756) translate (48.061cm 25.734cm)">
          <text:p/>
          <draw:enhanced-geometry draw:mirror-horizontal="false" draw:mirror-vertical="false" svg:viewBox="0 0 0 0" drawooo:sub-view-size="1218743 1192376" draw:text-areas="0 0 ?f0 ?f1" draw:type="ooxml-non-primitive" draw:enhanced-path="M 0 0 L 1218743 0 1218743 1192376 0 1192376 0 0 Z N">
            <draw:equation draw:name="f0" draw:formula="logwidth"/>
            <draw:equation draw:name="f1" draw:formula="logheight"/>
          </draw:enhanced-geometry>
        </draw:custom-shape>
        <draw:custom-shape draw:name="TextBox 240" draw:style-name="gr18" draw:text-style-name="P19" draw:layer="layout" svg:width="27.741cm" svg:height="2.767cm" svg:x="4.615cm" svg:y="11.808cm">
          <text:p text:style-name="P18"><text:span text:style-name="T7">The IoT-Based Smart Car Parking System automates parking slot booking and entry/Ex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1" draw:style-name="gr19" draw:text-style-name="P19" draw:layer="layout" svg:width="23.459cm" svg:height="2.767cm" svg:x="4.696cm" svg:y="15.984cm">
          <text:p text:style-name="P18"><text:span text:style-name="T7">Uses IR sensors, ESP32, servomotors, and LED.</text:span></text:p>
          <text:p text:style-name="P1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2" draw:style-name="gr20" draw:text-style-name="P19" draw:layer="layout" svg:width="25.995cm" svg:height="1.384cm" svg:x="4.696cm" svg:y="19.147cm">
          <text:p text:style-name="P18"><text:span text:style-name="T7">Reduces parking congestion and enhances effici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3" draw:style-name="gr21" draw:text-style-name="P21" draw:layer="layout" svg:width="48.726cm" svg:height="2.95cm" svg:x="0.635cm" svg:y="4.167cm">
          <text:p text:style-name="P20"><text:span text:style-name="T9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244" draw:style-name="gr22" draw:text-style-name="P22" draw:layer="layout" svg:width="16.664cm" svg:height="10.961cm" svg:x="31.936cm" svg:y="10.478cm">
          <svg:desc>Car Parking Images - Free Download on ...</svg:desc>
          <text:p/>
          <draw:enhanced-geometry draw:mirror-horizontal="false" draw:mirror-vertical="false" svg:viewBox="0 0 0 0" draw:glue-points="?f0 ?f1 ?f2 ?f3 ?f4 ?f5 ?f6 ?f7 ?f8 ?f9 ?f10 ?f11 ?f12 ?f13 ?f14 ?f15 ?f16 ?f17 ?f18 ?f19 ?f20 ?f21" drawooo:sub-view-size="4038599 3460498" draw:text-areas="0 0 ?f22 ?f23" draw:type="ooxml-non-primitive" draw:enhanced-path="M 585728 0 L 3452872 0 C 3776361 0 4038599 262239 4038599 585728 L 4038599 2928572 C 4038599 3130753 3936163 3309007 3780357 3414267 L 3695183 3460498 343416 3460498 258242 3414267 C 102437 3309007 0 3130753 0 2928572 L 0 585728 C 0 262239 262239 0 585728 0 Z N">
            <draw:equation draw:name="f0" draw:formula="585728*logwidth/4038599"/>
            <draw:equation draw:name="f1" draw:formula="0*logheight/3460498"/>
            <draw:equation draw:name="f2" draw:formula="3452872*logwidth/4038599"/>
            <draw:equation draw:name="f3" draw:formula="0*logheight/3460498"/>
            <draw:equation draw:name="f4" draw:formula="4038599*logwidth/4038599"/>
            <draw:equation draw:name="f5" draw:formula="585728*logheight/3460498"/>
            <draw:equation draw:name="f6" draw:formula="4038599*logwidth/4038599"/>
            <draw:equation draw:name="f7" draw:formula="2928572*logheight/3460498"/>
            <draw:equation draw:name="f8" draw:formula="3780357*logwidth/4038599"/>
            <draw:equation draw:name="f9" draw:formula="3414267*logheight/3460498"/>
            <draw:equation draw:name="f10" draw:formula="3695183*logwidth/4038599"/>
            <draw:equation draw:name="f11" draw:formula="3460498*logheight/3460498"/>
            <draw:equation draw:name="f12" draw:formula="343416*logwidth/4038599"/>
            <draw:equation draw:name="f13" draw:formula="3460498*logheight/3460498"/>
            <draw:equation draw:name="f14" draw:formula="258242*logwidth/4038599"/>
            <draw:equation draw:name="f15" draw:formula="3414267*logheight/3460498"/>
            <draw:equation draw:name="f16" draw:formula="0*logwidth/4038599"/>
            <draw:equation draw:name="f17" draw:formula="2928572*logheight/3460498"/>
            <draw:equation draw:name="f18" draw:formula="0*logwidth/4038599"/>
            <draw:equation draw:name="f19" draw:formula="585728*logheight/3460498"/>
            <draw:equation draw:name="f20" draw:formula="585728*logwidth/4038599"/>
            <draw:equation draw:name="f21" draw:formula="0*logheight/3460498"/>
            <draw:equation draw:name="f22" draw:formula="logwidth"/>
            <draw:equation draw:name="f23" draw:formula="logheight"/>
          </draw:enhanced-geometry>
        </draw:custom-shape>
        <anim:par presentation:node-type="timing-root">
          <anim:par smil:begin="id1.begin">
            <anim:transitionFilter smil:dur="0.5s" smil:type="pushWipe" smil:subtype="fromBottom"/>
          </anim:par>
          <anim:seq smil:dur="0s" presentation:node-type="main-sequence"/>
        </anim:par>
        <presentation:notes draw:style-name="dp4">
          <draw:page-thumbnail draw:name="Slide Image Placeholder 1" draw:style-name="gr13" draw:layer="layout" svg:width="15.239cm" svg:height="8.572cm" svg:x="1.905cm" svg:y="3.175cm" draw:page-number="2" presentation:class="page"/>
          <draw:frame draw:name="Notes Placeholder 2" presentation:style-name="pr2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3" draw:text-style-name="P25" draw:layer="layout" svg:width="8.254cm" svg:height="1.273cm" svg:x="10.791cm" svg:y="24.126cm" presentation:class="page-number" presentation:user-transformed="true">
            <draw:text-box>
              <text:p text:style-name="P24"><text:span text:style-name="T10"><text:page-number>&lt;number&gt;</text:page-number></text:span></text:p>
            </draw:text-box>
          </draw:frame>
        </presentation:notes>
      </draw:page>
      <draw:page draw:name="page3" draw:style-name="dp5" draw:master-page-name="Blank" xml:id="id2" draw:id="id2">
        <office:forms form:automatic-focus="false" form:apply-design-mode="false"/>
        <draw:g draw:name="Group 2" draw:style-name="gr1">
          <draw:custom-shape draw:name="Freeform 3" draw:style-name="gr23" draw:text-style-name="P26" draw:layer="layout" svg:width="21.732cm" svg:height="28.574cm" svg:x="0.547cm" svg:y="1.078cm">
            <text:p/>
            <draw:enhanced-geometry draw:mirror-horizontal="false" draw:mirror-vertical="false" svg:viewBox="0 0 0 0" drawooo:sub-view-size="2621488 2709333" draw:text-areas="0 0 ?f0 ?f1" draw:type="ooxml-non-primitive" draw:enhanced-path="M 0 0 L 2621488 0 2621488 2709333 0 2709333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24" draw:text-style-name="P2" draw:layer="layout" svg:width="21.732cm" svg:height="29.177cm" svg:x="0.547cm" svg:y="0.4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7" draw:style-name="gr25" draw:text-style-name="P27" draw:layer="layout" svg:width="4.319cm" svg:height="2.135cm" svg:x="16.649cm" svg:y="7.249cm">
          <text:p/>
          <draw:enhanced-geometry draw:mirror-horizontal="false" draw:mirror-vertical="false" svg:viewBox="0 0 0 0" drawooo:sub-view-size="1555171 769103" draw:text-areas="0 0 ?f0 ?f1" draw:type="ooxml-non-primitive" draw:enhanced-path="M 0 0 L 1555172 0 1555172 769103 0 769103 0 0 Z N">
            <draw:equation draw:name="f0" draw:formula="logwidth"/>
            <draw:equation draw:name="f1" draw:formula="logheight"/>
          </draw:enhanced-geometry>
        </draw:custom-shape>
        <draw:custom-shape draw:name="Freeform 8" draw:style-name="gr26" draw:text-style-name="P28" draw:layer="layout" svg:width="6.981cm" svg:height="3.452cm" draw:transform="rotate (1.5707963267949) translate (46.216cm 3.491cm)">
          <text:p/>
          <draw:enhanced-geometry draw:mirror-horizontal="false" draw:mirror-vertical="false" svg:viewBox="0 0 0 0" drawooo:sub-view-size="2513523 1243051" draw:text-areas="0 0 ?f0 ?f1" draw:type="ooxml-non-primitive" draw:enhanced-path="M 0 0 L 2513522 0 2513522 1243052 0 1243052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gr27" draw:text-style-name="P29" draw:layer="layout" svg:width="8.059cm" svg:height="3.351cm" draw:transform="rotate (1.5707963267949) translate (28.998cm 33.144cm)">
          <text:p/>
          <draw:enhanced-geometry draw:mirror-horizontal="false" draw:mirror-vertical="false" svg:viewBox="0 0 0 0" drawooo:sub-view-size="2513523 1243051" draw:text-areas="0 0 ?f0 ?f1" draw:type="ooxml-non-primitive" draw:enhanced-path="M 0 0 L 2513523 0 2513523 1243051 0 1243051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gr28" draw:text-style-name="P30" draw:layer="layout" svg:width="4.069cm" svg:height="3.981cm" draw:transform="skewX (-1.14930278959924E-016) rotate (-0.62796946486756) translate (2.886cm 2.417cm)">
          <text:p/>
          <draw:enhanced-geometry draw:mirror-horizontal="false" draw:mirror-vertical="false" svg:viewBox="0 0 0 0" drawooo:sub-view-size="1465146 1433448" draw:text-areas="0 0 ?f0 ?f1" draw:type="ooxml-non-primitive" draw:enhanced-path="M 0 0 L 1465146 0 1465146 1433448 0 1433448 0 0 Z N">
            <draw:equation draw:name="f0" draw:formula="logwidth"/>
            <draw:equation draw:name="f1" draw:formula="logheight"/>
          </draw:enhanced-geometry>
        </draw:custom-shape>
        <draw:custom-shape draw:name="TextBox 11" draw:style-name="gr29" draw:text-style-name="P32" draw:layer="layout" svg:width="23.515cm" svg:height="14.316cm" svg:x="24.081cm" svg:y="8.853cm">
          <text:list text:style-name="L6">
            <text:list-item>
              <text:list>
                <text:list-item>
                  <text:p text:style-name="P31"><text:span text:style-name="T11">Urban areas face severe parking shortages due to increasing vehicle numbers.</text:span></text:p>
                </text:list-item>
                <text:list-item>
                  <text:p text:style-name="P31"><text:span text:style-name="T11">Traditional parking methods lead to congestion, fuel wastage, and inefficiency.</text:span></text:p>
                </text:list-item>
                <text:list-item>
                  <text:p text:style-name="P31"><text:span text:style-name="T11">Lack of real-time monitoring results in ineffective parking space utilization.</text:span></text:p>
                </text:list-item>
                <text:list-item>
                  <text:p text:style-name="P31"><text:span text:style-name="T11">Security concerns arise due to unauthorized parking and manual management.</text:span></text:p>
                  <text:p text:style-name="P31"><text:span text:style-name="T12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0" draw:text-style-name="P34" draw:layer="layout" svg:width="26.382cm" svg:height="2.95cm" svg:x="24.081cm" svg:y="4.216cm">
          <text:p text:style-name="P33"><text:span text:style-name="T13">Problem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31" draw:text-style-name="P35" draw:layer="layout" svg:width="16.411cm" svg:height="15.261cm" svg:x="3.106cm" svg:y="9.087cm" svg:viewBox="0 0 16412 15262" draw:points="16412,10793 11943,15262 4469,15262 0,10792 0,4470 4470,0 11942,0 16412,4469">
          <text:p/>
        </draw:polygon>
        <anim:par presentation:node-type="timing-root">
          <anim:par smil:begin="id2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3" draw:id="id3">
        <office:forms form:automatic-focus="false" form:apply-design-mode="false"/>
        <draw:custom-shape draw:name="TextBox 8" draw:style-name="gr32" draw:text-style-name="P37" draw:layer="layout" svg:width="44.767cm" svg:height="2.95cm" svg:x="3.175cm" svg:y="6.418cm">
          <text:p text:style-name="P36"><text:span text:style-name="T14">Project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1">
          <draw:custom-shape draw:name="Freeform 14" draw:style-name="gr33" draw:text-style-name="P1" draw:layer="layout" svg:width="14.517cm" svg:height="14.517cm" draw:transform="rotate (-2.16630266757536) translate (57.478cm -1.025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5" draw:style-name="gr34" draw:text-style-name="P2" draw:layer="layout" svg:width="11.795cm" svg:height="12.476cm" draw:transform="rotate (-2.16630266757536) translate (56.151cm -0.2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 draw:style-name="gr1">
          <draw:custom-shape draw:name="Freeform 17" draw:style-name="gr35" draw:text-style-name="P1" draw:layer="layout" svg:width="28.794cm" svg:height="28.794cm" draw:transform="rotate (-2.16630266757536) translate (19.995cm 31.864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8" draw:style-name="gr36" draw:text-style-name="P2" draw:layer="layout" svg:width="23.395cm" svg:height="24.744cm" draw:transform="rotate (-2.16630266757536) translate (17.363cm 33.34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19" draw:style-name="gr37" draw:text-style-name="P38" draw:layer="layout" svg:width="4.775cm" svg:height="4.672cm" draw:transform="skewX (-8.34583946388156E-017) rotate (-0.62796946486756) translate (11.052cm 24.174cm)">
          <text:p/>
          <draw:enhanced-geometry draw:mirror-horizontal="false" draw:mirror-vertical="false" svg:viewBox="0 0 0 0" drawooo:sub-view-size="1719317 1682120" draw:text-areas="0 0 ?f0 ?f1" draw:type="ooxml-non-primitive" draw:enhanced-path="M 0 0 L 1719317 0 1719317 1682120 0 1682120 0 0 Z N">
            <draw:equation draw:name="f0" draw:formula="logwidth"/>
            <draw:equation draw:name="f1" draw:formula="logheight"/>
          </draw:enhanced-geometry>
        </draw:custom-shape>
        <draw:custom-shape draw:name="Freeform 20" draw:style-name="gr38" draw:text-style-name="P39" draw:layer="layout" svg:width="3.407cm" svg:height="3.334cm" draw:transform="rotate (-0.62796946486756) translate (39.735cm 1.255cm)">
          <text:p/>
          <draw:enhanced-geometry draw:mirror-horizontal="false" draw:mirror-vertical="false" svg:viewBox="0 0 0 0" drawooo:sub-view-size="1227033 1200487" draw:text-areas="0 0 ?f0 ?f1" draw:type="ooxml-non-primitive" draw:enhanced-path="M 0 0 L 1227033 0 1227033 1200487 0 1200487 0 0 Z N">
            <draw:equation draw:name="f0" draw:formula="logwidth"/>
            <draw:equation draw:name="f1" draw:formula="logheight"/>
          </draw:enhanced-geometry>
        </draw:custom-shape>
        <draw:g draw:name="Group 21" draw:style-name="gr1">
          <draw:g draw:name="Group 22" draw:style-name="gr1">
            <draw:custom-shape draw:name="Freeform 23" draw:style-name="gr7" draw:text-style-name="P6" draw:layer="layout" svg:width="0.21cm" svg:height="0.21cm" svg:x="2.858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" draw:style-name="gr8" draw:text-style-name="P2" draw:layer="layout" svg:width="0.17cm" svg:height="0.185cm" svg:x="2.877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" draw:style-name="gr1">
            <draw:custom-shape draw:name="Freeform 26" draw:style-name="gr7" draw:text-style-name="P6" draw:layer="layout" svg:width="0.21cm" svg:height="0.21cm" svg:x="3.41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" draw:style-name="gr8" draw:text-style-name="P2" draw:layer="layout" svg:width="0.17cm" svg:height="0.185cm" svg:x="3.429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 draw:style-name="gr1">
            <draw:custom-shape draw:name="Freeform 29" draw:style-name="gr7" draw:text-style-name="P6" draw:layer="layout" svg:width="0.21cm" svg:height="0.21cm" svg:x="3.962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" draw:style-name="gr8" draw:text-style-name="P2" draw:layer="layout" svg:width="0.17cm" svg:height="0.185cm" svg:x="3.982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1" draw:style-name="gr1">
            <draw:custom-shape draw:name="Freeform 32" draw:style-name="gr7" draw:text-style-name="P6" draw:layer="layout" svg:width="0.21cm" svg:height="0.21cm" svg:x="4.514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" draw:style-name="gr8" draw:text-style-name="P2" draw:layer="layout" svg:width="0.17cm" svg:height="0.185cm" svg:x="4.534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 draw:style-name="gr1">
            <draw:custom-shape draw:name="Freeform 35" draw:style-name="gr7" draw:text-style-name="P6" draw:layer="layout" svg:width="0.21cm" svg:height="0.21cm" svg:x="5.066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" draw:style-name="gr8" draw:text-style-name="P2" draw:layer="layout" svg:width="0.17cm" svg:height="0.185cm" svg:x="5.086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 draw:style-name="gr1">
            <draw:custom-shape draw:name="Freeform 38" draw:style-name="gr7" draw:text-style-name="P6" draw:layer="layout" svg:width="0.21cm" svg:height="0.21cm" svg:x="5.618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9" draw:style-name="gr8" draw:text-style-name="P2" draw:layer="layout" svg:width="0.17cm" svg:height="0.185cm" svg:x="5.638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 draw:style-name="gr1">
            <draw:custom-shape draw:name="Freeform 41" draw:style-name="gr7" draw:text-style-name="P6" draw:layer="layout" svg:width="0.21cm" svg:height="0.21cm" svg:x="6.171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2" draw:style-name="gr8" draw:text-style-name="P2" draw:layer="layout" svg:width="0.17cm" svg:height="0.185cm" svg:x="6.19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 draw:style-name="gr1">
            <draw:custom-shape draw:name="Freeform 44" draw:style-name="gr7" draw:text-style-name="P6" draw:layer="layout" svg:width="0.21cm" svg:height="0.21cm" svg:x="6.723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5" draw:style-name="gr8" draw:text-style-name="P2" draw:layer="layout" svg:width="0.17cm" svg:height="0.185cm" svg:x="6.742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6" draw:style-name="gr1">
            <draw:custom-shape draw:name="Freeform 47" draw:style-name="gr7" draw:text-style-name="P6" draw:layer="layout" svg:width="0.21cm" svg:height="0.21cm" svg:x="7.275cm" svg:y="3.60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8" draw:style-name="gr8" draw:text-style-name="P2" draw:layer="layout" svg:width="0.17cm" svg:height="0.185cm" svg:x="7.295cm" svg:y="3.61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9" draw:style-name="gr1">
            <draw:custom-shape draw:name="Freeform 50" draw:style-name="gr7" draw:text-style-name="P6" draw:layer="layout" svg:width="0.21cm" svg:height="0.21cm" svg:x="2.858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1" draw:style-name="gr8" draw:text-style-name="P2" draw:layer="layout" svg:width="0.17cm" svg:height="0.185cm" svg:x="2.877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2" draw:style-name="gr1">
            <draw:custom-shape draw:name="Freeform 53" draw:style-name="gr7" draw:text-style-name="P6" draw:layer="layout" svg:width="0.21cm" svg:height="0.21cm" svg:x="3.41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4" draw:style-name="gr8" draw:text-style-name="P2" draw:layer="layout" svg:width="0.17cm" svg:height="0.185cm" svg:x="3.429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" draw:style-name="gr1">
            <draw:custom-shape draw:name="Freeform 56" draw:style-name="gr7" draw:text-style-name="P6" draw:layer="layout" svg:width="0.21cm" svg:height="0.21cm" svg:x="3.962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7" draw:style-name="gr8" draw:text-style-name="P2" draw:layer="layout" svg:width="0.17cm" svg:height="0.185cm" svg:x="3.982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 draw:style-name="gr1">
            <draw:custom-shape draw:name="Freeform 59" draw:style-name="gr7" draw:text-style-name="P6" draw:layer="layout" svg:width="0.21cm" svg:height="0.21cm" svg:x="4.514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0" draw:style-name="gr8" draw:text-style-name="P2" draw:layer="layout" svg:width="0.17cm" svg:height="0.185cm" svg:x="4.534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1" draw:style-name="gr1">
            <draw:custom-shape draw:name="Freeform 62" draw:style-name="gr7" draw:text-style-name="P6" draw:layer="layout" svg:width="0.21cm" svg:height="0.21cm" svg:x="5.066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3" draw:style-name="gr8" draw:text-style-name="P2" draw:layer="layout" svg:width="0.17cm" svg:height="0.185cm" svg:x="5.086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4" draw:style-name="gr1">
            <draw:custom-shape draw:name="Freeform 65" draw:style-name="gr7" draw:text-style-name="P6" draw:layer="layout" svg:width="0.21cm" svg:height="0.21cm" svg:x="5.618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6" draw:style-name="gr8" draw:text-style-name="P2" draw:layer="layout" svg:width="0.17cm" svg:height="0.185cm" svg:x="5.638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7" draw:style-name="gr1">
            <draw:custom-shape draw:name="Freeform 68" draw:style-name="gr7" draw:text-style-name="P6" draw:layer="layout" svg:width="0.21cm" svg:height="0.21cm" svg:x="6.171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9" draw:style-name="gr8" draw:text-style-name="P2" draw:layer="layout" svg:width="0.17cm" svg:height="0.185cm" svg:x="6.19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0" draw:style-name="gr1">
            <draw:custom-shape draw:name="Freeform 71" draw:style-name="gr7" draw:text-style-name="P6" draw:layer="layout" svg:width="0.21cm" svg:height="0.21cm" svg:x="6.723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2" draw:style-name="gr8" draw:text-style-name="P2" draw:layer="layout" svg:width="0.17cm" svg:height="0.185cm" svg:x="6.742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3" draw:style-name="gr1">
            <draw:custom-shape draw:name="Freeform 74" draw:style-name="gr7" draw:text-style-name="P6" draw:layer="layout" svg:width="0.21cm" svg:height="0.21cm" svg:x="7.275cm" svg:y="4.0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5" draw:style-name="gr8" draw:text-style-name="P2" draw:layer="layout" svg:width="0.17cm" svg:height="0.185cm" svg:x="7.295cm" svg:y="4.0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6" draw:style-name="gr1">
            <draw:custom-shape draw:name="Freeform 77" draw:style-name="gr7" draw:text-style-name="P6" draw:layer="layout" svg:width="0.21cm" svg:height="0.21cm" svg:x="2.858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8" draw:style-name="gr8" draw:text-style-name="P2" draw:layer="layout" svg:width="0.17cm" svg:height="0.185cm" svg:x="2.877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9" draw:style-name="gr1">
            <draw:custom-shape draw:name="Freeform 80" draw:style-name="gr7" draw:text-style-name="P6" draw:layer="layout" svg:width="0.21cm" svg:height="0.21cm" svg:x="3.41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1" draw:style-name="gr8" draw:text-style-name="P2" draw:layer="layout" svg:width="0.17cm" svg:height="0.185cm" svg:x="3.429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 draw:style-name="gr1">
            <draw:custom-shape draw:name="Freeform 83" draw:style-name="gr7" draw:text-style-name="P6" draw:layer="layout" svg:width="0.21cm" svg:height="0.21cm" svg:x="3.962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4" draw:style-name="gr8" draw:text-style-name="P2" draw:layer="layout" svg:width="0.17cm" svg:height="0.185cm" svg:x="3.982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5" draw:style-name="gr1">
            <draw:custom-shape draw:name="Freeform 86" draw:style-name="gr7" draw:text-style-name="P6" draw:layer="layout" svg:width="0.21cm" svg:height="0.21cm" svg:x="4.514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7" draw:style-name="gr8" draw:text-style-name="P2" draw:layer="layout" svg:width="0.17cm" svg:height="0.185cm" svg:x="4.534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8" draw:style-name="gr1">
            <draw:custom-shape draw:name="Freeform 89" draw:style-name="gr7" draw:text-style-name="P6" draw:layer="layout" svg:width="0.21cm" svg:height="0.21cm" svg:x="5.066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0" draw:style-name="gr8" draw:text-style-name="P2" draw:layer="layout" svg:width="0.17cm" svg:height="0.185cm" svg:x="5.086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1" draw:style-name="gr1">
            <draw:custom-shape draw:name="Freeform 92" draw:style-name="gr7" draw:text-style-name="P6" draw:layer="layout" svg:width="0.21cm" svg:height="0.21cm" svg:x="5.618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3" draw:style-name="gr8" draw:text-style-name="P2" draw:layer="layout" svg:width="0.17cm" svg:height="0.185cm" svg:x="5.638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4" draw:style-name="gr1">
            <draw:custom-shape draw:name="Freeform 95" draw:style-name="gr7" draw:text-style-name="P6" draw:layer="layout" svg:width="0.21cm" svg:height="0.21cm" svg:x="6.171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6" draw:style-name="gr8" draw:text-style-name="P2" draw:layer="layout" svg:width="0.17cm" svg:height="0.185cm" svg:x="6.19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7" draw:style-name="gr1">
            <draw:custom-shape draw:name="Freeform 98" draw:style-name="gr7" draw:text-style-name="P6" draw:layer="layout" svg:width="0.21cm" svg:height="0.21cm" svg:x="6.723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9" draw:style-name="gr8" draw:text-style-name="P2" draw:layer="layout" svg:width="0.17cm" svg:height="0.185cm" svg:x="6.742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0" draw:style-name="gr1">
            <draw:custom-shape draw:name="Freeform 101" draw:style-name="gr7" draw:text-style-name="P6" draw:layer="layout" svg:width="0.21cm" svg:height="0.21cm" svg:x="7.275cm" svg:y="4.869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2" draw:style-name="gr8" draw:text-style-name="P2" draw:layer="layout" svg:width="0.17cm" svg:height="0.185cm" svg:x="7.295cm" svg:y="4.87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3" draw:style-name="gr1">
            <draw:custom-shape draw:name="Freeform 104" draw:style-name="gr7" draw:text-style-name="P6" draw:layer="layout" svg:width="0.21cm" svg:height="0.21cm" svg:x="2.858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5" draw:style-name="gr8" draw:text-style-name="P2" draw:layer="layout" svg:width="0.17cm" svg:height="0.185cm" svg:x="2.877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6" draw:style-name="gr1">
            <draw:custom-shape draw:name="Freeform 107" draw:style-name="gr7" draw:text-style-name="P6" draw:layer="layout" svg:width="0.21cm" svg:height="0.21cm" svg:x="3.41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8" draw:style-name="gr8" draw:text-style-name="P2" draw:layer="layout" svg:width="0.17cm" svg:height="0.185cm" svg:x="3.429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 draw:style-name="gr1">
            <draw:custom-shape draw:name="Freeform 110" draw:style-name="gr7" draw:text-style-name="P6" draw:layer="layout" svg:width="0.21cm" svg:height="0.21cm" svg:x="3.962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1" draw:style-name="gr8" draw:text-style-name="P2" draw:layer="layout" svg:width="0.17cm" svg:height="0.185cm" svg:x="3.982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2" draw:style-name="gr1">
            <draw:custom-shape draw:name="Freeform 113" draw:style-name="gr7" draw:text-style-name="P6" draw:layer="layout" svg:width="0.21cm" svg:height="0.21cm" svg:x="4.514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4" draw:style-name="gr8" draw:text-style-name="P2" draw:layer="layout" svg:width="0.17cm" svg:height="0.185cm" svg:x="4.534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5" draw:style-name="gr1">
            <draw:custom-shape draw:name="Freeform 116" draw:style-name="gr7" draw:text-style-name="P6" draw:layer="layout" svg:width="0.21cm" svg:height="0.21cm" svg:x="5.066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7" draw:style-name="gr8" draw:text-style-name="P2" draw:layer="layout" svg:width="0.17cm" svg:height="0.185cm" svg:x="5.086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8" draw:style-name="gr1">
            <draw:custom-shape draw:name="Freeform 119" draw:style-name="gr7" draw:text-style-name="P6" draw:layer="layout" svg:width="0.21cm" svg:height="0.21cm" svg:x="5.618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0" draw:style-name="gr8" draw:text-style-name="P2" draw:layer="layout" svg:width="0.17cm" svg:height="0.185cm" svg:x="5.638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1" draw:style-name="gr1">
            <draw:custom-shape draw:name="Freeform 122" draw:style-name="gr7" draw:text-style-name="P6" draw:layer="layout" svg:width="0.21cm" svg:height="0.21cm" svg:x="6.171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8" draw:text-style-name="P2" draw:layer="layout" svg:width="0.17cm" svg:height="0.185cm" svg:x="6.19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1">
            <draw:custom-shape draw:name="Freeform 125" draw:style-name="gr7" draw:text-style-name="P6" draw:layer="layout" svg:width="0.21cm" svg:height="0.21cm" svg:x="6.723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8" draw:text-style-name="P2" draw:layer="layout" svg:width="0.17cm" svg:height="0.185cm" svg:x="6.742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7" draw:style-name="gr1">
            <draw:custom-shape draw:name="Freeform 128" draw:style-name="gr7" draw:text-style-name="P6" draw:layer="layout" svg:width="0.21cm" svg:height="0.21cm" svg:x="7.275cm" svg:y="4.44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8" draw:text-style-name="P2" draw:layer="layout" svg:width="0.17cm" svg:height="0.185cm" svg:x="7.295cm" svg:y="4.4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30" draw:style-name="gr1">
          <draw:g draw:name="Group 131" draw:style-name="gr1">
            <draw:custom-shape draw:name="Freeform 132" draw:style-name="gr7" draw:text-style-name="P6" draw:layer="layout" svg:width="0.21cm" svg:height="0.21cm" svg:x="44.321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3" draw:style-name="gr8" draw:text-style-name="P2" draw:layer="layout" svg:width="0.17cm" svg:height="0.185cm" svg:x="44.341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4" draw:style-name="gr1">
            <draw:custom-shape draw:name="Freeform 135" draw:style-name="gr7" draw:text-style-name="P6" draw:layer="layout" svg:width="0.21cm" svg:height="0.21cm" svg:x="44.873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6" draw:style-name="gr8" draw:text-style-name="P2" draw:layer="layout" svg:width="0.17cm" svg:height="0.185cm" svg:x="44.893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7" draw:style-name="gr1">
            <draw:custom-shape draw:name="Freeform 138" draw:style-name="gr7" draw:text-style-name="P6" draw:layer="layout" svg:width="0.21cm" svg:height="0.21cm" svg:x="45.426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9" draw:style-name="gr8" draw:text-style-name="P2" draw:layer="layout" svg:width="0.17cm" svg:height="0.185cm" svg:x="45.445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0" draw:style-name="gr1">
            <draw:custom-shape draw:name="Freeform 141" draw:style-name="gr7" draw:text-style-name="P6" draw:layer="layout" svg:width="0.21cm" svg:height="0.21cm" svg:x="45.978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2" draw:style-name="gr8" draw:text-style-name="P2" draw:layer="layout" svg:width="0.17cm" svg:height="0.185cm" svg:x="45.998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3" draw:style-name="gr1">
            <draw:custom-shape draw:name="Freeform 144" draw:style-name="gr7" draw:text-style-name="P6" draw:layer="layout" svg:width="0.21cm" svg:height="0.21cm" svg:x="46.53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5" draw:style-name="gr8" draw:text-style-name="P2" draw:layer="layout" svg:width="0.17cm" svg:height="0.185cm" svg:x="46.55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6" draw:style-name="gr1">
            <draw:custom-shape draw:name="Freeform 147" draw:style-name="gr7" draw:text-style-name="P6" draw:layer="layout" svg:width="0.21cm" svg:height="0.21cm" svg:x="47.082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8" draw:style-name="gr8" draw:text-style-name="P2" draw:layer="layout" svg:width="0.17cm" svg:height="0.185cm" svg:x="47.102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9" draw:style-name="gr1">
            <draw:custom-shape draw:name="Freeform 150" draw:style-name="gr7" draw:text-style-name="P6" draw:layer="layout" svg:width="0.21cm" svg:height="0.21cm" svg:x="47.634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1" draw:style-name="gr8" draw:text-style-name="P2" draw:layer="layout" svg:width="0.17cm" svg:height="0.185cm" svg:x="47.654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2" draw:style-name="gr1">
            <draw:custom-shape draw:name="Freeform 153" draw:style-name="gr7" draw:text-style-name="P6" draw:layer="layout" svg:width="0.21cm" svg:height="0.21cm" svg:x="48.187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4" draw:style-name="gr8" draw:text-style-name="P2" draw:layer="layout" svg:width="0.17cm" svg:height="0.185cm" svg:x="48.206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5" draw:style-name="gr1">
            <draw:custom-shape draw:name="Freeform 156" draw:style-name="gr7" draw:text-style-name="P6" draw:layer="layout" svg:width="0.21cm" svg:height="0.21cm" svg:x="48.739cm" svg:y="24.83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7" draw:style-name="gr8" draw:text-style-name="P2" draw:layer="layout" svg:width="0.17cm" svg:height="0.185cm" svg:x="48.758cm" svg:y="24.8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8" draw:style-name="gr1">
            <draw:custom-shape draw:name="Freeform 159" draw:style-name="gr7" draw:text-style-name="P6" draw:layer="layout" svg:width="0.21cm" svg:height="0.21cm" svg:x="44.321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0" draw:style-name="gr8" draw:text-style-name="P2" draw:layer="layout" svg:width="0.17cm" svg:height="0.185cm" svg:x="44.341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1" draw:style-name="gr1">
            <draw:custom-shape draw:name="Freeform 162" draw:style-name="gr7" draw:text-style-name="P6" draw:layer="layout" svg:width="0.21cm" svg:height="0.21cm" svg:x="44.873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3" draw:style-name="gr8" draw:text-style-name="P2" draw:layer="layout" svg:width="0.17cm" svg:height="0.185cm" svg:x="44.893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4" draw:style-name="gr1">
            <draw:custom-shape draw:name="Freeform 165" draw:style-name="gr7" draw:text-style-name="P6" draw:layer="layout" svg:width="0.21cm" svg:height="0.21cm" svg:x="45.426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6" draw:style-name="gr8" draw:text-style-name="P2" draw:layer="layout" svg:width="0.17cm" svg:height="0.185cm" svg:x="45.445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7" draw:style-name="gr1">
            <draw:custom-shape draw:name="Freeform 168" draw:style-name="gr7" draw:text-style-name="P6" draw:layer="layout" svg:width="0.21cm" svg:height="0.21cm" svg:x="45.978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9" draw:style-name="gr8" draw:text-style-name="P2" draw:layer="layout" svg:width="0.17cm" svg:height="0.185cm" svg:x="45.998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0" draw:style-name="gr1">
            <draw:custom-shape draw:name="Freeform 171" draw:style-name="gr7" draw:text-style-name="P6" draw:layer="layout" svg:width="0.21cm" svg:height="0.21cm" svg:x="46.53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2" draw:style-name="gr8" draw:text-style-name="P2" draw:layer="layout" svg:width="0.17cm" svg:height="0.185cm" svg:x="46.55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3" draw:style-name="gr1">
            <draw:custom-shape draw:name="Freeform 174" draw:style-name="gr7" draw:text-style-name="P6" draw:layer="layout" svg:width="0.21cm" svg:height="0.21cm" svg:x="47.082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5" draw:style-name="gr8" draw:text-style-name="P2" draw:layer="layout" svg:width="0.17cm" svg:height="0.185cm" svg:x="47.102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6" draw:style-name="gr1">
            <draw:custom-shape draw:name="Freeform 177" draw:style-name="gr7" draw:text-style-name="P6" draw:layer="layout" svg:width="0.21cm" svg:height="0.21cm" svg:x="47.634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8" draw:style-name="gr8" draw:text-style-name="P2" draw:layer="layout" svg:width="0.17cm" svg:height="0.185cm" svg:x="47.654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9" draw:style-name="gr1">
            <draw:custom-shape draw:name="Freeform 180" draw:style-name="gr7" draw:text-style-name="P6" draw:layer="layout" svg:width="0.21cm" svg:height="0.21cm" svg:x="48.187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1" draw:style-name="gr8" draw:text-style-name="P2" draw:layer="layout" svg:width="0.17cm" svg:height="0.185cm" svg:x="48.206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2" draw:style-name="gr1">
            <draw:custom-shape draw:name="Freeform 183" draw:style-name="gr7" draw:text-style-name="P6" draw:layer="layout" svg:width="0.21cm" svg:height="0.21cm" svg:x="48.739cm" svg:y="25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4" draw:style-name="gr8" draw:text-style-name="P2" draw:layer="layout" svg:width="0.17cm" svg:height="0.185cm" svg:x="48.758cm" svg:y="25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5" draw:style-name="gr1">
            <draw:custom-shape draw:name="Freeform 186" draw:style-name="gr7" draw:text-style-name="P6" draw:layer="layout" svg:width="0.21cm" svg:height="0.21cm" svg:x="44.321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7" draw:style-name="gr8" draw:text-style-name="P2" draw:layer="layout" svg:width="0.17cm" svg:height="0.185cm" svg:x="44.341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8" draw:style-name="gr1">
            <draw:custom-shape draw:name="Freeform 189" draw:style-name="gr7" draw:text-style-name="P6" draw:layer="layout" svg:width="0.21cm" svg:height="0.21cm" svg:x="44.873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0" draw:style-name="gr8" draw:text-style-name="P2" draw:layer="layout" svg:width="0.17cm" svg:height="0.185cm" svg:x="44.893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1" draw:style-name="gr1">
            <draw:custom-shape draw:name="Freeform 192" draw:style-name="gr7" draw:text-style-name="P6" draw:layer="layout" svg:width="0.21cm" svg:height="0.21cm" svg:x="45.426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3" draw:style-name="gr8" draw:text-style-name="P2" draw:layer="layout" svg:width="0.17cm" svg:height="0.185cm" svg:x="45.445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4" draw:style-name="gr1">
            <draw:custom-shape draw:name="Freeform 195" draw:style-name="gr7" draw:text-style-name="P6" draw:layer="layout" svg:width="0.21cm" svg:height="0.21cm" svg:x="45.978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6" draw:style-name="gr8" draw:text-style-name="P2" draw:layer="layout" svg:width="0.17cm" svg:height="0.185cm" svg:x="45.998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7" draw:style-name="gr1">
            <draw:custom-shape draw:name="Freeform 198" draw:style-name="gr7" draw:text-style-name="P6" draw:layer="layout" svg:width="0.21cm" svg:height="0.21cm" svg:x="46.53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9" draw:style-name="gr8" draw:text-style-name="P2" draw:layer="layout" svg:width="0.17cm" svg:height="0.185cm" svg:x="46.55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0" draw:style-name="gr1">
            <draw:custom-shape draw:name="Freeform 201" draw:style-name="gr7" draw:text-style-name="P6" draw:layer="layout" svg:width="0.21cm" svg:height="0.21cm" svg:x="47.082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2" draw:style-name="gr8" draw:text-style-name="P2" draw:layer="layout" svg:width="0.17cm" svg:height="0.185cm" svg:x="47.102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3" draw:style-name="gr1">
            <draw:custom-shape draw:name="Freeform 204" draw:style-name="gr7" draw:text-style-name="P6" draw:layer="layout" svg:width="0.21cm" svg:height="0.21cm" svg:x="47.634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5" draw:style-name="gr8" draw:text-style-name="P2" draw:layer="layout" svg:width="0.17cm" svg:height="0.185cm" svg:x="47.654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6" draw:style-name="gr1">
            <draw:custom-shape draw:name="Freeform 207" draw:style-name="gr7" draw:text-style-name="P6" draw:layer="layout" svg:width="0.21cm" svg:height="0.21cm" svg:x="48.187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8" draw:style-name="gr8" draw:text-style-name="P2" draw:layer="layout" svg:width="0.17cm" svg:height="0.185cm" svg:x="48.206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9" draw:style-name="gr1">
            <draw:custom-shape draw:name="Freeform 210" draw:style-name="gr7" draw:text-style-name="P6" draw:layer="layout" svg:width="0.21cm" svg:height="0.21cm" svg:x="48.739cm" svg:y="26.09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1" draw:style-name="gr8" draw:text-style-name="P2" draw:layer="layout" svg:width="0.17cm" svg:height="0.185cm" svg:x="48.758cm" svg:y="26.09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2" draw:style-name="gr1">
            <draw:custom-shape draw:name="Freeform 213" draw:style-name="gr7" draw:text-style-name="P6" draw:layer="layout" svg:width="0.21cm" svg:height="0.21cm" svg:x="44.321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4" draw:style-name="gr8" draw:text-style-name="P2" draw:layer="layout" svg:width="0.17cm" svg:height="0.185cm" svg:x="44.341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5" draw:style-name="gr1">
            <draw:custom-shape draw:name="Freeform 216" draw:style-name="gr7" draw:text-style-name="P6" draw:layer="layout" svg:width="0.21cm" svg:height="0.21cm" svg:x="44.873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7" draw:style-name="gr8" draw:text-style-name="P2" draw:layer="layout" svg:width="0.17cm" svg:height="0.185cm" svg:x="44.893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8" draw:style-name="gr1">
            <draw:custom-shape draw:name="Freeform 219" draw:style-name="gr7" draw:text-style-name="P6" draw:layer="layout" svg:width="0.21cm" svg:height="0.21cm" svg:x="45.426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0" draw:style-name="gr8" draw:text-style-name="P2" draw:layer="layout" svg:width="0.17cm" svg:height="0.185cm" svg:x="45.445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1" draw:style-name="gr1">
            <draw:custom-shape draw:name="Freeform 222" draw:style-name="gr7" draw:text-style-name="P6" draw:layer="layout" svg:width="0.21cm" svg:height="0.21cm" svg:x="45.978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3" draw:style-name="gr8" draw:text-style-name="P2" draw:layer="layout" svg:width="0.17cm" svg:height="0.185cm" svg:x="45.998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4" draw:style-name="gr1">
            <draw:custom-shape draw:name="Freeform 225" draw:style-name="gr7" draw:text-style-name="P6" draw:layer="layout" svg:width="0.21cm" svg:height="0.21cm" svg:x="46.53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6" draw:style-name="gr8" draw:text-style-name="P2" draw:layer="layout" svg:width="0.17cm" svg:height="0.185cm" svg:x="46.55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7" draw:style-name="gr1">
            <draw:custom-shape draw:name="Freeform 228" draw:style-name="gr7" draw:text-style-name="P6" draw:layer="layout" svg:width="0.21cm" svg:height="0.21cm" svg:x="47.082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9" draw:style-name="gr8" draw:text-style-name="P2" draw:layer="layout" svg:width="0.17cm" svg:height="0.185cm" svg:x="47.102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0" draw:style-name="gr1">
            <draw:custom-shape draw:name="Freeform 231" draw:style-name="gr7" draw:text-style-name="P6" draw:layer="layout" svg:width="0.21cm" svg:height="0.21cm" svg:x="47.634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2" draw:style-name="gr8" draw:text-style-name="P2" draw:layer="layout" svg:width="0.17cm" svg:height="0.185cm" svg:x="47.654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3" draw:style-name="gr1">
            <draw:custom-shape draw:name="Freeform 234" draw:style-name="gr7" draw:text-style-name="P6" draw:layer="layout" svg:width="0.21cm" svg:height="0.21cm" svg:x="48.187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5" draw:style-name="gr8" draw:text-style-name="P2" draw:layer="layout" svg:width="0.17cm" svg:height="0.185cm" svg:x="48.206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6" draw:style-name="gr1">
            <draw:custom-shape draw:name="Freeform 237" draw:style-name="gr7" draw:text-style-name="P6" draw:layer="layout" svg:width="0.21cm" svg:height="0.21cm" svg:x="48.739cm" svg:y="25.67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8" draw:style-name="gr8" draw:text-style-name="P2" draw:layer="layout" svg:width="0.17cm" svg:height="0.185cm" svg:x="48.758cm" svg:y="25.67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39" draw:style-name="gr39" draw:text-style-name="P41" draw:layer="layout" svg:width="28.291cm" svg:height="12.285cm" svg:x="13.928cm" svg:y="11.11cm">
          <text:p text:style-name="P40"><text:span text:style-name="T15">The Smart Car Parking System is an IoT-based solution designed to manage parking slots efficiently using ESP32, IR sensors, servos, and the Blynk platform. It aims to automate parking slot bookings, detect vehicle presence, and control entry/exit gates seamlessly. This system enhances convenience, security, and space optimization.</text:span></text:p>
          <text:p text:style-name="P4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4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4" draw:id="id4">
        <office:forms form:automatic-focus="false" form:apply-design-mode="false"/>
        <draw:custom-shape draw:name="TextBox 4" draw:style-name="gr40" draw:text-style-name="P45" draw:layer="layout" svg:width="18.901cm" svg:height="14.397cm" draw:transform="rotate (-3.14159265358979) translate (46.778cm 23.32cm)">
          <text:p text:style-name="P43"><text:span text:style-name="T17">• </text:span><text:span text:style-name="T17">IR Sensors </text:span></text:p>
          <text:p text:style-name="P43"><text:span text:style-name="T17">• </text:span><text:span text:style-name="T17">ESP32 Micro-controller</text:span></text:p>
          <text:p text:style-name="P43"><text:span text:style-name="T17">• </text:span><text:span text:style-name="T17">Servo Motor for Gate Control</text:span></text:p>
          <text:p text:style-name="P43"><text:span text:style-name="T17">• </text:span><text:span text:style-name="T17">Led</text:span></text:p>
          <text:p text:style-name="P43"><text:span text:style-name="T17">• </text:span><text:span text:style-name="T17">Register</text:span></text:p>
          <text:p text:style-name="P43"><text:span text:style-name="T17">• </text:span><text:span text:style-name="T17">Breadboard</text:span></text:p>
          <text:p text:style-name="P43"><text:span text:style-name="T17">• </text:span><text:span text:style-name="T17">Wire</text:span></text:p>
          <text:p text:style-name="P43"><text:span text:style-name="T17"/></text:p>
          <text:p text:style-name="P44"><text:span text:style-name="T17"><text:s/></text:span></text:p>
          <text:p text:style-name="P44"><text:span text:style-name="T17"/></text:p>
          <text:p text:style-name="P44"><text:span text:style-name="T18"/></text:p>
          <text:p text:style-name="P44"><text:span text:style-name="T19"/></text:p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41" draw:text-style-name="P46" draw:layer="layout" svg:width="7.58cm" svg:height="3.452cm" draw:transform="rotate (1.5707963267949) translate (32.824cm 31.816cm)">
          <text:p/>
          <draw:enhanced-geometry draw:mirror-horizontal="false" draw:mirror-vertical="false" svg:viewBox="0 0 0 0" drawooo:sub-view-size="2513523 1243051" draw:text-areas="0 0 ?f0 ?f1" draw:type="ooxml-non-primitive" draw:enhanced-path="M 0 0 L 2513523 0 2513523 1243051 0 1243051 0 0 Z N">
            <draw:equation draw:name="f0" draw:formula="logwidth"/>
            <draw:equation draw:name="f1" draw:formula="logheight"/>
          </draw:enhanced-geometry>
        </draw:custom-shape>
        <draw:custom-shape draw:name="Freeform 6" draw:style-name="gr42" draw:text-style-name="P47" draw:layer="layout" svg:width="5.231cm" svg:height="3.452cm" draw:transform="rotate (1.5707963267949) translate (15.091cm 2.881cm)">
          <text:p/>
          <draw:enhanced-geometry draw:mirror-horizontal="false" draw:mirror-vertical="false" svg:viewBox="0 0 0 0" drawooo:sub-view-size="2513523 1243051" draw:text-areas="0 0 ?f0 ?f1" draw:type="ooxml-non-primitive" draw:enhanced-path="M 0 0 L 2513523 0 2513523 1243051 0 1243051 0 0 Z N">
            <draw:equation draw:name="f0" draw:formula="logwidth"/>
            <draw:equation draw:name="f1" draw:formula="logheight"/>
          </draw:enhanced-geometry>
        </draw:custom-shape>
        <draw:custom-shape draw:name="Freeform 7" draw:style-name="gr43" draw:text-style-name="P48" draw:layer="layout" svg:width="9.364cm" svg:height="9.161cm" draw:transform="skewX (8.68344480133981E-017) rotate (-0.62796946486756) translate (8.24cm -6.458cm)">
          <text:p/>
          <draw:enhanced-geometry draw:mirror-horizontal="false" draw:mirror-vertical="false" svg:viewBox="0 0 0 0" drawooo:sub-view-size="3371233 3298298" draw:text-areas="0 0 ?f0 ?f1" draw:type="ooxml-non-primitive" draw:enhanced-path="M 0 0 L 3371234 0 3371234 3298298 0 3298298 0 0 Z N">
            <draw:equation draw:name="f0" draw:formula="logwidth"/>
            <draw:equation draw:name="f1" draw:formula="logheight"/>
          </draw:enhanced-geometry>
        </draw:custom-shape>
        <draw:custom-shape draw:name="Freeform 8" draw:style-name="gr44" draw:text-style-name="P49" draw:layer="layout" svg:width="4.291cm" svg:height="4.198cm" draw:transform="rotate (-0.62796946486756) translate (47.44cm 5.93cm)">
          <text:p/>
          <draw:enhanced-geometry draw:mirror-horizontal="false" draw:mirror-vertical="false" svg:viewBox="0 0 0 0" drawooo:sub-view-size="1544980 1511555" draw:text-areas="0 0 ?f0 ?f1" draw:type="ooxml-non-primitive" draw:enhanced-path="M 0 0 L 1544980 0 1544980 1511555 0 1511555 0 0 Z N">
            <draw:equation draw:name="f0" draw:formula="logwidth"/>
            <draw:equation draw:name="f1" draw:formula="logheight"/>
          </draw:enhanced-geometry>
        </draw:custom-shape>
        <draw:g draw:name="Group 9" draw:style-name="gr1">
          <draw:custom-shape draw:name="Freeform 10" draw:style-name="gr4" draw:text-style-name="P3" draw:layer="layout" svg:width="28.794cm" svg:height="28.794cm" draw:transform="rotate (-2.16630266757536) translate (21.719cm 25.745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1" draw:style-name="gr3" draw:text-style-name="P2" draw:layer="layout" svg:width="23.395cm" svg:height="24.744cm" draw:transform="rotate (-2.16630266757536) translate (19.087cm 27.22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 draw:style-name="gr1">
          <draw:custom-shape draw:name="Freeform 13" draw:style-name="gr2" draw:text-style-name="P1" draw:layer="layout" svg:width="28.794cm" svg:height="28.794cm" draw:transform="rotate (3.1087804636523) translate (58.891cm 8.40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4" draw:style-name="gr3" draw:text-style-name="P2" draw:layer="layout" svg:width="23.395cm" svg:height="24.744cm" draw:transform="rotate (3.1087804636523) translate (56.237cm 6.96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" draw:style-name="gr45" draw:text-style-name="P51" draw:layer="layout" svg:width="32.427cm" svg:height="5.286cm" svg:x="17.102cm" svg:y="2.881cm">
          <text:p text:style-name="P50"><text:span text:style-name="T20">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6" draw:text-style-name="P52" draw:layer="layout" svg:width="10.582cm" svg:height="8.205cm" svg:x="0.997cm" svg:y="8.705cm" svg:viewBox="0 0 10583 8206" draw:points="0,8206 0,0 10583,0 10583,7247 9358,8206">
          <text:p/>
        </draw:polygon>
        <draw:polygon draw:style-name="gr47" draw:text-style-name="P53" draw:layer="layout" svg:width="10.582cm" svg:height="7.637cm" svg:x="12.501cm" svg:y="12.692cm" svg:viewBox="0 0 10583 7638" draw:points="0,7638 0,0 10583,0 10583,7181 9994,7638">
          <text:p/>
        </draw:polygon>
        <draw:polygon draw:style-name="gr48" draw:text-style-name="P54" draw:layer="layout" svg:width="10.582cm" svg:height="8.205cm" svg:x="12.692cm" svg:y="3.756cm" svg:viewBox="0 0 10583 8206" draw:points="0,8206 0,0 10583,0 10583,7181 9261,8206">
          <text:p/>
        </draw:polygon>
        <anim:par presentation:node-type="timing-root">
          <anim:par smil:begin="id4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Blank" xml:id="id5" draw:id="id5">
        <office:forms form:automatic-focus="false" form:apply-design-mode="false"/>
        <draw:custom-shape draw:name="TextBox 13" draw:style-name="gr49" draw:text-style-name="P56" draw:layer="layout" svg:width="25.654cm" svg:height="2.816cm" svg:x="22.096cm" svg:y="3.512cm">
          <text:p text:style-name="P55"><text:span text:style-name="T14">Circuit Dia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1">
          <draw:custom-shape draw:name="Freeform 16" draw:style-name="gr2" draw:text-style-name="P1" draw:layer="layout" svg:width="28.794cm" svg:height="28.794cm" draw:transform="rotate (-2.16630266757536) translate (21.221cm -8.507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7" draw:style-name="gr3" draw:text-style-name="P2" draw:layer="layout" svg:width="23.395cm" svg:height="24.744cm" draw:transform="rotate (-2.16630266757536) translate (18.589cm -7.02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 draw:style-name="gr1">
          <draw:custom-shape draw:name="Freeform 19" draw:style-name="gr2" draw:text-style-name="P1" draw:layer="layout" svg:width="28.794cm" svg:height="28.794cm" draw:transform="rotate (-2.16630266757536) translate (69.157cm 32.28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0" draw:style-name="gr3" draw:text-style-name="P2" draw:layer="layout" svg:width="23.395cm" svg:height="24.744cm" draw:transform="rotate (-2.16630266757536) translate (66.525cm 33.76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 draw:style-name="gr1">
          <draw:g draw:name="Group 22" draw:style-name="gr1">
            <draw:custom-shape draw:name="Freeform 23" draw:style-name="gr7" draw:text-style-name="P6" draw:layer="layout" svg:width="0.21cm" svg:height="0.21cm" svg:x="38.547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" draw:style-name="gr8" draw:text-style-name="P2" draw:layer="layout" svg:width="0.17cm" svg:height="0.185cm" svg:x="38.567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5" draw:style-name="gr1">
            <draw:custom-shape draw:name="Freeform 26" draw:style-name="gr7" draw:text-style-name="P6" draw:layer="layout" svg:width="0.21cm" svg:height="0.21cm" svg:x="39.099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7" draw:style-name="gr8" draw:text-style-name="P2" draw:layer="layout" svg:width="0.17cm" svg:height="0.185cm" svg:x="39.119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8" draw:style-name="gr1">
            <draw:custom-shape draw:name="Freeform 29" draw:style-name="gr7" draw:text-style-name="P6" draw:layer="layout" svg:width="0.21cm" svg:height="0.21cm" svg:x="39.651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0" draw:style-name="gr8" draw:text-style-name="P2" draw:layer="layout" svg:width="0.17cm" svg:height="0.185cm" svg:x="39.671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1" draw:style-name="gr1">
            <draw:custom-shape draw:name="Freeform 32" draw:style-name="gr7" draw:text-style-name="P6" draw:layer="layout" svg:width="0.21cm" svg:height="0.21cm" svg:x="40.203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3" draw:style-name="gr8" draw:text-style-name="P2" draw:layer="layout" svg:width="0.17cm" svg:height="0.185cm" svg:x="40.223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4" draw:style-name="gr1">
            <draw:custom-shape draw:name="Freeform 35" draw:style-name="gr7" draw:text-style-name="P6" draw:layer="layout" svg:width="0.21cm" svg:height="0.21cm" svg:x="40.756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6" draw:style-name="gr8" draw:text-style-name="P2" draw:layer="layout" svg:width="0.17cm" svg:height="0.185cm" svg:x="40.775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7" draw:style-name="gr1">
            <draw:custom-shape draw:name="Freeform 38" draw:style-name="gr7" draw:text-style-name="P6" draw:layer="layout" svg:width="0.21cm" svg:height="0.21cm" svg:x="41.308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9" draw:style-name="gr8" draw:text-style-name="P2" draw:layer="layout" svg:width="0.17cm" svg:height="0.185cm" svg:x="41.328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0" draw:style-name="gr1">
            <draw:custom-shape draw:name="Freeform 41" draw:style-name="gr7" draw:text-style-name="P6" draw:layer="layout" svg:width="0.21cm" svg:height="0.21cm" svg:x="41.86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2" draw:style-name="gr8" draw:text-style-name="P2" draw:layer="layout" svg:width="0.17cm" svg:height="0.185cm" svg:x="41.88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3" draw:style-name="gr1">
            <draw:custom-shape draw:name="Freeform 44" draw:style-name="gr7" draw:text-style-name="P6" draw:layer="layout" svg:width="0.21cm" svg:height="0.21cm" svg:x="42.412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5" draw:style-name="gr8" draw:text-style-name="P2" draw:layer="layout" svg:width="0.17cm" svg:height="0.185cm" svg:x="42.432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6" draw:style-name="gr1">
            <draw:custom-shape draw:name="Freeform 47" draw:style-name="gr7" draw:text-style-name="P6" draw:layer="layout" svg:width="0.21cm" svg:height="0.21cm" svg:x="42.964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8" draw:style-name="gr8" draw:text-style-name="P2" draw:layer="layout" svg:width="0.17cm" svg:height="0.185cm" svg:x="42.984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9" draw:style-name="gr1">
            <draw:custom-shape draw:name="Freeform 50" draw:style-name="gr7" draw:text-style-name="P6" draw:layer="layout" svg:width="0.21cm" svg:height="0.21cm" svg:x="38.547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1" draw:style-name="gr8" draw:text-style-name="P2" draw:layer="layout" svg:width="0.17cm" svg:height="0.185cm" svg:x="38.567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2" draw:style-name="gr1">
            <draw:custom-shape draw:name="Freeform 53" draw:style-name="gr7" draw:text-style-name="P6" draw:layer="layout" svg:width="0.21cm" svg:height="0.21cm" svg:x="39.099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4" draw:style-name="gr8" draw:text-style-name="P2" draw:layer="layout" svg:width="0.17cm" svg:height="0.185cm" svg:x="39.119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5" draw:style-name="gr1">
            <draw:custom-shape draw:name="Freeform 56" draw:style-name="gr7" draw:text-style-name="P6" draw:layer="layout" svg:width="0.21cm" svg:height="0.21cm" svg:x="39.651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7" draw:style-name="gr8" draw:text-style-name="P2" draw:layer="layout" svg:width="0.17cm" svg:height="0.185cm" svg:x="39.671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8" draw:style-name="gr1">
            <draw:custom-shape draw:name="Freeform 59" draw:style-name="gr7" draw:text-style-name="P6" draw:layer="layout" svg:width="0.21cm" svg:height="0.21cm" svg:x="40.203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0" draw:style-name="gr8" draw:text-style-name="P2" draw:layer="layout" svg:width="0.17cm" svg:height="0.185cm" svg:x="40.223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1" draw:style-name="gr1">
            <draw:custom-shape draw:name="Freeform 62" draw:style-name="gr7" draw:text-style-name="P6" draw:layer="layout" svg:width="0.21cm" svg:height="0.21cm" svg:x="40.756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3" draw:style-name="gr8" draw:text-style-name="P2" draw:layer="layout" svg:width="0.17cm" svg:height="0.185cm" svg:x="40.775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4" draw:style-name="gr1">
            <draw:custom-shape draw:name="Freeform 65" draw:style-name="gr7" draw:text-style-name="P6" draw:layer="layout" svg:width="0.21cm" svg:height="0.21cm" svg:x="41.308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6" draw:style-name="gr8" draw:text-style-name="P2" draw:layer="layout" svg:width="0.17cm" svg:height="0.185cm" svg:x="41.328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7" draw:style-name="gr1">
            <draw:custom-shape draw:name="Freeform 68" draw:style-name="gr7" draw:text-style-name="P6" draw:layer="layout" svg:width="0.21cm" svg:height="0.21cm" svg:x="41.86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9" draw:style-name="gr8" draw:text-style-name="P2" draw:layer="layout" svg:width="0.17cm" svg:height="0.185cm" svg:x="41.88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0" draw:style-name="gr1">
            <draw:custom-shape draw:name="Freeform 71" draw:style-name="gr7" draw:text-style-name="P6" draw:layer="layout" svg:width="0.21cm" svg:height="0.21cm" svg:x="42.412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2" draw:style-name="gr8" draw:text-style-name="P2" draw:layer="layout" svg:width="0.17cm" svg:height="0.185cm" svg:x="42.432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3" draw:style-name="gr1">
            <draw:custom-shape draw:name="Freeform 74" draw:style-name="gr7" draw:text-style-name="P6" draw:layer="layout" svg:width="0.21cm" svg:height="0.21cm" svg:x="42.964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5" draw:style-name="gr8" draw:text-style-name="P2" draw:layer="layout" svg:width="0.17cm" svg:height="0.185cm" svg:x="42.984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6" draw:style-name="gr1">
            <draw:custom-shape draw:name="Freeform 77" draw:style-name="gr7" draw:text-style-name="P6" draw:layer="layout" svg:width="0.21cm" svg:height="0.21cm" svg:x="38.547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8" draw:style-name="gr8" draw:text-style-name="P2" draw:layer="layout" svg:width="0.17cm" svg:height="0.185cm" svg:x="38.567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9" draw:style-name="gr1">
            <draw:custom-shape draw:name="Freeform 80" draw:style-name="gr7" draw:text-style-name="P6" draw:layer="layout" svg:width="0.21cm" svg:height="0.21cm" svg:x="39.099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1" draw:style-name="gr8" draw:text-style-name="P2" draw:layer="layout" svg:width="0.17cm" svg:height="0.185cm" svg:x="39.119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2" draw:style-name="gr1">
            <draw:custom-shape draw:name="Freeform 83" draw:style-name="gr7" draw:text-style-name="P6" draw:layer="layout" svg:width="0.21cm" svg:height="0.21cm" svg:x="39.651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4" draw:style-name="gr8" draw:text-style-name="P2" draw:layer="layout" svg:width="0.17cm" svg:height="0.185cm" svg:x="39.671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5" draw:style-name="gr1">
            <draw:custom-shape draw:name="Freeform 86" draw:style-name="gr7" draw:text-style-name="P6" draw:layer="layout" svg:width="0.21cm" svg:height="0.21cm" svg:x="40.203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7" draw:style-name="gr8" draw:text-style-name="P2" draw:layer="layout" svg:width="0.17cm" svg:height="0.185cm" svg:x="40.223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8" draw:style-name="gr1">
            <draw:custom-shape draw:name="Freeform 89" draw:style-name="gr7" draw:text-style-name="P6" draw:layer="layout" svg:width="0.21cm" svg:height="0.21cm" svg:x="40.756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0" draw:style-name="gr8" draw:text-style-name="P2" draw:layer="layout" svg:width="0.17cm" svg:height="0.185cm" svg:x="40.775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1" draw:style-name="gr1">
            <draw:custom-shape draw:name="Freeform 92" draw:style-name="gr7" draw:text-style-name="P6" draw:layer="layout" svg:width="0.21cm" svg:height="0.21cm" svg:x="41.308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3" draw:style-name="gr8" draw:text-style-name="P2" draw:layer="layout" svg:width="0.17cm" svg:height="0.185cm" svg:x="41.328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4" draw:style-name="gr1">
            <draw:custom-shape draw:name="Freeform 95" draw:style-name="gr7" draw:text-style-name="P6" draw:layer="layout" svg:width="0.21cm" svg:height="0.21cm" svg:x="41.86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6" draw:style-name="gr8" draw:text-style-name="P2" draw:layer="layout" svg:width="0.17cm" svg:height="0.185cm" svg:x="41.88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7" draw:style-name="gr1">
            <draw:custom-shape draw:name="Freeform 98" draw:style-name="gr7" draw:text-style-name="P6" draw:layer="layout" svg:width="0.21cm" svg:height="0.21cm" svg:x="42.412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9" draw:style-name="gr8" draw:text-style-name="P2" draw:layer="layout" svg:width="0.17cm" svg:height="0.185cm" svg:x="42.432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0" draw:style-name="gr1">
            <draw:custom-shape draw:name="Freeform 101" draw:style-name="gr7" draw:text-style-name="P6" draw:layer="layout" svg:width="0.21cm" svg:height="0.21cm" svg:x="42.964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2" draw:style-name="gr8" draw:text-style-name="P2" draw:layer="layout" svg:width="0.17cm" svg:height="0.185cm" svg:x="42.984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3" draw:style-name="gr1">
            <draw:custom-shape draw:name="Freeform 104" draw:style-name="gr7" draw:text-style-name="P6" draw:layer="layout" svg:width="0.21cm" svg:height="0.21cm" svg:x="38.547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5" draw:style-name="gr8" draw:text-style-name="P2" draw:layer="layout" svg:width="0.17cm" svg:height="0.185cm" svg:x="38.567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6" draw:style-name="gr1">
            <draw:custom-shape draw:name="Freeform 107" draw:style-name="gr7" draw:text-style-name="P6" draw:layer="layout" svg:width="0.21cm" svg:height="0.21cm" svg:x="39.099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8" draw:style-name="gr8" draw:text-style-name="P2" draw:layer="layout" svg:width="0.17cm" svg:height="0.185cm" svg:x="39.119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9" draw:style-name="gr1">
            <draw:custom-shape draw:name="Freeform 110" draw:style-name="gr7" draw:text-style-name="P6" draw:layer="layout" svg:width="0.21cm" svg:height="0.21cm" svg:x="39.651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1" draw:style-name="gr8" draw:text-style-name="P2" draw:layer="layout" svg:width="0.17cm" svg:height="0.185cm" svg:x="39.671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2" draw:style-name="gr1">
            <draw:custom-shape draw:name="Freeform 113" draw:style-name="gr7" draw:text-style-name="P6" draw:layer="layout" svg:width="0.21cm" svg:height="0.21cm" svg:x="40.203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4" draw:style-name="gr8" draw:text-style-name="P2" draw:layer="layout" svg:width="0.17cm" svg:height="0.185cm" svg:x="40.223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5" draw:style-name="gr1">
            <draw:custom-shape draw:name="Freeform 116" draw:style-name="gr7" draw:text-style-name="P6" draw:layer="layout" svg:width="0.21cm" svg:height="0.21cm" svg:x="40.756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7" draw:style-name="gr8" draw:text-style-name="P2" draw:layer="layout" svg:width="0.17cm" svg:height="0.185cm" svg:x="40.775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8" draw:style-name="gr1">
            <draw:custom-shape draw:name="Freeform 119" draw:style-name="gr7" draw:text-style-name="P6" draw:layer="layout" svg:width="0.21cm" svg:height="0.21cm" svg:x="41.308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0" draw:style-name="gr8" draw:text-style-name="P2" draw:layer="layout" svg:width="0.17cm" svg:height="0.185cm" svg:x="41.328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1" draw:style-name="gr1">
            <draw:custom-shape draw:name="Freeform 122" draw:style-name="gr7" draw:text-style-name="P6" draw:layer="layout" svg:width="0.21cm" svg:height="0.21cm" svg:x="41.86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8" draw:text-style-name="P2" draw:layer="layout" svg:width="0.17cm" svg:height="0.185cm" svg:x="41.88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1">
            <draw:custom-shape draw:name="Freeform 125" draw:style-name="gr7" draw:text-style-name="P6" draw:layer="layout" svg:width="0.21cm" svg:height="0.21cm" svg:x="42.412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8" draw:text-style-name="P2" draw:layer="layout" svg:width="0.17cm" svg:height="0.185cm" svg:x="42.432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7" draw:style-name="gr1">
            <draw:custom-shape draw:name="Freeform 128" draw:style-name="gr7" draw:text-style-name="P6" draw:layer="layout" svg:width="0.21cm" svg:height="0.21cm" svg:x="42.964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8" draw:text-style-name="P2" draw:layer="layout" svg:width="0.17cm" svg:height="0.185cm" svg:x="42.984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30" draw:style-name="gr1">
          <draw:g draw:name="Group 131" draw:style-name="gr1">
            <draw:custom-shape draw:name="Freeform 132" draw:style-name="gr7" draw:text-style-name="P6" draw:layer="layout" svg:width="0.21cm" svg:height="0.21cm" svg:x="10.16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3" draw:style-name="gr8" draw:text-style-name="P2" draw:layer="layout" svg:width="0.17cm" svg:height="0.185cm" svg:x="10.18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4" draw:style-name="gr1">
            <draw:custom-shape draw:name="Freeform 135" draw:style-name="gr7" draw:text-style-name="P6" draw:layer="layout" svg:width="0.21cm" svg:height="0.21cm" svg:x="10.712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6" draw:style-name="gr8" draw:text-style-name="P2" draw:layer="layout" svg:width="0.17cm" svg:height="0.185cm" svg:x="10.732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7" draw:style-name="gr1">
            <draw:custom-shape draw:name="Freeform 138" draw:style-name="gr7" draw:text-style-name="P6" draw:layer="layout" svg:width="0.21cm" svg:height="0.21cm" svg:x="11.264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9" draw:style-name="gr8" draw:text-style-name="P2" draw:layer="layout" svg:width="0.17cm" svg:height="0.185cm" svg:x="11.284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0" draw:style-name="gr1">
            <draw:custom-shape draw:name="Freeform 141" draw:style-name="gr7" draw:text-style-name="P6" draw:layer="layout" svg:width="0.21cm" svg:height="0.21cm" svg:x="11.817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2" draw:style-name="gr8" draw:text-style-name="P2" draw:layer="layout" svg:width="0.17cm" svg:height="0.185cm" svg:x="11.836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3" draw:style-name="gr1">
            <draw:custom-shape draw:name="Freeform 144" draw:style-name="gr7" draw:text-style-name="P6" draw:layer="layout" svg:width="0.21cm" svg:height="0.21cm" svg:x="12.369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5" draw:style-name="gr8" draw:text-style-name="P2" draw:layer="layout" svg:width="0.17cm" svg:height="0.185cm" svg:x="12.388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6" draw:style-name="gr1">
            <draw:custom-shape draw:name="Freeform 147" draw:style-name="gr7" draw:text-style-name="P6" draw:layer="layout" svg:width="0.21cm" svg:height="0.21cm" svg:x="12.921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8" draw:style-name="gr8" draw:text-style-name="P2" draw:layer="layout" svg:width="0.17cm" svg:height="0.185cm" svg:x="12.941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9" draw:style-name="gr1">
            <draw:custom-shape draw:name="Freeform 150" draw:style-name="gr7" draw:text-style-name="P6" draw:layer="layout" svg:width="0.21cm" svg:height="0.21cm" svg:x="13.473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1" draw:style-name="gr8" draw:text-style-name="P2" draw:layer="layout" svg:width="0.17cm" svg:height="0.185cm" svg:x="13.493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2" draw:style-name="gr1">
            <draw:custom-shape draw:name="Freeform 153" draw:style-name="gr7" draw:text-style-name="P6" draw:layer="layout" svg:width="0.21cm" svg:height="0.21cm" svg:x="14.025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4" draw:style-name="gr8" draw:text-style-name="P2" draw:layer="layout" svg:width="0.17cm" svg:height="0.185cm" svg:x="14.045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5" draw:style-name="gr1">
            <draw:custom-shape draw:name="Freeform 156" draw:style-name="gr7" draw:text-style-name="P6" draw:layer="layout" svg:width="0.21cm" svg:height="0.21cm" svg:x="14.577cm" svg:y="1.98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7" draw:style-name="gr8" draw:text-style-name="P2" draw:layer="layout" svg:width="0.17cm" svg:height="0.185cm" svg:x="14.597cm" svg:y="1.99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8" draw:style-name="gr1">
            <draw:custom-shape draw:name="Freeform 159" draw:style-name="gr7" draw:text-style-name="P6" draw:layer="layout" svg:width="0.21cm" svg:height="0.21cm" svg:x="10.16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0" draw:style-name="gr8" draw:text-style-name="P2" draw:layer="layout" svg:width="0.17cm" svg:height="0.185cm" svg:x="10.18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1" draw:style-name="gr1">
            <draw:custom-shape draw:name="Freeform 162" draw:style-name="gr7" draw:text-style-name="P6" draw:layer="layout" svg:width="0.21cm" svg:height="0.21cm" svg:x="10.712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3" draw:style-name="gr8" draw:text-style-name="P2" draw:layer="layout" svg:width="0.17cm" svg:height="0.185cm" svg:x="10.732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4" draw:style-name="gr1">
            <draw:custom-shape draw:name="Freeform 165" draw:style-name="gr7" draw:text-style-name="P6" draw:layer="layout" svg:width="0.21cm" svg:height="0.21cm" svg:x="11.264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6" draw:style-name="gr8" draw:text-style-name="P2" draw:layer="layout" svg:width="0.17cm" svg:height="0.185cm" svg:x="11.284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7" draw:style-name="gr1">
            <draw:custom-shape draw:name="Freeform 168" draw:style-name="gr7" draw:text-style-name="P6" draw:layer="layout" svg:width="0.21cm" svg:height="0.21cm" svg:x="11.817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9" draw:style-name="gr8" draw:text-style-name="P2" draw:layer="layout" svg:width="0.17cm" svg:height="0.185cm" svg:x="11.836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0" draw:style-name="gr1">
            <draw:custom-shape draw:name="Freeform 171" draw:style-name="gr7" draw:text-style-name="P6" draw:layer="layout" svg:width="0.21cm" svg:height="0.21cm" svg:x="12.369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2" draw:style-name="gr8" draw:text-style-name="P2" draw:layer="layout" svg:width="0.17cm" svg:height="0.185cm" svg:x="12.388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3" draw:style-name="gr1">
            <draw:custom-shape draw:name="Freeform 174" draw:style-name="gr7" draw:text-style-name="P6" draw:layer="layout" svg:width="0.21cm" svg:height="0.21cm" svg:x="12.921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5" draw:style-name="gr8" draw:text-style-name="P2" draw:layer="layout" svg:width="0.17cm" svg:height="0.185cm" svg:x="12.941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6" draw:style-name="gr1">
            <draw:custom-shape draw:name="Freeform 177" draw:style-name="gr7" draw:text-style-name="P6" draw:layer="layout" svg:width="0.21cm" svg:height="0.21cm" svg:x="13.473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8" draw:style-name="gr8" draw:text-style-name="P2" draw:layer="layout" svg:width="0.17cm" svg:height="0.185cm" svg:x="13.493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9" draw:style-name="gr1">
            <draw:custom-shape draw:name="Freeform 180" draw:style-name="gr7" draw:text-style-name="P6" draw:layer="layout" svg:width="0.21cm" svg:height="0.21cm" svg:x="14.025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1" draw:style-name="gr8" draw:text-style-name="P2" draw:layer="layout" svg:width="0.17cm" svg:height="0.185cm" svg:x="14.045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2" draw:style-name="gr1">
            <draw:custom-shape draw:name="Freeform 183" draw:style-name="gr7" draw:text-style-name="P6" draw:layer="layout" svg:width="0.21cm" svg:height="0.21cm" svg:x="14.577cm" svg:y="2.4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4" draw:style-name="gr8" draw:text-style-name="P2" draw:layer="layout" svg:width="0.17cm" svg:height="0.185cm" svg:x="14.597cm" svg:y="2.4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5" draw:style-name="gr1">
            <draw:custom-shape draw:name="Freeform 186" draw:style-name="gr7" draw:text-style-name="P6" draw:layer="layout" svg:width="0.21cm" svg:height="0.21cm" svg:x="10.16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7" draw:style-name="gr8" draw:text-style-name="P2" draw:layer="layout" svg:width="0.17cm" svg:height="0.185cm" svg:x="10.18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8" draw:style-name="gr1">
            <draw:custom-shape draw:name="Freeform 189" draw:style-name="gr7" draw:text-style-name="P6" draw:layer="layout" svg:width="0.21cm" svg:height="0.21cm" svg:x="10.712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0" draw:style-name="gr8" draw:text-style-name="P2" draw:layer="layout" svg:width="0.17cm" svg:height="0.185cm" svg:x="10.732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1" draw:style-name="gr1">
            <draw:custom-shape draw:name="Freeform 192" draw:style-name="gr7" draw:text-style-name="P6" draw:layer="layout" svg:width="0.21cm" svg:height="0.21cm" svg:x="11.264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3" draw:style-name="gr8" draw:text-style-name="P2" draw:layer="layout" svg:width="0.17cm" svg:height="0.185cm" svg:x="11.284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4" draw:style-name="gr1">
            <draw:custom-shape draw:name="Freeform 195" draw:style-name="gr7" draw:text-style-name="P6" draw:layer="layout" svg:width="0.21cm" svg:height="0.21cm" svg:x="11.817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6" draw:style-name="gr8" draw:text-style-name="P2" draw:layer="layout" svg:width="0.17cm" svg:height="0.185cm" svg:x="11.836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7" draw:style-name="gr1">
            <draw:custom-shape draw:name="Freeform 198" draw:style-name="gr7" draw:text-style-name="P6" draw:layer="layout" svg:width="0.21cm" svg:height="0.21cm" svg:x="12.369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9" draw:style-name="gr8" draw:text-style-name="P2" draw:layer="layout" svg:width="0.17cm" svg:height="0.185cm" svg:x="12.388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0" draw:style-name="gr1">
            <draw:custom-shape draw:name="Freeform 201" draw:style-name="gr7" draw:text-style-name="P6" draw:layer="layout" svg:width="0.21cm" svg:height="0.21cm" svg:x="12.921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2" draw:style-name="gr8" draw:text-style-name="P2" draw:layer="layout" svg:width="0.17cm" svg:height="0.185cm" svg:x="12.941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3" draw:style-name="gr1">
            <draw:custom-shape draw:name="Freeform 204" draw:style-name="gr7" draw:text-style-name="P6" draw:layer="layout" svg:width="0.21cm" svg:height="0.21cm" svg:x="13.473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5" draw:style-name="gr8" draw:text-style-name="P2" draw:layer="layout" svg:width="0.17cm" svg:height="0.185cm" svg:x="13.493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6" draw:style-name="gr1">
            <draw:custom-shape draw:name="Freeform 207" draw:style-name="gr7" draw:text-style-name="P6" draw:layer="layout" svg:width="0.21cm" svg:height="0.21cm" svg:x="14.025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8" draw:style-name="gr8" draw:text-style-name="P2" draw:layer="layout" svg:width="0.17cm" svg:height="0.185cm" svg:x="14.045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9" draw:style-name="gr1">
            <draw:custom-shape draw:name="Freeform 210" draw:style-name="gr7" draw:text-style-name="P6" draw:layer="layout" svg:width="0.21cm" svg:height="0.21cm" svg:x="14.577cm" svg:y="3.25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1" draw:style-name="gr8" draw:text-style-name="P2" draw:layer="layout" svg:width="0.17cm" svg:height="0.185cm" svg:x="14.597cm" svg:y="3.2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2" draw:style-name="gr1">
            <draw:custom-shape draw:name="Freeform 213" draw:style-name="gr7" draw:text-style-name="P6" draw:layer="layout" svg:width="0.21cm" svg:height="0.21cm" svg:x="10.16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4" draw:style-name="gr8" draw:text-style-name="P2" draw:layer="layout" svg:width="0.17cm" svg:height="0.185cm" svg:x="10.18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5" draw:style-name="gr1">
            <draw:custom-shape draw:name="Freeform 216" draw:style-name="gr7" draw:text-style-name="P6" draw:layer="layout" svg:width="0.21cm" svg:height="0.21cm" svg:x="10.712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7" draw:style-name="gr8" draw:text-style-name="P2" draw:layer="layout" svg:width="0.17cm" svg:height="0.185cm" svg:x="10.732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8" draw:style-name="gr1">
            <draw:custom-shape draw:name="Freeform 219" draw:style-name="gr7" draw:text-style-name="P6" draw:layer="layout" svg:width="0.21cm" svg:height="0.21cm" svg:x="11.264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0" draw:style-name="gr8" draw:text-style-name="P2" draw:layer="layout" svg:width="0.17cm" svg:height="0.185cm" svg:x="11.284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1" draw:style-name="gr1">
            <draw:custom-shape draw:name="Freeform 222" draw:style-name="gr7" draw:text-style-name="P6" draw:layer="layout" svg:width="0.21cm" svg:height="0.21cm" svg:x="11.817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3" draw:style-name="gr8" draw:text-style-name="P2" draw:layer="layout" svg:width="0.17cm" svg:height="0.185cm" svg:x="11.836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4" draw:style-name="gr1">
            <draw:custom-shape draw:name="Freeform 225" draw:style-name="gr7" draw:text-style-name="P6" draw:layer="layout" svg:width="0.21cm" svg:height="0.21cm" svg:x="12.369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6" draw:style-name="gr8" draw:text-style-name="P2" draw:layer="layout" svg:width="0.17cm" svg:height="0.185cm" svg:x="12.388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7" draw:style-name="gr1">
            <draw:custom-shape draw:name="Freeform 228" draw:style-name="gr7" draw:text-style-name="P6" draw:layer="layout" svg:width="0.21cm" svg:height="0.21cm" svg:x="12.921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9" draw:style-name="gr3" draw:text-style-name="P2" draw:layer="layout" svg:width="2.075cm" svg:height="3.205cm" svg:x="10.868cm" svg:y="-0.418cm">
              <text:p/>
              <draw:enhanced-geometry draw:mirror-horizontal="false" draw:mirror-vertical="tru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0" draw:style-name="gr1">
            <draw:custom-shape draw:name="Freeform 231" draw:style-name="gr7" draw:text-style-name="P6" draw:layer="layout" svg:width="0.21cm" svg:height="0.21cm" svg:x="13.473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2" draw:style-name="gr8" draw:text-style-name="P2" draw:layer="layout" svg:width="0.17cm" svg:height="0.185cm" svg:x="12.561cm" svg:y="0.25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3" draw:style-name="gr1">
            <draw:custom-shape draw:name="Freeform 234" draw:style-name="gr7" draw:text-style-name="P6" draw:layer="layout" svg:width="0.21cm" svg:height="0.21cm" svg:x="14.025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5" draw:style-name="gr8" draw:text-style-name="P2" draw:layer="layout" svg:width="0.17cm" svg:height="0.185cm" svg:x="14.045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6" draw:style-name="gr1">
            <draw:custom-shape draw:name="Freeform 237" draw:style-name="gr7" draw:text-style-name="P6" draw:layer="layout" svg:width="0.21cm" svg:height="0.21cm" svg:x="14.577cm" svg:y="2.82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8" draw:style-name="gr8" draw:text-style-name="P2" draw:layer="layout" svg:width="0.17cm" svg:height="0.185cm" svg:x="14.597cm" svg:y="2.83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39" draw:style-name="gr50" draw:text-style-name="P45" draw:layer="layout" svg:width="24.646cm" svg:height="4.316cm" draw:transform="rotate (-3.14159265358979) translate (50.079cm 11.455cm)">
          <text:p text:style-name="P43"><text:span text:style-name="T17">• </text:span><text:span text:style-name="T17">The circuit consists of ESP32, IR sensors, servo motor, and power supply.</text:span></text:p>
          <text:p text:style-name="P43"><text:span text:style-name="T17">• </text:span><text:span text:style-name="T17">Shows real-time parking status and slot availability.</text:span></text:p>
          <draw:enhanced-geometry draw:mirror-horizontal="fals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icture 243" draw:style-name="gr51" draw:text-style-name="P57" draw:layer="layout" svg:width="21.422cm" svg:height="24.715cm" draw:transform="rotate (1.5707963267949) translate (0cm 27.75cm)">
          <text:p/>
          <draw:enhanced-geometry draw:mirror-horizontal="false" draw:mirror-vertical="false" svg:viewBox="0 0 0 0" draw:glue-points="?f0 ?f1 ?f2 ?f3 ?f4 ?f5 ?f6 ?f7 ?f8 ?f9 ?f10 ?f11 ?f12 ?f13 ?f14 ?f15 ?f16 ?f17" drawooo:sub-view-size="4316089 4787050" draw:text-areas="0 0 ?f18 ?f19" draw:type="ooxml-non-primitive" draw:enhanced-path="M 4316089 719363 L 4316089 4067687 C 4316089 4464980 3994019 4787050 3596726 4787050 L 719363 4787050 C 322070 4787050 0 4464980 0 4067687 L 0 719363 C 0 322070 322070 0 719363 0 L 3596726 0 C 3994019 0 4316089 322070 4316089 719363 Z N">
            <draw:equation draw:name="f0" draw:formula="4316089*logwidth/4316089"/>
            <draw:equation draw:name="f1" draw:formula="719363*logheight/4787050"/>
            <draw:equation draw:name="f2" draw:formula="4316089*logwidth/4316089"/>
            <draw:equation draw:name="f3" draw:formula="4067687*logheight/4787050"/>
            <draw:equation draw:name="f4" draw:formula="3596726*logwidth/4316089"/>
            <draw:equation draw:name="f5" draw:formula="4787050*logheight/4787050"/>
            <draw:equation draw:name="f6" draw:formula="719363*logwidth/4316089"/>
            <draw:equation draw:name="f7" draw:formula="4787050*logheight/4787050"/>
            <draw:equation draw:name="f8" draw:formula="0*logwidth/4316089"/>
            <draw:equation draw:name="f9" draw:formula="4067687*logheight/4787050"/>
            <draw:equation draw:name="f10" draw:formula="0*logwidth/4316089"/>
            <draw:equation draw:name="f11" draw:formula="719363*logheight/4787050"/>
            <draw:equation draw:name="f12" draw:formula="719363*logwidth/4316089"/>
            <draw:equation draw:name="f13" draw:formula="0*logheight/4787050"/>
            <draw:equation draw:name="f14" draw:formula="3596726*logwidth/4316089"/>
            <draw:equation draw:name="f15" draw:formula="0*logheight/4787050"/>
            <draw:equation draw:name="f16" draw:formula="4316089*logwidth/4316089"/>
            <draw:equation draw:name="f17" draw:formula="719363*logheight/4787050"/>
            <draw:equation draw:name="f18" draw:formula="logwidth"/>
            <draw:equation draw:name="f19" draw:formula="logheight"/>
          </draw:enhanced-geometry>
        </draw:custom-shape>
        <anim:par presentation:node-type="timing-root">
          <anim:par smil:begin="id5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Blank" xml:id="id6" draw:id="id6">
        <office:forms form:automatic-focus="false" form:apply-design-mode="false"/>
        <draw:g draw:name="Group 5" draw:style-name="gr1">
          <draw:custom-shape draw:name="Freeform 6" draw:style-name="gr2" draw:text-style-name="P1" draw:layer="layout" svg:width="28.794cm" svg:height="28.794cm" draw:transform="rotate (-2.16630266757536) translate (59.957cm 34.34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23.395cm" svg:height="24.744cm" draw:transform="rotate (-2.16630266757536) translate (57.326cm 35.82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1">
          <draw:custom-shape draw:name="Freeform 9" draw:style-name="gr2" draw:text-style-name="P1" draw:layer="layout" svg:width="28.794cm" svg:height="28.794cm" draw:transform="rotate (-2.16630266757536) translate (16.672cm -11.172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10" draw:style-name="gr3" draw:text-style-name="P2" draw:layer="layout" svg:width="23.395cm" svg:height="24.744cm" draw:transform="rotate (-2.16630266757536) translate (14.041cm -9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 draw:style-name="gr1">
          <draw:g draw:name="Group 12" draw:style-name="gr1">
            <draw:custom-shape draw:name="Freeform 13" draw:style-name="gr7" draw:text-style-name="P6" draw:layer="layout" svg:width="0.21cm" svg:height="0.21cm" svg:x="43.314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" draw:style-name="gr8" draw:text-style-name="P2" draw:layer="layout" svg:width="0.17cm" svg:height="0.185cm" svg:x="43.334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 draw:style-name="gr1">
            <draw:custom-shape draw:name="Freeform 16" draw:style-name="gr7" draw:text-style-name="P6" draw:layer="layout" svg:width="0.21cm" svg:height="0.21cm" svg:x="43.867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" draw:style-name="gr8" draw:text-style-name="P2" draw:layer="layout" svg:width="0.17cm" svg:height="0.185cm" svg:x="43.886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 draw:style-name="gr1">
            <draw:custom-shape draw:name="Freeform 19" draw:style-name="gr7" draw:text-style-name="P6" draw:layer="layout" svg:width="0.21cm" svg:height="0.21cm" svg:x="44.419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8" draw:text-style-name="P2" draw:layer="layout" svg:width="0.17cm" svg:height="0.185cm" svg:x="44.438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1">
            <draw:custom-shape draw:name="Freeform 22" draw:style-name="gr7" draw:text-style-name="P6" draw:layer="layout" svg:width="0.21cm" svg:height="0.21cm" svg:x="44.971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8" draw:text-style-name="P2" draw:layer="layout" svg:width="0.17cm" svg:height="0.185cm" svg:x="44.991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1">
            <draw:custom-shape draw:name="Freeform 25" draw:style-name="gr7" draw:text-style-name="P6" draw:layer="layout" svg:width="0.21cm" svg:height="0.21cm" svg:x="45.523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8" draw:text-style-name="P2" draw:layer="layout" svg:width="0.17cm" svg:height="0.185cm" svg:x="45.543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1">
            <draw:custom-shape draw:name="Freeform 28" draw:style-name="gr7" draw:text-style-name="P6" draw:layer="layout" svg:width="0.21cm" svg:height="0.21cm" svg:x="46.075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8" draw:text-style-name="P2" draw:layer="layout" svg:width="0.17cm" svg:height="0.185cm" svg:x="46.095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1">
            <draw:custom-shape draw:name="Freeform 31" draw:style-name="gr7" draw:text-style-name="P6" draw:layer="layout" svg:width="0.21cm" svg:height="0.21cm" svg:x="46.627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8" draw:text-style-name="P2" draw:layer="layout" svg:width="0.17cm" svg:height="0.185cm" svg:x="46.647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1">
            <draw:custom-shape draw:name="Freeform 34" draw:style-name="gr7" draw:text-style-name="P6" draw:layer="layout" svg:width="0.21cm" svg:height="0.21cm" svg:x="47.18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8" draw:text-style-name="P2" draw:layer="layout" svg:width="0.17cm" svg:height="0.185cm" svg:x="47.199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1">
            <draw:custom-shape draw:name="Freeform 37" draw:style-name="gr7" draw:text-style-name="P6" draw:layer="layout" svg:width="0.21cm" svg:height="0.21cm" svg:x="47.732cm" svg:y="24.2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8" draw:text-style-name="P2" draw:layer="layout" svg:width="0.17cm" svg:height="0.185cm" svg:x="47.752cm" svg:y="24.2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1">
            <draw:custom-shape draw:name="Freeform 40" draw:style-name="gr7" draw:text-style-name="P6" draw:layer="layout" svg:width="0.21cm" svg:height="0.21cm" svg:x="43.314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8" draw:text-style-name="P2" draw:layer="layout" svg:width="0.17cm" svg:height="0.185cm" svg:x="43.334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 draw:style-name="gr1">
            <draw:custom-shape draw:name="Freeform 43" draw:style-name="gr7" draw:text-style-name="P6" draw:layer="layout" svg:width="0.21cm" svg:height="0.21cm" svg:x="43.867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4" draw:style-name="gr8" draw:text-style-name="P2" draw:layer="layout" svg:width="0.17cm" svg:height="0.185cm" svg:x="43.886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1">
            <draw:custom-shape draw:name="Freeform 46" draw:style-name="gr7" draw:text-style-name="P6" draw:layer="layout" svg:width="0.21cm" svg:height="0.21cm" svg:x="44.419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7" draw:style-name="gr8" draw:text-style-name="P2" draw:layer="layout" svg:width="0.17cm" svg:height="0.185cm" svg:x="44.438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1">
            <draw:custom-shape draw:name="Freeform 49" draw:style-name="gr7" draw:text-style-name="P6" draw:layer="layout" svg:width="0.21cm" svg:height="0.21cm" svg:x="44.971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0" draw:style-name="gr8" draw:text-style-name="P2" draw:layer="layout" svg:width="0.17cm" svg:height="0.185cm" svg:x="44.991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1">
            <draw:custom-shape draw:name="Freeform 52" draw:style-name="gr7" draw:text-style-name="P6" draw:layer="layout" svg:width="0.21cm" svg:height="0.21cm" svg:x="45.523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3" draw:style-name="gr8" draw:text-style-name="P2" draw:layer="layout" svg:width="0.17cm" svg:height="0.185cm" svg:x="45.543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1">
            <draw:custom-shape draw:name="Freeform 55" draw:style-name="gr7" draw:text-style-name="P6" draw:layer="layout" svg:width="0.21cm" svg:height="0.21cm" svg:x="46.075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6" draw:style-name="gr8" draw:text-style-name="P2" draw:layer="layout" svg:width="0.17cm" svg:height="0.185cm" svg:x="46.095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1">
            <draw:custom-shape draw:name="Freeform 58" draw:style-name="gr7" draw:text-style-name="P6" draw:layer="layout" svg:width="0.21cm" svg:height="0.21cm" svg:x="46.627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8" draw:text-style-name="P2" draw:layer="layout" svg:width="0.17cm" svg:height="0.185cm" svg:x="46.647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0" draw:style-name="gr1">
            <draw:custom-shape draw:name="Freeform 61" draw:style-name="gr7" draw:text-style-name="P6" draw:layer="layout" svg:width="0.21cm" svg:height="0.21cm" svg:x="47.18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2" draw:style-name="gr8" draw:text-style-name="P2" draw:layer="layout" svg:width="0.17cm" svg:height="0.185cm" svg:x="47.199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3" draw:style-name="gr1">
            <draw:custom-shape draw:name="Freeform 64" draw:style-name="gr7" draw:text-style-name="P6" draw:layer="layout" svg:width="0.21cm" svg:height="0.21cm" svg:x="47.732cm" svg:y="24.6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8" draw:text-style-name="P2" draw:layer="layout" svg:width="0.17cm" svg:height="0.185cm" svg:x="47.752cm" svg:y="24.6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1">
            <draw:custom-shape draw:name="Freeform 67" draw:style-name="gr7" draw:text-style-name="P6" draw:layer="layout" svg:width="0.21cm" svg:height="0.21cm" svg:x="43.314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8" draw:text-style-name="P2" draw:layer="layout" svg:width="0.17cm" svg:height="0.185cm" svg:x="43.334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1">
            <draw:custom-shape draw:name="Freeform 70" draw:style-name="gr7" draw:text-style-name="P6" draw:layer="layout" svg:width="0.21cm" svg:height="0.21cm" svg:x="43.867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8" draw:text-style-name="P2" draw:layer="layout" svg:width="0.17cm" svg:height="0.185cm" svg:x="43.886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2" draw:style-name="gr1">
            <draw:custom-shape draw:name="Freeform 73" draw:style-name="gr7" draw:text-style-name="P6" draw:layer="layout" svg:width="0.21cm" svg:height="0.21cm" svg:x="44.419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4" draw:style-name="gr8" draw:text-style-name="P2" draw:layer="layout" svg:width="0.17cm" svg:height="0.185cm" svg:x="44.438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5" draw:style-name="gr1">
            <draw:custom-shape draw:name="Freeform 76" draw:style-name="gr7" draw:text-style-name="P6" draw:layer="layout" svg:width="0.21cm" svg:height="0.21cm" svg:x="44.971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7" draw:style-name="gr8" draw:text-style-name="P2" draw:layer="layout" svg:width="0.17cm" svg:height="0.185cm" svg:x="44.991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1">
            <draw:custom-shape draw:name="Freeform 79" draw:style-name="gr7" draw:text-style-name="P6" draw:layer="layout" svg:width="0.21cm" svg:height="0.21cm" svg:x="45.523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8" draw:text-style-name="P2" draw:layer="layout" svg:width="0.17cm" svg:height="0.185cm" svg:x="45.543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1">
            <draw:custom-shape draw:name="Freeform 82" draw:style-name="gr7" draw:text-style-name="P6" draw:layer="layout" svg:width="0.21cm" svg:height="0.21cm" svg:x="46.075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8" draw:text-style-name="P2" draw:layer="layout" svg:width="0.17cm" svg:height="0.185cm" svg:x="46.095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4" draw:style-name="gr1">
            <draw:custom-shape draw:name="Freeform 85" draw:style-name="gr7" draw:text-style-name="P6" draw:layer="layout" svg:width="0.21cm" svg:height="0.21cm" svg:x="46.627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8" draw:text-style-name="P2" draw:layer="layout" svg:width="0.17cm" svg:height="0.185cm" svg:x="46.647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1">
            <draw:custom-shape draw:name="Freeform 88" draw:style-name="gr7" draw:text-style-name="P6" draw:layer="layout" svg:width="0.21cm" svg:height="0.21cm" svg:x="47.18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9" draw:style-name="gr8" draw:text-style-name="P2" draw:layer="layout" svg:width="0.17cm" svg:height="0.185cm" svg:x="47.199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1">
            <draw:custom-shape draw:name="Freeform 91" draw:style-name="gr7" draw:text-style-name="P6" draw:layer="layout" svg:width="0.21cm" svg:height="0.21cm" svg:x="47.732cm" svg:y="25.5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8" draw:text-style-name="P2" draw:layer="layout" svg:width="0.17cm" svg:height="0.185cm" svg:x="47.752cm" svg:y="25.5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1">
            <draw:custom-shape draw:name="Freeform 94" draw:style-name="gr7" draw:text-style-name="P6" draw:layer="layout" svg:width="0.21cm" svg:height="0.21cm" svg:x="43.314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8" draw:text-style-name="P2" draw:layer="layout" svg:width="0.17cm" svg:height="0.185cm" svg:x="43.334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 draw:style-name="gr1">
            <draw:custom-shape draw:name="Freeform 97" draw:style-name="gr7" draw:text-style-name="P6" draw:layer="layout" svg:width="0.21cm" svg:height="0.21cm" svg:x="43.867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8" draw:text-style-name="P2" draw:layer="layout" svg:width="0.17cm" svg:height="0.185cm" svg:x="43.886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1">
            <draw:custom-shape draw:name="Freeform 100" draw:style-name="gr7" draw:text-style-name="P6" draw:layer="layout" svg:width="0.21cm" svg:height="0.21cm" svg:x="44.419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1" draw:style-name="gr8" draw:text-style-name="P2" draw:layer="layout" svg:width="0.17cm" svg:height="0.185cm" svg:x="44.438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1">
            <draw:custom-shape draw:name="Freeform 103" draw:style-name="gr7" draw:text-style-name="P6" draw:layer="layout" svg:width="0.21cm" svg:height="0.21cm" svg:x="44.971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4" draw:style-name="gr8" draw:text-style-name="P2" draw:layer="layout" svg:width="0.17cm" svg:height="0.185cm" svg:x="44.991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5" draw:style-name="gr1">
            <draw:custom-shape draw:name="Freeform 106" draw:style-name="gr7" draw:text-style-name="P6" draw:layer="layout" svg:width="0.21cm" svg:height="0.21cm" svg:x="45.523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8" draw:text-style-name="P2" draw:layer="layout" svg:width="0.17cm" svg:height="0.185cm" svg:x="45.543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8" draw:style-name="gr1">
            <draw:custom-shape draw:name="Freeform 109" draw:style-name="gr7" draw:text-style-name="P6" draw:layer="layout" svg:width="0.21cm" svg:height="0.21cm" svg:x="46.075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8" draw:text-style-name="P2" draw:layer="layout" svg:width="0.17cm" svg:height="0.185cm" svg:x="46.095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1">
            <draw:custom-shape draw:name="Freeform 112" draw:style-name="gr7" draw:text-style-name="P6" draw:layer="layout" svg:width="0.21cm" svg:height="0.21cm" svg:x="46.627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8" draw:text-style-name="P2" draw:layer="layout" svg:width="0.17cm" svg:height="0.185cm" svg:x="46.647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1">
            <draw:custom-shape draw:name="Freeform 115" draw:style-name="gr7" draw:text-style-name="P6" draw:layer="layout" svg:width="0.21cm" svg:height="0.21cm" svg:x="47.18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6" draw:style-name="gr8" draw:text-style-name="P2" draw:layer="layout" svg:width="0.17cm" svg:height="0.185cm" svg:x="47.199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7" draw:style-name="gr1">
            <draw:custom-shape draw:name="Freeform 118" draw:style-name="gr7" draw:text-style-name="P6" draw:layer="layout" svg:width="0.21cm" svg:height="0.21cm" svg:x="47.732cm" svg:y="25.0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9" draw:style-name="gr8" draw:text-style-name="P2" draw:layer="layout" svg:width="0.17cm" svg:height="0.185cm" svg:x="47.752cm" svg:y="25.0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0" draw:style-name="gr1">
          <draw:g draw:name="Group 121" draw:style-name="gr1">
            <draw:custom-shape draw:name="Freeform 122" draw:style-name="gr7" draw:text-style-name="P6" draw:layer="layout" svg:width="0.21cm" svg:height="0.21cm" svg:x="2.858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8" draw:text-style-name="P2" draw:layer="layout" svg:width="0.17cm" svg:height="0.185cm" svg:x="2.877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1">
            <draw:custom-shape draw:name="Freeform 125" draw:style-name="gr7" draw:text-style-name="P6" draw:layer="layout" svg:width="0.21cm" svg:height="0.21cm" svg:x="3.41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8" draw:text-style-name="P2" draw:layer="layout" svg:width="0.17cm" svg:height="0.185cm" svg:x="3.429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7" draw:style-name="gr1">
            <draw:custom-shape draw:name="Freeform 128" draw:style-name="gr7" draw:text-style-name="P6" draw:layer="layout" svg:width="0.21cm" svg:height="0.21cm" svg:x="3.962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8" draw:text-style-name="P2" draw:layer="layout" svg:width="0.17cm" svg:height="0.185cm" svg:x="3.982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0" draw:style-name="gr1">
            <draw:custom-shape draw:name="Freeform 131" draw:style-name="gr7" draw:text-style-name="P6" draw:layer="layout" svg:width="0.21cm" svg:height="0.21cm" svg:x="4.514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2" draw:style-name="gr8" draw:text-style-name="P2" draw:layer="layout" svg:width="0.17cm" svg:height="0.185cm" svg:x="4.534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 draw:style-name="gr1">
            <draw:custom-shape draw:name="Freeform 134" draw:style-name="gr7" draw:text-style-name="P6" draw:layer="layout" svg:width="0.21cm" svg:height="0.21cm" svg:x="5.066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5" draw:style-name="gr8" draw:text-style-name="P2" draw:layer="layout" svg:width="0.17cm" svg:height="0.185cm" svg:x="5.086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6" draw:style-name="gr1">
            <draw:custom-shape draw:name="Freeform 137" draw:style-name="gr7" draw:text-style-name="P6" draw:layer="layout" svg:width="0.21cm" svg:height="0.21cm" svg:x="5.618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8" draw:style-name="gr8" draw:text-style-name="P2" draw:layer="layout" svg:width="0.17cm" svg:height="0.185cm" svg:x="5.638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9" draw:style-name="gr1">
            <draw:custom-shape draw:name="Freeform 140" draw:style-name="gr7" draw:text-style-name="P6" draw:layer="layout" svg:width="0.21cm" svg:height="0.21cm" svg:x="6.171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1" draw:style-name="gr8" draw:text-style-name="P2" draw:layer="layout" svg:width="0.17cm" svg:height="0.185cm" svg:x="6.19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2" draw:style-name="gr1">
            <draw:custom-shape draw:name="Freeform 143" draw:style-name="gr7" draw:text-style-name="P6" draw:layer="layout" svg:width="0.21cm" svg:height="0.21cm" svg:x="6.723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4" draw:style-name="gr8" draw:text-style-name="P2" draw:layer="layout" svg:width="0.17cm" svg:height="0.185cm" svg:x="6.742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5" draw:style-name="gr1">
            <draw:custom-shape draw:name="Freeform 146" draw:style-name="gr7" draw:text-style-name="P6" draw:layer="layout" svg:width="0.21cm" svg:height="0.21cm" svg:x="7.275cm" svg:y="2.5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7" draw:style-name="gr8" draw:text-style-name="P2" draw:layer="layout" svg:width="0.17cm" svg:height="0.185cm" svg:x="7.295cm" svg:y="2.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8" draw:style-name="gr1">
            <draw:custom-shape draw:name="Freeform 149" draw:style-name="gr7" draw:text-style-name="P6" draw:layer="layout" svg:width="0.21cm" svg:height="0.21cm" svg:x="2.858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0" draw:style-name="gr8" draw:text-style-name="P2" draw:layer="layout" svg:width="0.17cm" svg:height="0.185cm" svg:x="2.877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1" draw:style-name="gr1">
            <draw:custom-shape draw:name="Freeform 152" draw:style-name="gr7" draw:text-style-name="P6" draw:layer="layout" svg:width="0.21cm" svg:height="0.21cm" svg:x="3.41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3" draw:style-name="gr8" draw:text-style-name="P2" draw:layer="layout" svg:width="0.17cm" svg:height="0.185cm" svg:x="3.429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4" draw:style-name="gr1">
            <draw:custom-shape draw:name="Freeform 155" draw:style-name="gr7" draw:text-style-name="P6" draw:layer="layout" svg:width="0.21cm" svg:height="0.21cm" svg:x="3.962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6" draw:style-name="gr8" draw:text-style-name="P2" draw:layer="layout" svg:width="0.17cm" svg:height="0.185cm" svg:x="3.982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7" draw:style-name="gr1">
            <draw:custom-shape draw:name="Freeform 158" draw:style-name="gr7" draw:text-style-name="P6" draw:layer="layout" svg:width="0.21cm" svg:height="0.21cm" svg:x="4.514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9" draw:style-name="gr8" draw:text-style-name="P2" draw:layer="layout" svg:width="0.17cm" svg:height="0.185cm" svg:x="4.534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0" draw:style-name="gr1">
            <draw:custom-shape draw:name="Freeform 161" draw:style-name="gr7" draw:text-style-name="P6" draw:layer="layout" svg:width="0.21cm" svg:height="0.21cm" svg:x="5.066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2" draw:style-name="gr8" draw:text-style-name="P2" draw:layer="layout" svg:width="0.17cm" svg:height="0.185cm" svg:x="5.086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3" draw:style-name="gr1">
            <draw:custom-shape draw:name="Freeform 164" draw:style-name="gr7" draw:text-style-name="P6" draw:layer="layout" svg:width="0.21cm" svg:height="0.21cm" svg:x="5.618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5" draw:style-name="gr8" draw:text-style-name="P2" draw:layer="layout" svg:width="0.17cm" svg:height="0.185cm" svg:x="5.638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6" draw:style-name="gr1">
            <draw:custom-shape draw:name="Freeform 167" draw:style-name="gr7" draw:text-style-name="P6" draw:layer="layout" svg:width="0.21cm" svg:height="0.21cm" svg:x="6.171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8" draw:style-name="gr8" draw:text-style-name="P2" draw:layer="layout" svg:width="0.17cm" svg:height="0.185cm" svg:x="6.19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9" draw:style-name="gr1">
            <draw:custom-shape draw:name="Freeform 170" draw:style-name="gr7" draw:text-style-name="P6" draw:layer="layout" svg:width="0.21cm" svg:height="0.21cm" svg:x="6.723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1" draw:style-name="gr8" draw:text-style-name="P2" draw:layer="layout" svg:width="0.17cm" svg:height="0.185cm" svg:x="6.742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2" draw:style-name="gr1">
            <draw:custom-shape draw:name="Freeform 173" draw:style-name="gr7" draw:text-style-name="P6" draw:layer="layout" svg:width="0.21cm" svg:height="0.21cm" svg:x="7.275cm" svg:y="2.96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4" draw:style-name="gr8" draw:text-style-name="P2" draw:layer="layout" svg:width="0.17cm" svg:height="0.185cm" svg:x="7.295cm" svg:y="2.9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5" draw:style-name="gr1">
            <draw:custom-shape draw:name="Freeform 176" draw:style-name="gr7" draw:text-style-name="P6" draw:layer="layout" svg:width="0.21cm" svg:height="0.21cm" svg:x="2.858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7" draw:style-name="gr8" draw:text-style-name="P2" draw:layer="layout" svg:width="0.17cm" svg:height="0.185cm" svg:x="2.877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8" draw:style-name="gr1">
            <draw:custom-shape draw:name="Freeform 179" draw:style-name="gr7" draw:text-style-name="P6" draw:layer="layout" svg:width="0.21cm" svg:height="0.21cm" svg:x="3.41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0" draw:style-name="gr8" draw:text-style-name="P2" draw:layer="layout" svg:width="0.17cm" svg:height="0.185cm" svg:x="3.429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1" draw:style-name="gr1">
            <draw:custom-shape draw:name="Freeform 182" draw:style-name="gr7" draw:text-style-name="P6" draw:layer="layout" svg:width="0.21cm" svg:height="0.21cm" svg:x="3.962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3" draw:style-name="gr8" draw:text-style-name="P2" draw:layer="layout" svg:width="0.17cm" svg:height="0.185cm" svg:x="3.982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4" draw:style-name="gr1">
            <draw:custom-shape draw:name="Freeform 185" draw:style-name="gr7" draw:text-style-name="P6" draw:layer="layout" svg:width="0.21cm" svg:height="0.21cm" svg:x="4.514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6" draw:style-name="gr8" draw:text-style-name="P2" draw:layer="layout" svg:width="0.17cm" svg:height="0.185cm" svg:x="4.534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7" draw:style-name="gr1">
            <draw:custom-shape draw:name="Freeform 188" draw:style-name="gr7" draw:text-style-name="P6" draw:layer="layout" svg:width="0.21cm" svg:height="0.21cm" svg:x="5.066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9" draw:style-name="gr8" draw:text-style-name="P2" draw:layer="layout" svg:width="0.17cm" svg:height="0.185cm" svg:x="5.086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0" draw:style-name="gr1">
            <draw:custom-shape draw:name="Freeform 191" draw:style-name="gr7" draw:text-style-name="P6" draw:layer="layout" svg:width="0.21cm" svg:height="0.21cm" svg:x="5.618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2" draw:style-name="gr8" draw:text-style-name="P2" draw:layer="layout" svg:width="0.17cm" svg:height="0.185cm" svg:x="5.638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 draw:style-name="gr1">
            <draw:custom-shape draw:name="Freeform 194" draw:style-name="gr7" draw:text-style-name="P6" draw:layer="layout" svg:width="0.21cm" svg:height="0.21cm" svg:x="6.171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5" draw:style-name="gr8" draw:text-style-name="P2" draw:layer="layout" svg:width="0.17cm" svg:height="0.185cm" svg:x="6.19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6" draw:style-name="gr1">
            <draw:custom-shape draw:name="Freeform 197" draw:style-name="gr7" draw:text-style-name="P6" draw:layer="layout" svg:width="0.21cm" svg:height="0.21cm" svg:x="6.723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8" draw:style-name="gr8" draw:text-style-name="P2" draw:layer="layout" svg:width="0.17cm" svg:height="0.185cm" svg:x="6.742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9" draw:style-name="gr1">
            <draw:custom-shape draw:name="Freeform 200" draw:style-name="gr7" draw:text-style-name="P6" draw:layer="layout" svg:width="0.21cm" svg:height="0.21cm" svg:x="7.275cm" svg:y="3.80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1" draw:style-name="gr8" draw:text-style-name="P2" draw:layer="layout" svg:width="0.17cm" svg:height="0.185cm" svg:x="7.295cm" svg:y="3.8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2" draw:style-name="gr1">
            <draw:custom-shape draw:name="Freeform 203" draw:style-name="gr7" draw:text-style-name="P6" draw:layer="layout" svg:width="0.21cm" svg:height="0.21cm" svg:x="2.858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4" draw:style-name="gr8" draw:text-style-name="P2" draw:layer="layout" svg:width="0.17cm" svg:height="0.185cm" svg:x="2.877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5" draw:style-name="gr1">
            <draw:custom-shape draw:name="Freeform 206" draw:style-name="gr7" draw:text-style-name="P6" draw:layer="layout" svg:width="0.21cm" svg:height="0.21cm" svg:x="3.41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7" draw:style-name="gr8" draw:text-style-name="P2" draw:layer="layout" svg:width="0.17cm" svg:height="0.185cm" svg:x="3.429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 draw:style-name="gr1">
            <draw:custom-shape draw:name="Freeform 209" draw:style-name="gr7" draw:text-style-name="P6" draw:layer="layout" svg:width="0.21cm" svg:height="0.21cm" svg:x="3.962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0" draw:style-name="gr8" draw:text-style-name="P2" draw:layer="layout" svg:width="0.17cm" svg:height="0.185cm" svg:x="3.982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1" draw:style-name="gr1">
            <draw:custom-shape draw:name="Freeform 212" draw:style-name="gr7" draw:text-style-name="P6" draw:layer="layout" svg:width="0.21cm" svg:height="0.21cm" svg:x="4.514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3" draw:style-name="gr8" draw:text-style-name="P2" draw:layer="layout" svg:width="0.17cm" svg:height="0.185cm" svg:x="4.534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4" draw:style-name="gr1">
            <draw:custom-shape draw:name="Freeform 215" draw:style-name="gr7" draw:text-style-name="P6" draw:layer="layout" svg:width="0.21cm" svg:height="0.21cm" svg:x="5.066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6" draw:style-name="gr8" draw:text-style-name="P2" draw:layer="layout" svg:width="0.17cm" svg:height="0.185cm" svg:x="5.086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7" draw:style-name="gr1">
            <draw:custom-shape draw:name="Freeform 218" draw:style-name="gr7" draw:text-style-name="P6" draw:layer="layout" svg:width="0.21cm" svg:height="0.21cm" svg:x="5.618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9" draw:style-name="gr8" draw:text-style-name="P2" draw:layer="layout" svg:width="0.17cm" svg:height="0.185cm" svg:x="5.638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0" draw:style-name="gr1">
            <draw:custom-shape draw:name="Freeform 221" draw:style-name="gr7" draw:text-style-name="P6" draw:layer="layout" svg:width="0.21cm" svg:height="0.21cm" svg:x="6.171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2" draw:style-name="gr8" draw:text-style-name="P2" draw:layer="layout" svg:width="0.17cm" svg:height="0.185cm" svg:x="6.19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3" draw:style-name="gr1">
            <draw:custom-shape draw:name="Freeform 224" draw:style-name="gr7" draw:text-style-name="P6" draw:layer="layout" svg:width="0.21cm" svg:height="0.21cm" svg:x="6.723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5" draw:style-name="gr8" draw:text-style-name="P2" draw:layer="layout" svg:width="0.17cm" svg:height="0.185cm" svg:x="6.742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6" draw:style-name="gr1">
            <draw:custom-shape draw:name="Freeform 227" draw:style-name="gr7" draw:text-style-name="P6" draw:layer="layout" svg:width="0.21cm" svg:height="0.21cm" svg:x="7.275cm" svg:y="3.38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8" draw:style-name="gr8" draw:text-style-name="P2" draw:layer="layout" svg:width="0.17cm" svg:height="0.185cm" svg:x="7.295cm" svg:y="3.39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Freeform 232" draw:style-name="gr52" draw:text-style-name="P58" draw:layer="layout" svg:width="15.562cm" svg:height="15.225cm" draw:transform="rotate (-0.62796946486756) translate (46.164cm -11.791cm)">
          <text:p/>
          <draw:enhanced-geometry draw:mirror-horizontal="false" draw:mirror-vertical="false" svg:viewBox="0 0 0 0" drawooo:sub-view-size="5602720 5481507" draw:text-areas="0 0 ?f0 ?f1" draw:type="ooxml-non-primitive" draw:enhanced-path="M 0 0 L 5602719 0 5602719 5481507 0 5481507 0 0 Z N">
            <draw:equation draw:name="f0" draw:formula="logwidth"/>
            <draw:equation draw:name="f1" draw:formula="logheight"/>
          </draw:enhanced-geometry>
        </draw:custom-shape>
        <draw:custom-shape draw:name="Freeform 233" draw:style-name="gr53" draw:text-style-name="P59" draw:layer="layout" svg:width="15.562cm" svg:height="15.225cm" draw:transform="rotate (-0.62796946486756) translate (-1.824cm 19.101cm)">
          <text:p/>
          <draw:enhanced-geometry draw:mirror-horizontal="false" draw:mirror-vertical="false" svg:viewBox="0 0 0 0" drawooo:sub-view-size="5602720 5481507" draw:text-areas="0 0 ?f0 ?f1" draw:type="ooxml-non-primitive" draw:enhanced-path="M 0 0 L 5602720 0 5602720 5481507 0 5481507 0 0 Z N">
            <draw:equation draw:name="f0" draw:formula="logwidth"/>
            <draw:equation draw:name="f1" draw:formula="logheight"/>
          </draw:enhanced-geometry>
        </draw:custom-shape>
        <draw:frame draw:name="Media object 1" draw:style-name="gr54" draw:layer="layout" svg:width="22.436cm" svg:height="12.646cm" svg:x="14.473cm" svg:y="8.095cm">
          <draw:plugin xlink:href="../../Downloads/car_parking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</draw:plugin>
        </draw:frame>
        <draw:frame draw:style-name="gr55" draw:text-style-name="P60" draw:layer="layout" svg:width="26.689cm" svg:height="8.063cm" svg:x="13.343cm" svg:y="3.144cm">
          <draw:text-box>
            <text:p><text:span text:style-name="T21">Project Demonstration</text:span></text:p>
          </draw:text-box>
        </draw:frame>
        <anim:par presentation:node-type="timing-root">
          <anim:par smil:begin="id6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Blank" xml:id="id7" draw:id="id7">
        <office:forms form:automatic-focus="false" form:apply-design-mode="false"/>
        <draw:custom-shape draw:name="TextBox 2" draw:style-name="gr56" draw:text-style-name="P62" draw:layer="layout" svg:width="40.637cm" svg:height="4.065cm" svg:x="4.919cm" svg:y="5.455cm">
          <text:p text:style-name="P61"><text:span text:style-name="T22">Advantages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draw:style-name="gr1">
          <draw:custom-shape draw:name="Freeform 4" draw:style-name="gr57" draw:text-style-name="P63" draw:layer="layout" svg:width="11.859cm" svg:height="5.133cm" svg:x="2.623cm" svg:y="12.295cm">
            <text:p/>
            <draw:enhanced-geometry draw:mirror-horizontal="false" draw:mirror-vertical="false" svg:viewBox="0 0 0 0" drawooo:sub-view-size="7556448 3205480" draw:text-areas="0 0 ?f0 ?f1" draw:type="ooxml-non-primitive" draw:enhanced-path="M 6766508 3205480 L 0 3205480 791210 1602740 0 0 6766508 0 7556448 1602740 6766508 3205480 Z N">
              <draw:equation draw:name="f0" draw:formula="logwidth"/>
              <draw:equation draw:name="f1" draw:formula="logheight"/>
            </draw:enhanced-geometry>
          </draw:custom-shape>
        </draw:g>
        <draw:g draw:name="Group 5" draw:style-name="gr1">
          <draw:custom-shape draw:name="Freeform 6" draw:style-name="gr57" draw:text-style-name="P63" draw:layer="layout" svg:width="11.859cm" svg:height="5.133cm" svg:x="13.921cm" svg:y="12.295cm">
            <text:p/>
            <draw:enhanced-geometry draw:mirror-horizontal="false" draw:mirror-vertical="false" svg:viewBox="0 0 0 0" drawooo:sub-view-size="7556448 3205480" draw:text-areas="0 0 ?f0 ?f1" draw:type="ooxml-non-primitive" draw:enhanced-path="M 6766508 3205480 L 0 3205480 791210 1602740 0 0 6766508 0 7556448 1602740 6766508 3205480 Z N">
              <draw:equation draw:name="f0" draw:formula="logwidth"/>
              <draw:equation draw:name="f1" draw:formula="logheight"/>
            </draw:enhanced-geometry>
          </draw:custom-shape>
        </draw:g>
        <draw:g draw:name="Group 7" draw:style-name="gr1">
          <draw:custom-shape draw:name="Freeform 8" draw:style-name="gr57" draw:text-style-name="P63" draw:layer="layout" svg:width="11.859cm" svg:height="5.133cm" svg:x="25.086cm" svg:y="12.295cm">
            <text:p/>
            <draw:enhanced-geometry draw:mirror-horizontal="false" draw:mirror-vertical="false" svg:viewBox="0 0 0 0" drawooo:sub-view-size="7556448 3205480" draw:text-areas="0 0 ?f0 ?f1" draw:type="ooxml-non-primitive" draw:enhanced-path="M 6766508 3205480 L 0 3205480 791210 1602740 0 0 6766508 0 7556448 1602740 6766508 3205480 Z N">
              <draw:equation draw:name="f0" draw:formula="logwidth"/>
              <draw:equation draw:name="f1" draw:formula="logheight"/>
            </draw:enhanced-geometry>
          </draw:custom-shape>
        </draw:g>
        <draw:g draw:name="Group 9" draw:style-name="gr1">
          <draw:custom-shape draw:name="Freeform 10" draw:style-name="gr57" draw:text-style-name="P63" draw:layer="layout" svg:width="11.859cm" svg:height="5.133cm" svg:x="36.31cm" svg:y="12.295cm">
            <text:p/>
            <draw:enhanced-geometry draw:mirror-horizontal="false" draw:mirror-vertical="false" svg:viewBox="0 0 0 0" drawooo:sub-view-size="7556448 3205480" draw:text-areas="0 0 ?f0 ?f1" draw:type="ooxml-non-primitive" draw:enhanced-path="M 6766508 3205480 L 0 3205480 791210 1602740 0 0 6766508 0 7556448 1602740 6766508 3205480 Z N">
              <draw:equation draw:name="f0" draw:formula="logwidth"/>
              <draw:equation draw:name="f1" draw:formula="logheight"/>
            </draw:enhanced-geometry>
          </draw:custom-shape>
        </draw:g>
        <draw:custom-shape draw:name="TextBox 11" draw:style-name="gr58" draw:text-style-name="P66" draw:layer="layout" svg:width="7.063cm" svg:height="5.305cm" svg:x="5.025cm" svg:y="12.914cm">
          <text:p text:style-name="P64"><text:span text:style-name="T8">Reduces Parking Congestion</text:span></text:p>
          <text:p text:style-name="P6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9" draw:text-style-name="P66" draw:layer="layout" svg:width="7.063cm" svg:height="2.129cm" svg:x="16.269cm" svg:y="14.546cm">
          <text:p text:style-name="P65"><text:span text:style-name="T8">Saves Time</text:span></text:p>
          <text:p text:style-name="P6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0" draw:text-style-name="P66" draw:layer="layout" svg:width="7.063cm" svg:height="3.95cm" svg:x="27.488cm" svg:y="13.48cm">
          <text:p text:style-name="P64"><text:span text:style-name="T8">Enhances Security</text:span></text:p>
          <text:p text:style-name="P6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61" draw:text-style-name="P68" draw:layer="layout" svg:width="7.063cm" svg:height="5.305cm" svg:x="38.655cm" svg:y="12.769cm">
          <text:p text:style-name="P64"><text:span text:style-name="T8">Smart Urban Solution</text:span></text:p>
          <text:p text:style-name="P6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62" draw:text-style-name="P10" draw:layer="layout" svg:width="10.199cm" svg:height="3.018cm" svg:x="3.457cm" svg:y="18.217cm">
          <text:p text:style-name="P69"><text:span text:style-name="T24">Optimized </text:span><text:span text:style-name="T25">space</text:span><text:span text:style-name="T24"> utilization improves parking efficiency.</text:span></text:p>
          <text:p text:style-name="P69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3" draw:text-style-name="P71" draw:layer="layout" svg:width="10.199cm" svg:height="3.907cm" svg:x="14.701cm" svg:y="18.217cm">
          <text:p text:style-name="P70"><text:span text:style-name="T25">Eliminates manual parking allocation and reduces search time.</text:span></text:p>
          <text:p text:style-name="P7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4" draw:text-style-name="P71" draw:layer="layout" svg:width="10.199cm" svg:height="3.018cm" svg:x="25.92cm" svg:y="18.217cm">
          <text:p text:style-name="P70"><text:span text:style-name="T25">Prevents unauthorized vehicle entry and usage.</text:span></text:p>
          <text:p text:style-name="P7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5" draw:text-style-name="P71" draw:layer="layout" svg:width="10.199cm" svg:height="3.907cm" svg:x="37.144cm" svg:y="18.217cm">
          <text:p text:style-name="P70"><text:span text:style-name="T25">A step towards developing intelligent and sustainable cities.</text:span></text:p>
          <text:p text:style-name="P70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9" draw:style-name="gr1">
          <draw:g draw:name="Group 20" draw:style-name="gr1">
            <draw:custom-shape draw:name="Freeform 21" draw:style-name="gr7" draw:text-style-name="P6" draw:layer="layout" svg:width="0.21cm" svg:height="0.21cm" svg:x="44.089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" draw:style-name="gr8" draw:text-style-name="P2" draw:layer="layout" svg:width="0.17cm" svg:height="0.185cm" svg:x="44.109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" draw:style-name="gr1">
            <draw:custom-shape draw:name="Freeform 24" draw:style-name="gr7" draw:text-style-name="P6" draw:layer="layout" svg:width="0.21cm" svg:height="0.21cm" svg:x="44.641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5" draw:style-name="gr8" draw:text-style-name="P2" draw:layer="layout" svg:width="0.17cm" svg:height="0.185cm" svg:x="44.661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6" draw:style-name="gr1">
            <draw:custom-shape draw:name="Freeform 27" draw:style-name="gr7" draw:text-style-name="P6" draw:layer="layout" svg:width="0.21cm" svg:height="0.21cm" svg:x="45.193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8" draw:text-style-name="P2" draw:layer="layout" svg:width="0.17cm" svg:height="0.185cm" svg:x="45.213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1">
            <draw:custom-shape draw:name="Freeform 30" draw:style-name="gr7" draw:text-style-name="P6" draw:layer="layout" svg:width="0.21cm" svg:height="0.21cm" svg:x="45.745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8" draw:text-style-name="P2" draw:layer="layout" svg:width="0.17cm" svg:height="0.185cm" svg:x="45.765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1">
            <draw:custom-shape draw:name="Freeform 33" draw:style-name="gr7" draw:text-style-name="P6" draw:layer="layout" svg:width="0.21cm" svg:height="0.21cm" svg:x="46.297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8" draw:text-style-name="P2" draw:layer="layout" svg:width="0.17cm" svg:height="0.185cm" svg:x="46.317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1">
            <draw:custom-shape draw:name="Freeform 36" draw:style-name="gr7" draw:text-style-name="P6" draw:layer="layout" svg:width="0.21cm" svg:height="0.21cm" svg:x="46.85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8" draw:text-style-name="P2" draw:layer="layout" svg:width="0.17cm" svg:height="0.185cm" svg:x="46.869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1">
            <draw:custom-shape draw:name="Freeform 39" draw:style-name="gr7" draw:text-style-name="P6" draw:layer="layout" svg:width="0.21cm" svg:height="0.21cm" svg:x="47.402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8" draw:text-style-name="P2" draw:layer="layout" svg:width="0.17cm" svg:height="0.185cm" svg:x="47.422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 draw:style-name="gr1">
            <draw:custom-shape draw:name="Freeform 42" draw:style-name="gr7" draw:text-style-name="P6" draw:layer="layout" svg:width="0.21cm" svg:height="0.21cm" svg:x="47.954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3" draw:style-name="gr8" draw:text-style-name="P2" draw:layer="layout" svg:width="0.17cm" svg:height="0.185cm" svg:x="47.974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4" draw:style-name="gr1">
            <draw:custom-shape draw:name="Freeform 45" draw:style-name="gr7" draw:text-style-name="P6" draw:layer="layout" svg:width="0.21cm" svg:height="0.21cm" svg:x="48.506cm" svg:y="23.14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6" draw:style-name="gr8" draw:text-style-name="P2" draw:layer="layout" svg:width="0.17cm" svg:height="0.185cm" svg:x="48.526cm" svg:y="23.1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7" draw:style-name="gr1">
            <draw:custom-shape draw:name="Freeform 48" draw:style-name="gr7" draw:text-style-name="P6" draw:layer="layout" svg:width="0.21cm" svg:height="0.21cm" svg:x="44.089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9" draw:style-name="gr8" draw:text-style-name="P2" draw:layer="layout" svg:width="0.17cm" svg:height="0.185cm" svg:x="44.109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 draw:style-name="gr1">
            <draw:custom-shape draw:name="Freeform 51" draw:style-name="gr7" draw:text-style-name="P6" draw:layer="layout" svg:width="0.21cm" svg:height="0.21cm" svg:x="44.641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2" draw:style-name="gr8" draw:text-style-name="P2" draw:layer="layout" svg:width="0.17cm" svg:height="0.185cm" svg:x="44.661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 draw:style-name="gr1">
            <draw:custom-shape draw:name="Freeform 54" draw:style-name="gr7" draw:text-style-name="P6" draw:layer="layout" svg:width="0.21cm" svg:height="0.21cm" svg:x="45.193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5" draw:style-name="gr8" draw:text-style-name="P2" draw:layer="layout" svg:width="0.17cm" svg:height="0.185cm" svg:x="45.213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 draw:style-name="gr1">
            <draw:custom-shape draw:name="Freeform 57" draw:style-name="gr7" draw:text-style-name="P6" draw:layer="layout" svg:width="0.21cm" svg:height="0.21cm" svg:x="45.745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8" draw:style-name="gr8" draw:text-style-name="P2" draw:layer="layout" svg:width="0.17cm" svg:height="0.185cm" svg:x="45.765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 draw:style-name="gr1">
            <draw:custom-shape draw:name="Freeform 60" draw:style-name="gr7" draw:text-style-name="P6" draw:layer="layout" svg:width="0.21cm" svg:height="0.21cm" svg:x="46.297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1" draw:style-name="gr8" draw:text-style-name="P2" draw:layer="layout" svg:width="0.17cm" svg:height="0.185cm" svg:x="46.317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 draw:style-name="gr1">
            <draw:custom-shape draw:name="Freeform 63" draw:style-name="gr7" draw:text-style-name="P6" draw:layer="layout" svg:width="0.21cm" svg:height="0.21cm" svg:x="46.85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4" draw:style-name="gr8" draw:text-style-name="P2" draw:layer="layout" svg:width="0.17cm" svg:height="0.185cm" svg:x="46.869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 draw:style-name="gr1">
            <draw:custom-shape draw:name="Freeform 66" draw:style-name="gr7" draw:text-style-name="P6" draw:layer="layout" svg:width="0.21cm" svg:height="0.21cm" svg:x="47.402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7" draw:style-name="gr8" draw:text-style-name="P2" draw:layer="layout" svg:width="0.17cm" svg:height="0.185cm" svg:x="47.422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8" draw:style-name="gr1">
            <draw:custom-shape draw:name="Freeform 69" draw:style-name="gr7" draw:text-style-name="P6" draw:layer="layout" svg:width="0.21cm" svg:height="0.21cm" svg:x="47.954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0" draw:style-name="gr8" draw:text-style-name="P2" draw:layer="layout" svg:width="0.17cm" svg:height="0.185cm" svg:x="47.974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1" draw:style-name="gr1">
            <draw:custom-shape draw:name="Freeform 72" draw:style-name="gr7" draw:text-style-name="P6" draw:layer="layout" svg:width="0.21cm" svg:height="0.21cm" svg:x="48.506cm" svg:y="23.56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3" draw:style-name="gr8" draw:text-style-name="P2" draw:layer="layout" svg:width="0.17cm" svg:height="0.185cm" svg:x="48.526cm" svg:y="23.56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4" draw:style-name="gr1">
            <draw:custom-shape draw:name="Freeform 75" draw:style-name="gr7" draw:text-style-name="P6" draw:layer="layout" svg:width="0.21cm" svg:height="0.21cm" svg:x="44.089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6" draw:style-name="gr8" draw:text-style-name="P2" draw:layer="layout" svg:width="0.17cm" svg:height="0.185cm" svg:x="44.109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7" draw:style-name="gr1">
            <draw:custom-shape draw:name="Freeform 78" draw:style-name="gr7" draw:text-style-name="P6" draw:layer="layout" svg:width="0.21cm" svg:height="0.21cm" svg:x="44.641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9" draw:style-name="gr8" draw:text-style-name="P2" draw:layer="layout" svg:width="0.17cm" svg:height="0.185cm" svg:x="44.661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0" draw:style-name="gr1">
            <draw:custom-shape draw:name="Freeform 81" draw:style-name="gr7" draw:text-style-name="P6" draw:layer="layout" svg:width="0.21cm" svg:height="0.21cm" svg:x="45.193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2" draw:style-name="gr8" draw:text-style-name="P2" draw:layer="layout" svg:width="0.17cm" svg:height="0.185cm" svg:x="45.213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3" draw:style-name="gr1">
            <draw:custom-shape draw:name="Freeform 84" draw:style-name="gr7" draw:text-style-name="P6" draw:layer="layout" svg:width="0.21cm" svg:height="0.21cm" svg:x="45.745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5" draw:style-name="gr8" draw:text-style-name="P2" draw:layer="layout" svg:width="0.17cm" svg:height="0.185cm" svg:x="45.765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6" draw:style-name="gr1">
            <draw:custom-shape draw:name="Freeform 87" draw:style-name="gr7" draw:text-style-name="P6" draw:layer="layout" svg:width="0.21cm" svg:height="0.21cm" svg:x="46.297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8" draw:style-name="gr8" draw:text-style-name="P2" draw:layer="layout" svg:width="0.17cm" svg:height="0.185cm" svg:x="46.317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 draw:style-name="gr1">
            <draw:custom-shape draw:name="Freeform 90" draw:style-name="gr7" draw:text-style-name="P6" draw:layer="layout" svg:width="0.21cm" svg:height="0.21cm" svg:x="46.85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1" draw:style-name="gr8" draw:text-style-name="P2" draw:layer="layout" svg:width="0.17cm" svg:height="0.185cm" svg:x="46.869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2" draw:style-name="gr1">
            <draw:custom-shape draw:name="Freeform 93" draw:style-name="gr7" draw:text-style-name="P6" draw:layer="layout" svg:width="0.21cm" svg:height="0.21cm" svg:x="47.402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4" draw:style-name="gr8" draw:text-style-name="P2" draw:layer="layout" svg:width="0.17cm" svg:height="0.185cm" svg:x="47.422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 draw:style-name="gr1">
            <draw:custom-shape draw:name="Freeform 96" draw:style-name="gr7" draw:text-style-name="P6" draw:layer="layout" svg:width="0.21cm" svg:height="0.21cm" svg:x="47.954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7" draw:style-name="gr8" draw:text-style-name="P2" draw:layer="layout" svg:width="0.17cm" svg:height="0.185cm" svg:x="47.974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8" draw:style-name="gr1">
            <draw:custom-shape draw:name="Freeform 99" draw:style-name="gr7" draw:text-style-name="P6" draw:layer="layout" svg:width="0.21cm" svg:height="0.21cm" svg:x="48.506cm" svg:y="24.407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0" draw:style-name="gr8" draw:text-style-name="P2" draw:layer="layout" svg:width="0.17cm" svg:height="0.185cm" svg:x="48.526cm" svg:y="24.4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1" draw:style-name="gr1">
            <draw:custom-shape draw:name="Freeform 102" draw:style-name="gr7" draw:text-style-name="P6" draw:layer="layout" svg:width="0.21cm" svg:height="0.21cm" svg:x="44.089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3" draw:style-name="gr8" draw:text-style-name="P2" draw:layer="layout" svg:width="0.17cm" svg:height="0.185cm" svg:x="44.109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4" draw:style-name="gr1">
            <draw:custom-shape draw:name="Freeform 105" draw:style-name="gr7" draw:text-style-name="P6" draw:layer="layout" svg:width="0.21cm" svg:height="0.21cm" svg:x="44.641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6" draw:style-name="gr8" draw:text-style-name="P2" draw:layer="layout" svg:width="0.17cm" svg:height="0.185cm" svg:x="44.661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7" draw:style-name="gr1">
            <draw:custom-shape draw:name="Freeform 108" draw:style-name="gr7" draw:text-style-name="P6" draw:layer="layout" svg:width="0.21cm" svg:height="0.21cm" svg:x="45.193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9" draw:style-name="gr8" draw:text-style-name="P2" draw:layer="layout" svg:width="0.17cm" svg:height="0.185cm" svg:x="45.213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0" draw:style-name="gr1">
            <draw:custom-shape draw:name="Freeform 111" draw:style-name="gr7" draw:text-style-name="P6" draw:layer="layout" svg:width="0.21cm" svg:height="0.21cm" svg:x="45.745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2" draw:style-name="gr8" draw:text-style-name="P2" draw:layer="layout" svg:width="0.17cm" svg:height="0.185cm" svg:x="45.765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3" draw:style-name="gr1">
            <draw:custom-shape draw:name="Freeform 114" draw:style-name="gr7" draw:text-style-name="P6" draw:layer="layout" svg:width="0.21cm" svg:height="0.21cm" svg:x="46.297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5" draw:style-name="gr8" draw:text-style-name="P2" draw:layer="layout" svg:width="0.17cm" svg:height="0.185cm" svg:x="46.317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6" draw:style-name="gr1">
            <draw:custom-shape draw:name="Freeform 117" draw:style-name="gr7" draw:text-style-name="P6" draw:layer="layout" svg:width="0.21cm" svg:height="0.21cm" svg:x="46.85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8" draw:style-name="gr8" draw:text-style-name="P2" draw:layer="layout" svg:width="0.17cm" svg:height="0.185cm" svg:x="46.869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 draw:style-name="gr1">
            <draw:custom-shape draw:name="Freeform 120" draw:style-name="gr7" draw:text-style-name="P6" draw:layer="layout" svg:width="0.21cm" svg:height="0.21cm" svg:x="47.402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1" draw:style-name="gr8" draw:text-style-name="P2" draw:layer="layout" svg:width="0.17cm" svg:height="0.185cm" svg:x="47.422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2" draw:style-name="gr1">
            <draw:custom-shape draw:name="Freeform 123" draw:style-name="gr7" draw:text-style-name="P6" draw:layer="layout" svg:width="0.21cm" svg:height="0.21cm" svg:x="47.954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4" draw:style-name="gr8" draw:text-style-name="P2" draw:layer="layout" svg:width="0.17cm" svg:height="0.185cm" svg:x="47.974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5" draw:style-name="gr1">
            <draw:custom-shape draw:name="Freeform 126" draw:style-name="gr7" draw:text-style-name="P6" draw:layer="layout" svg:width="0.21cm" svg:height="0.21cm" svg:x="48.506cm" svg:y="23.98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7" draw:style-name="gr8" draw:text-style-name="P2" draw:layer="layout" svg:width="0.17cm" svg:height="0.185cm" svg:x="48.526cm" svg:y="23.98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28" draw:style-name="gr1">
          <draw:g draw:name="Group 129" draw:style-name="gr1">
            <draw:custom-shape draw:name="Freeform 130" draw:style-name="gr7" draw:text-style-name="P6" draw:layer="layout" svg:width="0.21cm" svg:height="0.21cm" svg:x="1.948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1" draw:style-name="gr8" draw:text-style-name="P2" draw:layer="layout" svg:width="0.17cm" svg:height="0.185cm" svg:x="1.968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2" draw:style-name="gr1">
            <draw:custom-shape draw:name="Freeform 133" draw:style-name="gr7" draw:text-style-name="P6" draw:layer="layout" svg:width="0.21cm" svg:height="0.21cm" svg:x="2.5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4" draw:style-name="gr8" draw:text-style-name="P2" draw:layer="layout" svg:width="0.17cm" svg:height="0.185cm" svg:x="2.52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5" draw:style-name="gr1">
            <draw:custom-shape draw:name="Freeform 136" draw:style-name="gr7" draw:text-style-name="P6" draw:layer="layout" svg:width="0.21cm" svg:height="0.21cm" svg:x="3.052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7" draw:style-name="gr8" draw:text-style-name="P2" draw:layer="layout" svg:width="0.17cm" svg:height="0.185cm" svg:x="3.072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8" draw:style-name="gr1">
            <draw:custom-shape draw:name="Freeform 139" draw:style-name="gr7" draw:text-style-name="P6" draw:layer="layout" svg:width="0.21cm" svg:height="0.21cm" svg:x="3.604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0" draw:style-name="gr8" draw:text-style-name="P2" draw:layer="layout" svg:width="0.17cm" svg:height="0.185cm" svg:x="3.624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1" draw:style-name="gr1">
            <draw:custom-shape draw:name="Freeform 142" draw:style-name="gr7" draw:text-style-name="P6" draw:layer="layout" svg:width="0.21cm" svg:height="0.21cm" svg:x="4.157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3" draw:style-name="gr8" draw:text-style-name="P2" draw:layer="layout" svg:width="0.17cm" svg:height="0.185cm" svg:x="4.176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4" draw:style-name="gr1">
            <draw:custom-shape draw:name="Freeform 145" draw:style-name="gr7" draw:text-style-name="P6" draw:layer="layout" svg:width="0.21cm" svg:height="0.21cm" svg:x="4.709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6" draw:style-name="gr8" draw:text-style-name="P2" draw:layer="layout" svg:width="0.17cm" svg:height="0.185cm" svg:x="4.728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7" draw:style-name="gr1">
            <draw:custom-shape draw:name="Freeform 148" draw:style-name="gr7" draw:text-style-name="P6" draw:layer="layout" svg:width="0.21cm" svg:height="0.21cm" svg:x="5.261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9" draw:style-name="gr8" draw:text-style-name="P2" draw:layer="layout" svg:width="0.17cm" svg:height="0.185cm" svg:x="5.281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0" draw:style-name="gr1">
            <draw:custom-shape draw:name="Freeform 151" draw:style-name="gr7" draw:text-style-name="P6" draw:layer="layout" svg:width="0.21cm" svg:height="0.21cm" svg:x="5.813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2" draw:style-name="gr8" draw:text-style-name="P2" draw:layer="layout" svg:width="0.17cm" svg:height="0.185cm" svg:x="5.833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3" draw:style-name="gr1">
            <draw:custom-shape draw:name="Freeform 154" draw:style-name="gr7" draw:text-style-name="P6" draw:layer="layout" svg:width="0.21cm" svg:height="0.21cm" svg:x="6.365cm" svg:y="3.98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5" draw:style-name="gr8" draw:text-style-name="P2" draw:layer="layout" svg:width="0.17cm" svg:height="0.185cm" svg:x="6.385cm" svg:y="3.98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6" draw:style-name="gr1">
            <draw:custom-shape draw:name="Freeform 157" draw:style-name="gr7" draw:text-style-name="P6" draw:layer="layout" svg:width="0.21cm" svg:height="0.21cm" svg:x="1.948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8" draw:style-name="gr8" draw:text-style-name="P2" draw:layer="layout" svg:width="0.17cm" svg:height="0.185cm" svg:x="1.968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9" draw:style-name="gr1">
            <draw:custom-shape draw:name="Freeform 160" draw:style-name="gr7" draw:text-style-name="P6" draw:layer="layout" svg:width="0.21cm" svg:height="0.21cm" svg:x="2.5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1" draw:style-name="gr8" draw:text-style-name="P2" draw:layer="layout" svg:width="0.17cm" svg:height="0.185cm" svg:x="2.52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2" draw:style-name="gr1">
            <draw:custom-shape draw:name="Freeform 163" draw:style-name="gr7" draw:text-style-name="P6" draw:layer="layout" svg:width="0.21cm" svg:height="0.21cm" svg:x="3.052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4" draw:style-name="gr8" draw:text-style-name="P2" draw:layer="layout" svg:width="0.17cm" svg:height="0.185cm" svg:x="3.072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5" draw:style-name="gr1">
            <draw:custom-shape draw:name="Freeform 166" draw:style-name="gr7" draw:text-style-name="P6" draw:layer="layout" svg:width="0.21cm" svg:height="0.21cm" svg:x="3.604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7" draw:style-name="gr8" draw:text-style-name="P2" draw:layer="layout" svg:width="0.17cm" svg:height="0.185cm" svg:x="3.624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8" draw:style-name="gr1">
            <draw:custom-shape draw:name="Freeform 169" draw:style-name="gr7" draw:text-style-name="P6" draw:layer="layout" svg:width="0.21cm" svg:height="0.21cm" svg:x="4.157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0" draw:style-name="gr8" draw:text-style-name="P2" draw:layer="layout" svg:width="0.17cm" svg:height="0.185cm" svg:x="4.176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1" draw:style-name="gr1">
            <draw:custom-shape draw:name="Freeform 172" draw:style-name="gr7" draw:text-style-name="P6" draw:layer="layout" svg:width="0.21cm" svg:height="0.21cm" svg:x="4.709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3" draw:style-name="gr8" draw:text-style-name="P2" draw:layer="layout" svg:width="0.17cm" svg:height="0.185cm" svg:x="4.728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4" draw:style-name="gr1">
            <draw:custom-shape draw:name="Freeform 175" draw:style-name="gr7" draw:text-style-name="P6" draw:layer="layout" svg:width="0.21cm" svg:height="0.21cm" svg:x="5.261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6" draw:style-name="gr8" draw:text-style-name="P2" draw:layer="layout" svg:width="0.17cm" svg:height="0.185cm" svg:x="5.281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7" draw:style-name="gr1">
            <draw:custom-shape draw:name="Freeform 178" draw:style-name="gr7" draw:text-style-name="P6" draw:layer="layout" svg:width="0.21cm" svg:height="0.21cm" svg:x="5.813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9" draw:style-name="gr8" draw:text-style-name="P2" draw:layer="layout" svg:width="0.17cm" svg:height="0.185cm" svg:x="5.833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0" draw:style-name="gr1">
            <draw:custom-shape draw:name="Freeform 181" draw:style-name="gr7" draw:text-style-name="P6" draw:layer="layout" svg:width="0.21cm" svg:height="0.21cm" svg:x="6.365cm" svg:y="4.40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2" draw:style-name="gr8" draw:text-style-name="P2" draw:layer="layout" svg:width="0.17cm" svg:height="0.185cm" svg:x="6.385cm" svg:y="4.4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3" draw:style-name="gr1">
            <draw:custom-shape draw:name="Freeform 184" draw:style-name="gr7" draw:text-style-name="P6" draw:layer="layout" svg:width="0.21cm" svg:height="0.21cm" svg:x="1.948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5" draw:style-name="gr8" draw:text-style-name="P2" draw:layer="layout" svg:width="0.17cm" svg:height="0.185cm" svg:x="1.968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6" draw:style-name="gr1">
            <draw:custom-shape draw:name="Freeform 187" draw:style-name="gr7" draw:text-style-name="P6" draw:layer="layout" svg:width="0.21cm" svg:height="0.21cm" svg:x="2.5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8" draw:style-name="gr8" draw:text-style-name="P2" draw:layer="layout" svg:width="0.17cm" svg:height="0.185cm" svg:x="2.52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9" draw:style-name="gr1">
            <draw:custom-shape draw:name="Freeform 190" draw:style-name="gr7" draw:text-style-name="P6" draw:layer="layout" svg:width="0.21cm" svg:height="0.21cm" svg:x="3.052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1" draw:style-name="gr8" draw:text-style-name="P2" draw:layer="layout" svg:width="0.17cm" svg:height="0.185cm" svg:x="3.072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2" draw:style-name="gr1">
            <draw:custom-shape draw:name="Freeform 193" draw:style-name="gr7" draw:text-style-name="P6" draw:layer="layout" svg:width="0.21cm" svg:height="0.21cm" svg:x="3.604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4" draw:style-name="gr8" draw:text-style-name="P2" draw:layer="layout" svg:width="0.17cm" svg:height="0.185cm" svg:x="3.624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5" draw:style-name="gr1">
            <draw:custom-shape draw:name="Freeform 196" draw:style-name="gr7" draw:text-style-name="P6" draw:layer="layout" svg:width="0.21cm" svg:height="0.21cm" svg:x="4.157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7" draw:style-name="gr8" draw:text-style-name="P2" draw:layer="layout" svg:width="0.17cm" svg:height="0.185cm" svg:x="4.176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8" draw:style-name="gr1">
            <draw:custom-shape draw:name="Freeform 199" draw:style-name="gr7" draw:text-style-name="P6" draw:layer="layout" svg:width="0.21cm" svg:height="0.21cm" svg:x="4.709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0" draw:style-name="gr8" draw:text-style-name="P2" draw:layer="layout" svg:width="0.17cm" svg:height="0.185cm" svg:x="4.728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1" draw:style-name="gr1">
            <draw:custom-shape draw:name="Freeform 202" draw:style-name="gr7" draw:text-style-name="P6" draw:layer="layout" svg:width="0.21cm" svg:height="0.21cm" svg:x="5.261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3" draw:style-name="gr8" draw:text-style-name="P2" draw:layer="layout" svg:width="0.17cm" svg:height="0.185cm" svg:x="5.281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4" draw:style-name="gr1">
            <draw:custom-shape draw:name="Freeform 205" draw:style-name="gr7" draw:text-style-name="P6" draw:layer="layout" svg:width="0.21cm" svg:height="0.21cm" svg:x="5.813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6" draw:style-name="gr8" draw:text-style-name="P2" draw:layer="layout" svg:width="0.17cm" svg:height="0.185cm" svg:x="5.833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7" draw:style-name="gr1">
            <draw:custom-shape draw:name="Freeform 208" draw:style-name="gr7" draw:text-style-name="P6" draw:layer="layout" svg:width="0.21cm" svg:height="0.21cm" svg:x="6.365cm" svg:y="5.24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9" draw:style-name="gr8" draw:text-style-name="P2" draw:layer="layout" svg:width="0.17cm" svg:height="0.185cm" svg:x="6.385cm" svg:y="5.24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0" draw:style-name="gr1">
            <draw:custom-shape draw:name="Freeform 211" draw:style-name="gr7" draw:text-style-name="P6" draw:layer="layout" svg:width="0.21cm" svg:height="0.21cm" svg:x="1.948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2" draw:style-name="gr8" draw:text-style-name="P2" draw:layer="layout" svg:width="0.17cm" svg:height="0.185cm" svg:x="1.968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3" draw:style-name="gr1">
            <draw:custom-shape draw:name="Freeform 214" draw:style-name="gr7" draw:text-style-name="P6" draw:layer="layout" svg:width="0.21cm" svg:height="0.21cm" svg:x="2.5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5" draw:style-name="gr8" draw:text-style-name="P2" draw:layer="layout" svg:width="0.17cm" svg:height="0.185cm" svg:x="2.52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6" draw:style-name="gr1">
            <draw:custom-shape draw:name="Freeform 217" draw:style-name="gr7" draw:text-style-name="P6" draw:layer="layout" svg:width="0.21cm" svg:height="0.21cm" svg:x="3.052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8" draw:style-name="gr8" draw:text-style-name="P2" draw:layer="layout" svg:width="0.17cm" svg:height="0.185cm" svg:x="3.072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9" draw:style-name="gr1">
            <draw:custom-shape draw:name="Freeform 220" draw:style-name="gr7" draw:text-style-name="P6" draw:layer="layout" svg:width="0.21cm" svg:height="0.21cm" svg:x="3.604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1" draw:style-name="gr8" draw:text-style-name="P2" draw:layer="layout" svg:width="0.17cm" svg:height="0.185cm" svg:x="3.624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2" draw:style-name="gr1">
            <draw:custom-shape draw:name="Freeform 223" draw:style-name="gr7" draw:text-style-name="P6" draw:layer="layout" svg:width="0.21cm" svg:height="0.21cm" svg:x="4.157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4" draw:style-name="gr8" draw:text-style-name="P2" draw:layer="layout" svg:width="0.17cm" svg:height="0.185cm" svg:x="4.176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5" draw:style-name="gr1">
            <draw:custom-shape draw:name="Freeform 226" draw:style-name="gr7" draw:text-style-name="P6" draw:layer="layout" svg:width="0.21cm" svg:height="0.21cm" svg:x="4.709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7" draw:style-name="gr8" draw:text-style-name="P2" draw:layer="layout" svg:width="0.17cm" svg:height="0.185cm" svg:x="4.728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8" draw:style-name="gr1">
            <draw:custom-shape draw:name="Freeform 229" draw:style-name="gr7" draw:text-style-name="P6" draw:layer="layout" svg:width="0.21cm" svg:height="0.21cm" svg:x="5.261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0" draw:style-name="gr8" draw:text-style-name="P2" draw:layer="layout" svg:width="0.17cm" svg:height="0.185cm" svg:x="5.281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1" draw:style-name="gr1">
            <draw:custom-shape draw:name="Freeform 232" draw:style-name="gr7" draw:text-style-name="P6" draw:layer="layout" svg:width="0.21cm" svg:height="0.21cm" svg:x="5.813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3" draw:style-name="gr8" draw:text-style-name="P2" draw:layer="layout" svg:width="0.17cm" svg:height="0.185cm" svg:x="5.833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4" draw:style-name="gr1">
            <draw:custom-shape draw:name="Freeform 235" draw:style-name="gr7" draw:text-style-name="P6" draw:layer="layout" svg:width="0.21cm" svg:height="0.21cm" svg:x="6.365cm" svg:y="4.822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6" draw:style-name="gr8" draw:text-style-name="P2" draw:layer="layout" svg:width="0.17cm" svg:height="0.185cm" svg:x="6.385cm" svg:y="4.82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Freeform 237" draw:style-name="gr66" draw:text-style-name="P72" draw:layer="layout" svg:width="15.562cm" svg:height="15.225cm" draw:transform="rotate (-0.62796946486756) translate (35.592cm 20.868cm)">
          <text:p/>
          <draw:enhanced-geometry draw:mirror-horizontal="false" draw:mirror-vertical="false" svg:viewBox="0 0 0 0" drawooo:sub-view-size="5602720 5481507" draw:text-areas="0 0 ?f0 ?f1" draw:type="ooxml-non-primitive" draw:enhanced-path="M 0 0 L 5602719 0 5602719 5481507 0 5481507 0 0 Z N">
            <draw:equation draw:name="f0" draw:formula="logwidth"/>
            <draw:equation draw:name="f1" draw:formula="logheight"/>
          </draw:enhanced-geometry>
        </draw:custom-shape>
        <draw:custom-shape draw:name="Freeform 238" draw:style-name="gr67" draw:text-style-name="P73" draw:layer="layout" svg:width="15.562cm" svg:height="15.225cm" draw:transform="rotate (-0.62796946486756) translate (12.485cm -14.237cm)">
          <text:p/>
          <draw:enhanced-geometry draw:mirror-horizontal="false" draw:mirror-vertical="false" svg:viewBox="0 0 0 0" drawooo:sub-view-size="5602720 5481507" draw:text-areas="0 0 ?f0 ?f1" draw:type="ooxml-non-primitive" draw:enhanced-path="M 0 0 L 5602720 0 5602720 5481507 0 5481507 0 0 Z N">
            <draw:equation draw:name="f0" draw:formula="logwidth"/>
            <draw:equation draw:name="f1" draw:formula="logheight"/>
          </draw:enhanced-geometry>
        </draw:custom-shape>
        <draw:g draw:name="Group 239" draw:style-name="gr1">
          <draw:custom-shape draw:name="Freeform 240" draw:style-name="gr68" draw:text-style-name="P74" draw:layer="layout" svg:width="28.794cm" svg:height="28.794cm" draw:transform="rotate (-2.16630266757536) translate (66.636cm -11.56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41" draw:style-name="gr36" draw:text-style-name="P2" draw:layer="layout" svg:width="23.395cm" svg:height="24.744cm" draw:transform="rotate (-2.16630266757536) translate (64.004cm -10.0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2" draw:style-name="gr1">
          <draw:custom-shape draw:name="Freeform 243" draw:style-name="gr68" draw:text-style-name="P74" draw:layer="layout" svg:width="28.794cm" svg:height="28.794cm" draw:transform="rotate (-2.16630266757536) translate (26.571cm 33.602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44" draw:style-name="gr36" draw:text-style-name="P2" draw:layer="layout" svg:width="23.395cm" svg:height="24.744cm" draw:transform="rotate (-2.16630266757536) translate (23.939cm 35.0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7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8" presentation:class="page"/>
          <draw:frame presentation:style-name="pr1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Blank" xml:id="id8" draw:id="id8">
        <office:forms form:automatic-focus="false" form:apply-design-mode="false"/>
        <draw:custom-shape draw:name="TextBox 12" draw:style-name="gr69" draw:text-style-name="P76" draw:layer="layout" svg:width="27.214cm" svg:height="5.634cm" svg:x="17.568cm" svg:y="11.614cm">
          <text:p text:style-name="P75"><text:span text:style-name="T11">• </text:span><text:span text:style-name="T11">IoT-based smart parking system improves efficiency and reduces congestion.</text:span></text:p>
          <text:p text:style-name="P75"><text:span text:style-name="T11">• </text:span><text:span text:style-name="T11">Ensures smooth booking and entry/exit process.</text:span></text:p>
          <text:p text:style-name="P75"><text:span text:style-name="T11">• </text:span><text:span text:style-name="T11">Any Questions</text:span><text:span text:style-name="T26">?</text:span></text:p>
          <text:p text:style-name="P9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0" draw:text-style-name="P78" draw:layer="layout" svg:width="36.753cm" svg:height="3.754cm" svg:x="6.059cm" svg:y="6.789cm">
          <text:p text:style-name="P77"><text:span text:style-name="T14">Conclusion &amp; Q/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 draw:style-name="gr1">
          <draw:custom-shape draw:name="Freeform 16" draw:style-name="gr71" draw:text-style-name="P79" draw:layer="layout" svg:width="51.999cm" svg:height="3.666cm" svg:x="-0.865cm" svg:y="24.908cm">
            <text:p/>
            <draw:enhanced-geometry draw:mirror-horizontal="false" draw:mirror-vertical="false" svg:viewBox="0 0 0 0" drawooo:sub-view-size="2475576 174583" draw:text-areas="0 0 ?f0 ?f1" draw:type="ooxml-non-primitive" draw:enhanced-path="M 0 0 L 2475576 0 2475576 174583 0 174583 Z N">
              <draw:equation draw:name="f0" draw:formula="logwidth"/>
              <draw:equation draw:name="f1" draw:formula="logheight"/>
            </draw:enhanced-geometry>
          </draw:custom-shape>
        </draw:g>
        <draw:g draw:name="Group 17" draw:style-name="gr1">
          <draw:custom-shape draw:name="Freeform 18" draw:style-name="gr72" draw:text-style-name="P80" draw:layer="layout" svg:width="51.999cm" svg:height="3.666cm" svg:x="-0.865cm" svg:y="-0.159cm">
            <text:p/>
            <draw:enhanced-geometry draw:mirror-horizontal="false" draw:mirror-vertical="false" svg:viewBox="0 0 0 0" drawooo:sub-view-size="2475576 174583" draw:text-areas="0 0 ?f0 ?f1" draw:type="ooxml-non-primitive" draw:enhanced-path="M 0 0 L 2475576 0 2475576 174583 0 174583 Z N">
              <draw:equation draw:name="f0" draw:formula="logwidth"/>
              <draw:equation draw:name="f1" draw:formula="logheight"/>
            </draw:enhanced-geometry>
          </draw:custom-shape>
        </draw:g>
        <draw:g draw:name="Group 19" draw:style-name="gr1">
          <draw:custom-shape draw:name="Freeform 20" draw:style-name="gr2" draw:text-style-name="P1" draw:layer="layout" svg:width="28.794cm" svg:height="28.794cm" draw:transform="rotate (-2.16630266757536) translate (69.157cm 32.28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1" draw:style-name="gr3" draw:text-style-name="P2" draw:layer="layout" svg:width="23.395cm" svg:height="24.744cm" draw:transform="rotate (-2.16630266757536) translate (66.525cm 33.76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 draw:style-name="gr1">
          <draw:custom-shape draw:name="Freeform 23" draw:style-name="gr2" draw:text-style-name="P1" draw:layer="layout" svg:width="28.794cm" svg:height="28.794cm" draw:transform="rotate (-2.16630266757536) translate (24.436cm -12.513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4" draw:style-name="gr3" draw:text-style-name="P2" draw:layer="layout" svg:width="23.395cm" svg:height="24.744cm" draw:transform="rotate (-2.16630266757536) translate (21.804cm -11.03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5" draw:style-name="gr1">
          <draw:g draw:name="Group 26" draw:style-name="gr1">
            <draw:custom-shape draw:name="Freeform 27" draw:style-name="gr7" draw:text-style-name="P6" draw:layer="layout" svg:width="0.21cm" svg:height="0.21cm" svg:x="38.547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8" draw:style-name="gr8" draw:text-style-name="P2" draw:layer="layout" svg:width="0.17cm" svg:height="0.185cm" svg:x="38.567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9" draw:style-name="gr1">
            <draw:custom-shape draw:name="Freeform 30" draw:style-name="gr7" draw:text-style-name="P6" draw:layer="layout" svg:width="0.21cm" svg:height="0.21cm" svg:x="39.099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1" draw:style-name="gr8" draw:text-style-name="P2" draw:layer="layout" svg:width="0.17cm" svg:height="0.185cm" svg:x="39.119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2" draw:style-name="gr1">
            <draw:custom-shape draw:name="Freeform 33" draw:style-name="gr7" draw:text-style-name="P6" draw:layer="layout" svg:width="0.21cm" svg:height="0.21cm" svg:x="39.651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4" draw:style-name="gr8" draw:text-style-name="P2" draw:layer="layout" svg:width="0.17cm" svg:height="0.185cm" svg:x="39.671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5" draw:style-name="gr1">
            <draw:custom-shape draw:name="Freeform 36" draw:style-name="gr7" draw:text-style-name="P6" draw:layer="layout" svg:width="0.21cm" svg:height="0.21cm" svg:x="40.203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7" draw:style-name="gr8" draw:text-style-name="P2" draw:layer="layout" svg:width="0.17cm" svg:height="0.185cm" svg:x="40.223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8" draw:style-name="gr1">
            <draw:custom-shape draw:name="Freeform 39" draw:style-name="gr7" draw:text-style-name="P6" draw:layer="layout" svg:width="0.21cm" svg:height="0.21cm" svg:x="40.756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0" draw:style-name="gr8" draw:text-style-name="P2" draw:layer="layout" svg:width="0.17cm" svg:height="0.185cm" svg:x="40.775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1" draw:style-name="gr1">
            <draw:custom-shape draw:name="Freeform 42" draw:style-name="gr7" draw:text-style-name="P6" draw:layer="layout" svg:width="0.21cm" svg:height="0.21cm" svg:x="41.308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3" draw:style-name="gr8" draw:text-style-name="P2" draw:layer="layout" svg:width="0.17cm" svg:height="0.185cm" svg:x="41.328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4" draw:style-name="gr1">
            <draw:custom-shape draw:name="Freeform 45" draw:style-name="gr7" draw:text-style-name="P6" draw:layer="layout" svg:width="0.21cm" svg:height="0.21cm" svg:x="41.86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6" draw:style-name="gr8" draw:text-style-name="P2" draw:layer="layout" svg:width="0.17cm" svg:height="0.185cm" svg:x="41.88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7" draw:style-name="gr1">
            <draw:custom-shape draw:name="Freeform 48" draw:style-name="gr7" draw:text-style-name="P6" draw:layer="layout" svg:width="0.21cm" svg:height="0.21cm" svg:x="42.412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9" draw:style-name="gr8" draw:text-style-name="P2" draw:layer="layout" svg:width="0.17cm" svg:height="0.185cm" svg:x="42.432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0" draw:style-name="gr1">
            <draw:custom-shape draw:name="Freeform 51" draw:style-name="gr7" draw:text-style-name="P6" draw:layer="layout" svg:width="0.21cm" svg:height="0.21cm" svg:x="42.964cm" svg:y="23.83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2" draw:style-name="gr8" draw:text-style-name="P2" draw:layer="layout" svg:width="0.17cm" svg:height="0.185cm" svg:x="42.984cm" svg:y="23.83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3" draw:style-name="gr1">
            <draw:custom-shape draw:name="Freeform 54" draw:style-name="gr7" draw:text-style-name="P6" draw:layer="layout" svg:width="0.21cm" svg:height="0.21cm" svg:x="38.547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5" draw:style-name="gr8" draw:text-style-name="P2" draw:layer="layout" svg:width="0.17cm" svg:height="0.185cm" svg:x="38.567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6" draw:style-name="gr1">
            <draw:custom-shape draw:name="Freeform 57" draw:style-name="gr7" draw:text-style-name="P6" draw:layer="layout" svg:width="0.21cm" svg:height="0.21cm" svg:x="39.099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8" draw:style-name="gr8" draw:text-style-name="P2" draw:layer="layout" svg:width="0.17cm" svg:height="0.185cm" svg:x="39.119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9" draw:style-name="gr1">
            <draw:custom-shape draw:name="Freeform 60" draw:style-name="gr7" draw:text-style-name="P6" draw:layer="layout" svg:width="0.21cm" svg:height="0.21cm" svg:x="39.651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1" draw:style-name="gr8" draw:text-style-name="P2" draw:layer="layout" svg:width="0.17cm" svg:height="0.185cm" svg:x="39.671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2" draw:style-name="gr1">
            <draw:custom-shape draw:name="Freeform 63" draw:style-name="gr7" draw:text-style-name="P6" draw:layer="layout" svg:width="0.21cm" svg:height="0.21cm" svg:x="40.203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4" draw:style-name="gr8" draw:text-style-name="P2" draw:layer="layout" svg:width="0.17cm" svg:height="0.185cm" svg:x="40.223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5" draw:style-name="gr1">
            <draw:custom-shape draw:name="Freeform 66" draw:style-name="gr7" draw:text-style-name="P6" draw:layer="layout" svg:width="0.21cm" svg:height="0.21cm" svg:x="40.756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7" draw:style-name="gr8" draw:text-style-name="P2" draw:layer="layout" svg:width="0.17cm" svg:height="0.185cm" svg:x="40.775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8" draw:style-name="gr1">
            <draw:custom-shape draw:name="Freeform 69" draw:style-name="gr7" draw:text-style-name="P6" draw:layer="layout" svg:width="0.21cm" svg:height="0.21cm" svg:x="41.308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0" draw:style-name="gr8" draw:text-style-name="P2" draw:layer="layout" svg:width="0.17cm" svg:height="0.185cm" svg:x="41.328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1" draw:style-name="gr1">
            <draw:custom-shape draw:name="Freeform 72" draw:style-name="gr7" draw:text-style-name="P6" draw:layer="layout" svg:width="0.21cm" svg:height="0.21cm" svg:x="41.86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3" draw:style-name="gr8" draw:text-style-name="P2" draw:layer="layout" svg:width="0.17cm" svg:height="0.185cm" svg:x="41.88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4" draw:style-name="gr1">
            <draw:custom-shape draw:name="Freeform 75" draw:style-name="gr7" draw:text-style-name="P6" draw:layer="layout" svg:width="0.21cm" svg:height="0.21cm" svg:x="42.412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6" draw:style-name="gr8" draw:text-style-name="P2" draw:layer="layout" svg:width="0.17cm" svg:height="0.185cm" svg:x="42.432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7" draw:style-name="gr1">
            <draw:custom-shape draw:name="Freeform 78" draw:style-name="gr7" draw:text-style-name="P6" draw:layer="layout" svg:width="0.21cm" svg:height="0.21cm" svg:x="42.964cm" svg:y="24.25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9" draw:style-name="gr8" draw:text-style-name="P2" draw:layer="layout" svg:width="0.17cm" svg:height="0.185cm" svg:x="42.984cm" svg:y="24.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0" draw:style-name="gr1">
            <draw:custom-shape draw:name="Freeform 81" draw:style-name="gr7" draw:text-style-name="P6" draw:layer="layout" svg:width="0.21cm" svg:height="0.21cm" svg:x="38.547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2" draw:style-name="gr8" draw:text-style-name="P2" draw:layer="layout" svg:width="0.17cm" svg:height="0.185cm" svg:x="38.567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3" draw:style-name="gr1">
            <draw:custom-shape draw:name="Freeform 84" draw:style-name="gr7" draw:text-style-name="P6" draw:layer="layout" svg:width="0.21cm" svg:height="0.21cm" svg:x="39.099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5" draw:style-name="gr8" draw:text-style-name="P2" draw:layer="layout" svg:width="0.17cm" svg:height="0.185cm" svg:x="39.119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6" draw:style-name="gr1">
            <draw:custom-shape draw:name="Freeform 87" draw:style-name="gr7" draw:text-style-name="P6" draw:layer="layout" svg:width="0.21cm" svg:height="0.21cm" svg:x="39.651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8" draw:style-name="gr8" draw:text-style-name="P2" draw:layer="layout" svg:width="0.17cm" svg:height="0.185cm" svg:x="39.671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9" draw:style-name="gr1">
            <draw:custom-shape draw:name="Freeform 90" draw:style-name="gr7" draw:text-style-name="P6" draw:layer="layout" svg:width="0.21cm" svg:height="0.21cm" svg:x="40.203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1" draw:style-name="gr8" draw:text-style-name="P2" draw:layer="layout" svg:width="0.17cm" svg:height="0.185cm" svg:x="40.223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2" draw:style-name="gr1">
            <draw:custom-shape draw:name="Freeform 93" draw:style-name="gr7" draw:text-style-name="P6" draw:layer="layout" svg:width="0.21cm" svg:height="0.21cm" svg:x="40.756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4" draw:style-name="gr8" draw:text-style-name="P2" draw:layer="layout" svg:width="0.17cm" svg:height="0.185cm" svg:x="40.775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5" draw:style-name="gr1">
            <draw:custom-shape draw:name="Freeform 96" draw:style-name="gr7" draw:text-style-name="P6" draw:layer="layout" svg:width="0.21cm" svg:height="0.21cm" svg:x="41.308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7" draw:style-name="gr8" draw:text-style-name="P2" draw:layer="layout" svg:width="0.17cm" svg:height="0.185cm" svg:x="41.328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8" draw:style-name="gr1">
            <draw:custom-shape draw:name="Freeform 99" draw:style-name="gr7" draw:text-style-name="P6" draw:layer="layout" svg:width="0.21cm" svg:height="0.21cm" svg:x="41.86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0" draw:style-name="gr8" draw:text-style-name="P2" draw:layer="layout" svg:width="0.17cm" svg:height="0.185cm" svg:x="41.88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1" draw:style-name="gr1">
            <draw:custom-shape draw:name="Freeform 102" draw:style-name="gr7" draw:text-style-name="P6" draw:layer="layout" svg:width="0.21cm" svg:height="0.21cm" svg:x="42.412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3" draw:style-name="gr8" draw:text-style-name="P2" draw:layer="layout" svg:width="0.17cm" svg:height="0.185cm" svg:x="42.432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4" draw:style-name="gr1">
            <draw:custom-shape draw:name="Freeform 105" draw:style-name="gr7" draw:text-style-name="P6" draw:layer="layout" svg:width="0.21cm" svg:height="0.21cm" svg:x="42.964cm" svg:y="25.0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6" draw:style-name="gr8" draw:text-style-name="P2" draw:layer="layout" svg:width="0.17cm" svg:height="0.185cm" svg:x="42.984cm" svg:y="25.1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7" draw:style-name="gr1">
            <draw:custom-shape draw:name="Freeform 108" draw:style-name="gr7" draw:text-style-name="P6" draw:layer="layout" svg:width="0.21cm" svg:height="0.21cm" svg:x="38.547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9" draw:style-name="gr8" draw:text-style-name="P2" draw:layer="layout" svg:width="0.17cm" svg:height="0.185cm" svg:x="38.567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0" draw:style-name="gr1">
            <draw:custom-shape draw:name="Freeform 111" draw:style-name="gr7" draw:text-style-name="P6" draw:layer="layout" svg:width="0.21cm" svg:height="0.21cm" svg:x="39.099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2" draw:style-name="gr8" draw:text-style-name="P2" draw:layer="layout" svg:width="0.17cm" svg:height="0.185cm" svg:x="39.119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3" draw:style-name="gr1">
            <draw:custom-shape draw:name="Freeform 114" draw:style-name="gr7" draw:text-style-name="P6" draw:layer="layout" svg:width="0.21cm" svg:height="0.21cm" svg:x="39.651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5" draw:style-name="gr8" draw:text-style-name="P2" draw:layer="layout" svg:width="0.17cm" svg:height="0.185cm" svg:x="39.671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6" draw:style-name="gr1">
            <draw:custom-shape draw:name="Freeform 117" draw:style-name="gr7" draw:text-style-name="P6" draw:layer="layout" svg:width="0.21cm" svg:height="0.21cm" svg:x="40.203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8" draw:style-name="gr8" draw:text-style-name="P2" draw:layer="layout" svg:width="0.17cm" svg:height="0.185cm" svg:x="40.223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9" draw:style-name="gr1">
            <draw:custom-shape draw:name="Freeform 120" draw:style-name="gr7" draw:text-style-name="P6" draw:layer="layout" svg:width="0.21cm" svg:height="0.21cm" svg:x="40.756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1" draw:style-name="gr8" draw:text-style-name="P2" draw:layer="layout" svg:width="0.17cm" svg:height="0.185cm" svg:x="40.775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2" draw:style-name="gr1">
            <draw:custom-shape draw:name="Freeform 123" draw:style-name="gr7" draw:text-style-name="P6" draw:layer="layout" svg:width="0.21cm" svg:height="0.21cm" svg:x="41.308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4" draw:style-name="gr8" draw:text-style-name="P2" draw:layer="layout" svg:width="0.17cm" svg:height="0.185cm" svg:x="41.328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5" draw:style-name="gr1">
            <draw:custom-shape draw:name="Freeform 126" draw:style-name="gr7" draw:text-style-name="P6" draw:layer="layout" svg:width="0.21cm" svg:height="0.21cm" svg:x="41.86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7" draw:style-name="gr8" draw:text-style-name="P2" draw:layer="layout" svg:width="0.17cm" svg:height="0.185cm" svg:x="41.88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8" draw:style-name="gr1">
            <draw:custom-shape draw:name="Freeform 129" draw:style-name="gr7" draw:text-style-name="P6" draw:layer="layout" svg:width="0.21cm" svg:height="0.21cm" svg:x="42.412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0" draw:style-name="gr8" draw:text-style-name="P2" draw:layer="layout" svg:width="0.17cm" svg:height="0.185cm" svg:x="42.432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1" draw:style-name="gr1">
            <draw:custom-shape draw:name="Freeform 132" draw:style-name="gr7" draw:text-style-name="P6" draw:layer="layout" svg:width="0.21cm" svg:height="0.21cm" svg:x="42.964cm" svg:y="24.675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3" draw:style-name="gr8" draw:text-style-name="P2" draw:layer="layout" svg:width="0.17cm" svg:height="0.185cm" svg:x="42.984cm" svg:y="24.6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34" draw:style-name="gr1">
          <draw:g draw:name="Group 135" draw:style-name="gr1">
            <draw:custom-shape draw:name="Freeform 136" draw:style-name="gr7" draw:text-style-name="P6" draw:layer="layout" svg:width="0.21cm" svg:height="0.21cm" svg:x="9.784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7" draw:style-name="gr8" draw:text-style-name="P2" draw:layer="layout" svg:width="0.17cm" svg:height="0.185cm" svg:x="9.804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8" draw:style-name="gr1">
            <draw:custom-shape draw:name="Freeform 139" draw:style-name="gr7" draw:text-style-name="P6" draw:layer="layout" svg:width="0.21cm" svg:height="0.21cm" svg:x="10.337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0" draw:style-name="gr8" draw:text-style-name="P2" draw:layer="layout" svg:width="0.17cm" svg:height="0.185cm" svg:x="10.356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1" draw:style-name="gr1">
            <draw:custom-shape draw:name="Freeform 142" draw:style-name="gr7" draw:text-style-name="P6" draw:layer="layout" svg:width="0.21cm" svg:height="0.21cm" svg:x="10.889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3" draw:style-name="gr8" draw:text-style-name="P2" draw:layer="layout" svg:width="0.17cm" svg:height="0.185cm" svg:x="10.909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4" draw:style-name="gr1">
            <draw:custom-shape draw:name="Freeform 145" draw:style-name="gr7" draw:text-style-name="P6" draw:layer="layout" svg:width="0.21cm" svg:height="0.21cm" svg:x="11.441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6" draw:style-name="gr8" draw:text-style-name="P2" draw:layer="layout" svg:width="0.17cm" svg:height="0.185cm" svg:x="11.461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7" draw:style-name="gr1">
            <draw:custom-shape draw:name="Freeform 148" draw:style-name="gr7" draw:text-style-name="P6" draw:layer="layout" svg:width="0.21cm" svg:height="0.21cm" svg:x="11.993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9" draw:style-name="gr8" draw:text-style-name="P2" draw:layer="layout" svg:width="0.17cm" svg:height="0.185cm" svg:x="12.013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0" draw:style-name="gr1">
            <draw:custom-shape draw:name="Freeform 151" draw:style-name="gr7" draw:text-style-name="P6" draw:layer="layout" svg:width="0.21cm" svg:height="0.21cm" svg:x="12.545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2" draw:style-name="gr8" draw:text-style-name="P2" draw:layer="layout" svg:width="0.17cm" svg:height="0.185cm" svg:x="12.565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3" draw:style-name="gr1">
            <draw:custom-shape draw:name="Freeform 154" draw:style-name="gr7" draw:text-style-name="P6" draw:layer="layout" svg:width="0.21cm" svg:height="0.21cm" svg:x="13.098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5" draw:style-name="gr8" draw:text-style-name="P2" draw:layer="layout" svg:width="0.17cm" svg:height="0.185cm" svg:x="13.117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6" draw:style-name="gr1">
            <draw:custom-shape draw:name="Freeform 157" draw:style-name="gr7" draw:text-style-name="P6" draw:layer="layout" svg:width="0.21cm" svg:height="0.21cm" svg:x="13.65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8" draw:style-name="gr8" draw:text-style-name="P2" draw:layer="layout" svg:width="0.17cm" svg:height="0.185cm" svg:x="13.669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9" draw:style-name="gr1">
            <draw:custom-shape draw:name="Freeform 160" draw:style-name="gr7" draw:text-style-name="P6" draw:layer="layout" svg:width="0.21cm" svg:height="0.21cm" svg:x="14.202cm" svg:y="2.85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1" draw:style-name="gr8" draw:text-style-name="P2" draw:layer="layout" svg:width="0.17cm" svg:height="0.185cm" svg:x="14.222cm" svg:y="2.8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2" draw:style-name="gr1">
            <draw:custom-shape draw:name="Freeform 163" draw:style-name="gr7" draw:text-style-name="P6" draw:layer="layout" svg:width="0.21cm" svg:height="0.21cm" svg:x="9.784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4" draw:style-name="gr8" draw:text-style-name="P2" draw:layer="layout" svg:width="0.17cm" svg:height="0.185cm" svg:x="9.804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5" draw:style-name="gr1">
            <draw:custom-shape draw:name="Freeform 166" draw:style-name="gr7" draw:text-style-name="P6" draw:layer="layout" svg:width="0.21cm" svg:height="0.21cm" svg:x="10.337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7" draw:style-name="gr8" draw:text-style-name="P2" draw:layer="layout" svg:width="0.17cm" svg:height="0.185cm" svg:x="10.356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8" draw:style-name="gr1">
            <draw:custom-shape draw:name="Freeform 169" draw:style-name="gr7" draw:text-style-name="P6" draw:layer="layout" svg:width="0.21cm" svg:height="0.21cm" svg:x="10.889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0" draw:style-name="gr8" draw:text-style-name="P2" draw:layer="layout" svg:width="0.17cm" svg:height="0.185cm" svg:x="10.909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1" draw:style-name="gr1">
            <draw:custom-shape draw:name="Freeform 172" draw:style-name="gr7" draw:text-style-name="P6" draw:layer="layout" svg:width="0.21cm" svg:height="0.21cm" svg:x="11.441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3" draw:style-name="gr8" draw:text-style-name="P2" draw:layer="layout" svg:width="0.17cm" svg:height="0.185cm" svg:x="11.461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4" draw:style-name="gr1">
            <draw:custom-shape draw:name="Freeform 175" draw:style-name="gr7" draw:text-style-name="P6" draw:layer="layout" svg:width="0.21cm" svg:height="0.21cm" svg:x="11.993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6" draw:style-name="gr8" draw:text-style-name="P2" draw:layer="layout" svg:width="0.17cm" svg:height="0.185cm" svg:x="12.013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7" draw:style-name="gr1">
            <draw:custom-shape draw:name="Freeform 178" draw:style-name="gr7" draw:text-style-name="P6" draw:layer="layout" svg:width="0.21cm" svg:height="0.21cm" svg:x="12.545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9" draw:style-name="gr8" draw:text-style-name="P2" draw:layer="layout" svg:width="0.17cm" svg:height="0.185cm" svg:x="12.565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0" draw:style-name="gr1">
            <draw:custom-shape draw:name="Freeform 181" draw:style-name="gr7" draw:text-style-name="P6" draw:layer="layout" svg:width="0.21cm" svg:height="0.21cm" svg:x="13.098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2" draw:style-name="gr8" draw:text-style-name="P2" draw:layer="layout" svg:width="0.17cm" svg:height="0.185cm" svg:x="13.117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3" draw:style-name="gr1">
            <draw:custom-shape draw:name="Freeform 184" draw:style-name="gr7" draw:text-style-name="P6" draw:layer="layout" svg:width="0.21cm" svg:height="0.21cm" svg:x="13.65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5" draw:style-name="gr8" draw:text-style-name="P2" draw:layer="layout" svg:width="0.17cm" svg:height="0.185cm" svg:x="13.669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6" draw:style-name="gr1">
            <draw:custom-shape draw:name="Freeform 187" draw:style-name="gr7" draw:text-style-name="P6" draw:layer="layout" svg:width="0.21cm" svg:height="0.21cm" svg:x="14.202cm" svg:y="3.27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8" draw:style-name="gr8" draw:text-style-name="P2" draw:layer="layout" svg:width="0.17cm" svg:height="0.185cm" svg:x="14.222cm" svg:y="3.28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9" draw:style-name="gr1">
            <draw:custom-shape draw:name="Freeform 190" draw:style-name="gr7" draw:text-style-name="P6" draw:layer="layout" svg:width="0.21cm" svg:height="0.21cm" svg:x="9.784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1" draw:style-name="gr8" draw:text-style-name="P2" draw:layer="layout" svg:width="0.17cm" svg:height="0.185cm" svg:x="9.804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2" draw:style-name="gr1">
            <draw:custom-shape draw:name="Freeform 193" draw:style-name="gr7" draw:text-style-name="P6" draw:layer="layout" svg:width="0.21cm" svg:height="0.21cm" svg:x="10.337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4" draw:style-name="gr8" draw:text-style-name="P2" draw:layer="layout" svg:width="0.17cm" svg:height="0.185cm" svg:x="10.356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5" draw:style-name="gr1">
            <draw:custom-shape draw:name="Freeform 196" draw:style-name="gr7" draw:text-style-name="P6" draw:layer="layout" svg:width="0.21cm" svg:height="0.21cm" svg:x="10.889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7" draw:style-name="gr8" draw:text-style-name="P2" draw:layer="layout" svg:width="0.17cm" svg:height="0.185cm" svg:x="10.909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8" draw:style-name="gr1">
            <draw:custom-shape draw:name="Freeform 199" draw:style-name="gr7" draw:text-style-name="P6" draw:layer="layout" svg:width="0.21cm" svg:height="0.21cm" svg:x="11.441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0" draw:style-name="gr8" draw:text-style-name="P2" draw:layer="layout" svg:width="0.17cm" svg:height="0.185cm" svg:x="11.461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1" draw:style-name="gr1">
            <draw:custom-shape draw:name="Freeform 202" draw:style-name="gr7" draw:text-style-name="P6" draw:layer="layout" svg:width="0.21cm" svg:height="0.21cm" svg:x="11.993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3" draw:style-name="gr8" draw:text-style-name="P2" draw:layer="layout" svg:width="0.17cm" svg:height="0.185cm" svg:x="12.013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4" draw:style-name="gr1">
            <draw:custom-shape draw:name="Freeform 205" draw:style-name="gr7" draw:text-style-name="P6" draw:layer="layout" svg:width="0.21cm" svg:height="0.21cm" svg:x="12.545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6" draw:style-name="gr8" draw:text-style-name="P2" draw:layer="layout" svg:width="0.17cm" svg:height="0.185cm" svg:x="12.565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7" draw:style-name="gr1">
            <draw:custom-shape draw:name="Freeform 208" draw:style-name="gr7" draw:text-style-name="P6" draw:layer="layout" svg:width="0.21cm" svg:height="0.21cm" svg:x="13.098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9" draw:style-name="gr8" draw:text-style-name="P2" draw:layer="layout" svg:width="0.17cm" svg:height="0.185cm" svg:x="13.117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0" draw:style-name="gr1">
            <draw:custom-shape draw:name="Freeform 211" draw:style-name="gr7" draw:text-style-name="P6" draw:layer="layout" svg:width="0.21cm" svg:height="0.21cm" svg:x="13.65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2" draw:style-name="gr8" draw:text-style-name="P2" draw:layer="layout" svg:width="0.17cm" svg:height="0.185cm" svg:x="13.669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3" draw:style-name="gr1">
            <draw:custom-shape draw:name="Freeform 214" draw:style-name="gr7" draw:text-style-name="P6" draw:layer="layout" svg:width="0.21cm" svg:height="0.21cm" svg:x="14.202cm" svg:y="4.121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5" draw:style-name="gr8" draw:text-style-name="P2" draw:layer="layout" svg:width="0.17cm" svg:height="0.185cm" svg:x="14.222cm" svg:y="4.12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6" draw:style-name="gr1">
            <draw:custom-shape draw:name="Freeform 217" draw:style-name="gr7" draw:text-style-name="P6" draw:layer="layout" svg:width="0.21cm" svg:height="0.21cm" svg:x="9.784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8" draw:style-name="gr8" draw:text-style-name="P2" draw:layer="layout" svg:width="0.17cm" svg:height="0.185cm" svg:x="9.804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9" draw:style-name="gr1">
            <draw:custom-shape draw:name="Freeform 220" draw:style-name="gr7" draw:text-style-name="P6" draw:layer="layout" svg:width="0.21cm" svg:height="0.21cm" svg:x="10.337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1" draw:style-name="gr8" draw:text-style-name="P2" draw:layer="layout" svg:width="0.17cm" svg:height="0.185cm" svg:x="10.356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2" draw:style-name="gr1">
            <draw:custom-shape draw:name="Freeform 223" draw:style-name="gr7" draw:text-style-name="P6" draw:layer="layout" svg:width="0.21cm" svg:height="0.21cm" svg:x="10.889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4" draw:style-name="gr8" draw:text-style-name="P2" draw:layer="layout" svg:width="0.17cm" svg:height="0.185cm" svg:x="10.909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5" draw:style-name="gr1">
            <draw:custom-shape draw:name="Freeform 226" draw:style-name="gr7" draw:text-style-name="P6" draw:layer="layout" svg:width="0.21cm" svg:height="0.21cm" svg:x="11.441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7" draw:style-name="gr8" draw:text-style-name="P2" draw:layer="layout" svg:width="0.17cm" svg:height="0.185cm" svg:x="11.461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8" draw:style-name="gr1">
            <draw:custom-shape draw:name="Freeform 229" draw:style-name="gr7" draw:text-style-name="P6" draw:layer="layout" svg:width="0.21cm" svg:height="0.21cm" svg:x="11.993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0" draw:style-name="gr8" draw:text-style-name="P2" draw:layer="layout" svg:width="0.17cm" svg:height="0.185cm" svg:x="12.013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1" draw:style-name="gr1">
            <draw:custom-shape draw:name="Freeform 232" draw:style-name="gr7" draw:text-style-name="P6" draw:layer="layout" svg:width="0.21cm" svg:height="0.21cm" svg:x="12.545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3" draw:style-name="gr8" draw:text-style-name="P2" draw:layer="layout" svg:width="0.17cm" svg:height="0.185cm" svg:x="12.565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4" draw:style-name="gr1">
            <draw:custom-shape draw:name="Freeform 235" draw:style-name="gr7" draw:text-style-name="P6" draw:layer="layout" svg:width="0.21cm" svg:height="0.21cm" svg:x="13.098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6" draw:style-name="gr8" draw:text-style-name="P2" draw:layer="layout" svg:width="0.17cm" svg:height="0.185cm" svg:x="13.117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37" draw:style-name="gr1">
            <draw:custom-shape draw:name="Freeform 238" draw:style-name="gr7" draw:text-style-name="P6" draw:layer="layout" svg:width="0.21cm" svg:height="0.21cm" svg:x="13.65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9" draw:style-name="gr8" draw:text-style-name="P2" draw:layer="layout" svg:width="0.17cm" svg:height="0.185cm" svg:x="13.669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0" draw:style-name="gr1">
            <draw:custom-shape draw:name="Freeform 241" draw:style-name="gr7" draw:text-style-name="P6" draw:layer="layout" svg:width="0.21cm" svg:height="0.21cm" svg:x="14.202cm" svg:y="3.698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42" draw:style-name="gr8" draw:text-style-name="P2" draw:layer="layout" svg:width="0.17cm" svg:height="0.185cm" svg:x="14.222cm" svg:y="3.70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Freeform 243" draw:style-name="gr73" draw:text-style-name="P81" draw:layer="layout" svg:width="15.562cm" svg:height="15.225cm" draw:transform="rotate (-0.62796946486756) translate (43.393cm -13.119cm)">
          <text:p/>
          <draw:enhanced-geometry draw:mirror-horizontal="false" draw:mirror-vertical="false" svg:viewBox="0 0 0 0" drawooo:sub-view-size="5602720 5481507" draw:text-areas="0 0 ?f0 ?f1" draw:type="ooxml-non-primitive" draw:enhanced-path="M 0 0 L 5602720 0 5602720 5481507 0 5481507 0 0 Z N">
            <draw:equation draw:name="f0" draw:formula="logwidth"/>
            <draw:equation draw:name="f1" draw:formula="logheight"/>
          </draw:enhanced-geometry>
        </draw:custom-shape>
        <draw:custom-shape draw:name="Freeform 244" draw:style-name="gr74" draw:text-style-name="P82" draw:layer="layout" svg:width="15.562cm" svg:height="15.225cm" draw:transform="rotate (-0.62796946486756) translate (0.629cm 19.314cm)">
          <text:p/>
          <draw:enhanced-geometry draw:mirror-horizontal="false" draw:mirror-vertical="false" svg:viewBox="0 0 0 0" drawooo:sub-view-size="5602720 5481507" draw:text-areas="0 0 ?f0 ?f1" draw:type="ooxml-non-primitive" draw:enhanced-path="M 0 0 L 5602720 0 5602720 5481507 0 5481507 0 0 Z N">
            <draw:equation draw:name="f0" draw:formula="logwidth"/>
            <draw:equation draw:name="f1" draw:formula="logheight"/>
          </draw:enhanced-geometry>
        </draw:custom-shape>
        <draw:path draw:style-name="gr75" draw:text-style-name="P83" draw:layer="layout" svg:width="8.358cm" svg:height="8.359cm" svg:x="30.753cm" svg:y="16.334cm" svg:viewBox="0 0 8359 8360" svg:d="M0 4089c15-702 207-1390 559-1999 367-635 895-1163 1530-1530s1356-560 2090-560 1455 193 2090 560 1163 895 1530 1530 560 1356 560 2090-193 1455-560 2090-895 1163-1530 1530-1356 560-2090 560-1455-193-2090-560-1163-895-1530-1530c-352-609-544-1297-559-1999z">
          <text:p/>
        </draw:path>
        <anim:par presentation:node-type="timing-root">
          <anim:par smil:begin="id8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Blank" xml:id="id9" draw:id="id9">
        <office:forms form:automatic-focus="false" form:apply-design-mode="false"/>
        <draw:g draw:name="Group 2" draw:style-name="gr1">
          <draw:custom-shape draw:name="Freeform 3" draw:style-name="gr4" draw:text-style-name="P3" draw:layer="layout" svg:width="40.083cm" svg:height="40.083cm" svg:x="-13.374cm" svg:y="-16.828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4" draw:style-name="gr3" draw:text-style-name="P2" draw:layer="layout" svg:width="32.568cm" svg:height="34.447cm" svg:x="-10.916cm" svg:y="-14.9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" draw:style-name="gr1">
          <draw:custom-shape draw:name="Freeform 6" draw:style-name="gr4" draw:text-style-name="P3" draw:layer="layout" svg:width="13.096cm" svg:height="13.096cm" svg:x="40.727cm" svg:y="19.169cm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7" draw:style-name="gr3" draw:text-style-name="P2" draw:layer="layout" svg:width="10.64cm" svg:height="11.254cm" svg:x="41.955cm" svg:y="19.7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draw:style-name="gr1">
          <draw:g draw:name="Group 9" draw:style-name="gr1">
            <draw:custom-shape draw:name="Freeform 10" draw:style-name="gr7" draw:text-style-name="P6" draw:layer="layout" svg:width="0.21cm" svg:height="0.21cm" svg:x="4.757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" draw:style-name="gr8" draw:text-style-name="P2" draw:layer="layout" svg:width="0.17cm" svg:height="0.185cm" svg:x="4.776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 draw:style-name="gr1">
            <draw:custom-shape draw:name="Freeform 13" draw:style-name="gr7" draw:text-style-name="P6" draw:layer="layout" svg:width="0.21cm" svg:height="0.21cm" svg:x="5.309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" draw:style-name="gr8" draw:text-style-name="P2" draw:layer="layout" svg:width="0.17cm" svg:height="0.185cm" svg:x="5.329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" draw:style-name="gr1">
            <draw:custom-shape draw:name="Freeform 16" draw:style-name="gr7" draw:text-style-name="P6" draw:layer="layout" svg:width="0.21cm" svg:height="0.21cm" svg:x="5.861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" draw:style-name="gr8" draw:text-style-name="P2" draw:layer="layout" svg:width="0.17cm" svg:height="0.185cm" svg:x="5.881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" draw:style-name="gr1">
            <draw:custom-shape draw:name="Freeform 19" draw:style-name="gr7" draw:text-style-name="P6" draw:layer="layout" svg:width="0.21cm" svg:height="0.21cm" svg:x="6.413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" draw:style-name="gr8" draw:text-style-name="P2" draw:layer="layout" svg:width="0.17cm" svg:height="0.185cm" svg:x="6.433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" draw:style-name="gr1">
            <draw:custom-shape draw:name="Freeform 22" draw:style-name="gr7" draw:text-style-name="P6" draw:layer="layout" svg:width="0.21cm" svg:height="0.21cm" svg:x="6.965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3" draw:style-name="gr8" draw:text-style-name="P2" draw:layer="layout" svg:width="0.17cm" svg:height="0.185cm" svg:x="6.985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4" draw:style-name="gr1">
            <draw:custom-shape draw:name="Freeform 25" draw:style-name="gr7" draw:text-style-name="P6" draw:layer="layout" svg:width="0.21cm" svg:height="0.21cm" svg:x="7.518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6" draw:style-name="gr8" draw:text-style-name="P2" draw:layer="layout" svg:width="0.17cm" svg:height="0.185cm" svg:x="7.537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7" draw:style-name="gr1">
            <draw:custom-shape draw:name="Freeform 28" draw:style-name="gr7" draw:text-style-name="P6" draw:layer="layout" svg:width="0.21cm" svg:height="0.21cm" svg:x="8.07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9" draw:style-name="gr8" draw:text-style-name="P2" draw:layer="layout" svg:width="0.17cm" svg:height="0.185cm" svg:x="8.089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0" draw:style-name="gr1">
            <draw:custom-shape draw:name="Freeform 31" draw:style-name="gr7" draw:text-style-name="P6" draw:layer="layout" svg:width="0.21cm" svg:height="0.21cm" svg:x="8.622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2" draw:style-name="gr8" draw:text-style-name="P2" draw:layer="layout" svg:width="0.17cm" svg:height="0.185cm" svg:x="8.642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3" draw:style-name="gr1">
            <draw:custom-shape draw:name="Freeform 34" draw:style-name="gr7" draw:text-style-name="P6" draw:layer="layout" svg:width="0.21cm" svg:height="0.21cm" svg:x="9.174cm" svg:y="6.67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5" draw:style-name="gr8" draw:text-style-name="P2" draw:layer="layout" svg:width="0.17cm" svg:height="0.185cm" svg:x="9.194cm" svg:y="6.67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6" draw:style-name="gr1">
            <draw:custom-shape draw:name="Freeform 37" draw:style-name="gr7" draw:text-style-name="P6" draw:layer="layout" svg:width="0.21cm" svg:height="0.21cm" svg:x="4.757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38" draw:style-name="gr8" draw:text-style-name="P2" draw:layer="layout" svg:width="0.17cm" svg:height="0.185cm" svg:x="4.776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9" draw:style-name="gr1">
            <draw:custom-shape draw:name="Freeform 40" draw:style-name="gr7" draw:text-style-name="P6" draw:layer="layout" svg:width="0.21cm" svg:height="0.21cm" svg:x="5.309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1" draw:style-name="gr8" draw:text-style-name="P2" draw:layer="layout" svg:width="0.17cm" svg:height="0.185cm" svg:x="5.329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2" draw:style-name="gr1">
            <draw:custom-shape draw:name="Freeform 43" draw:style-name="gr7" draw:text-style-name="P6" draw:layer="layout" svg:width="0.21cm" svg:height="0.21cm" svg:x="5.861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4" draw:style-name="gr8" draw:text-style-name="P2" draw:layer="layout" svg:width="0.17cm" svg:height="0.185cm" svg:x="5.881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5" draw:style-name="gr1">
            <draw:custom-shape draw:name="Freeform 46" draw:style-name="gr7" draw:text-style-name="P6" draw:layer="layout" svg:width="0.21cm" svg:height="0.21cm" svg:x="6.413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47" draw:style-name="gr8" draw:text-style-name="P2" draw:layer="layout" svg:width="0.17cm" svg:height="0.185cm" svg:x="6.433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8" draw:style-name="gr1">
            <draw:custom-shape draw:name="Freeform 49" draw:style-name="gr7" draw:text-style-name="P6" draw:layer="layout" svg:width="0.21cm" svg:height="0.21cm" svg:x="6.965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0" draw:style-name="gr8" draw:text-style-name="P2" draw:layer="layout" svg:width="0.17cm" svg:height="0.185cm" svg:x="6.985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 draw:style-name="gr1">
            <draw:custom-shape draw:name="Freeform 52" draw:style-name="gr7" draw:text-style-name="P6" draw:layer="layout" svg:width="0.21cm" svg:height="0.21cm" svg:x="7.518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3" draw:style-name="gr8" draw:text-style-name="P2" draw:layer="layout" svg:width="0.17cm" svg:height="0.185cm" svg:x="7.537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4" draw:style-name="gr1">
            <draw:custom-shape draw:name="Freeform 55" draw:style-name="gr7" draw:text-style-name="P6" draw:layer="layout" svg:width="0.21cm" svg:height="0.21cm" svg:x="8.07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6" draw:style-name="gr8" draw:text-style-name="P2" draw:layer="layout" svg:width="0.17cm" svg:height="0.185cm" svg:x="8.089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7" draw:style-name="gr1">
            <draw:custom-shape draw:name="Freeform 58" draw:style-name="gr7" draw:text-style-name="P6" draw:layer="layout" svg:width="0.21cm" svg:height="0.21cm" svg:x="8.622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59" draw:style-name="gr8" draw:text-style-name="P2" draw:layer="layout" svg:width="0.17cm" svg:height="0.185cm" svg:x="8.642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0" draw:style-name="gr1">
            <draw:custom-shape draw:name="Freeform 61" draw:style-name="gr7" draw:text-style-name="P6" draw:layer="layout" svg:width="0.21cm" svg:height="0.21cm" svg:x="9.174cm" svg:y="7.09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2" draw:style-name="gr8" draw:text-style-name="P2" draw:layer="layout" svg:width="0.17cm" svg:height="0.185cm" svg:x="9.194cm" svg:y="7.09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3" draw:style-name="gr1">
            <draw:custom-shape draw:name="Freeform 64" draw:style-name="gr7" draw:text-style-name="P6" draw:layer="layout" svg:width="0.21cm" svg:height="0.21cm" svg:x="4.757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5" draw:style-name="gr8" draw:text-style-name="P2" draw:layer="layout" svg:width="0.17cm" svg:height="0.185cm" svg:x="4.776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6" draw:style-name="gr1">
            <draw:custom-shape draw:name="Freeform 67" draw:style-name="gr7" draw:text-style-name="P6" draw:layer="layout" svg:width="0.21cm" svg:height="0.21cm" svg:x="5.309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68" draw:style-name="gr8" draw:text-style-name="P2" draw:layer="layout" svg:width="0.17cm" svg:height="0.185cm" svg:x="5.329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9" draw:style-name="gr1">
            <draw:custom-shape draw:name="Freeform 70" draw:style-name="gr7" draw:text-style-name="P6" draw:layer="layout" svg:width="0.21cm" svg:height="0.21cm" svg:x="5.861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1" draw:style-name="gr8" draw:text-style-name="P2" draw:layer="layout" svg:width="0.17cm" svg:height="0.185cm" svg:x="5.881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2" draw:style-name="gr1">
            <draw:custom-shape draw:name="Freeform 73" draw:style-name="gr7" draw:text-style-name="P6" draw:layer="layout" svg:width="0.21cm" svg:height="0.21cm" svg:x="6.413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4" draw:style-name="gr8" draw:text-style-name="P2" draw:layer="layout" svg:width="0.17cm" svg:height="0.185cm" svg:x="6.433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5" draw:style-name="gr1">
            <draw:custom-shape draw:name="Freeform 76" draw:style-name="gr7" draw:text-style-name="P6" draw:layer="layout" svg:width="0.21cm" svg:height="0.21cm" svg:x="6.965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77" draw:style-name="gr8" draw:text-style-name="P2" draw:layer="layout" svg:width="0.17cm" svg:height="0.185cm" svg:x="6.985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78" draw:style-name="gr1">
            <draw:custom-shape draw:name="Freeform 79" draw:style-name="gr7" draw:text-style-name="P6" draw:layer="layout" svg:width="0.21cm" svg:height="0.21cm" svg:x="7.518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0" draw:style-name="gr8" draw:text-style-name="P2" draw:layer="layout" svg:width="0.17cm" svg:height="0.185cm" svg:x="7.537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1" draw:style-name="gr1">
            <draw:custom-shape draw:name="Freeform 82" draw:style-name="gr7" draw:text-style-name="P6" draw:layer="layout" svg:width="0.21cm" svg:height="0.21cm" svg:x="8.07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3" draw:style-name="gr8" draw:text-style-name="P2" draw:layer="layout" svg:width="0.17cm" svg:height="0.185cm" svg:x="8.089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4" draw:style-name="gr1">
            <draw:custom-shape draw:name="Freeform 85" draw:style-name="gr7" draw:text-style-name="P6" draw:layer="layout" svg:width="0.21cm" svg:height="0.21cm" svg:x="8.622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6" draw:style-name="gr8" draw:text-style-name="P2" draw:layer="layout" svg:width="0.17cm" svg:height="0.185cm" svg:x="8.642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7" draw:style-name="gr1">
            <draw:custom-shape draw:name="Freeform 88" draw:style-name="gr7" draw:text-style-name="P6" draw:layer="layout" svg:width="0.21cm" svg:height="0.21cm" svg:x="9.174cm" svg:y="7.93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89" draw:style-name="gr8" draw:text-style-name="P2" draw:layer="layout" svg:width="0.17cm" svg:height="0.185cm" svg:x="9.194cm" svg:y="7.94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0" draw:style-name="gr1">
            <draw:custom-shape draw:name="Freeform 91" draw:style-name="gr7" draw:text-style-name="P6" draw:layer="layout" svg:width="0.21cm" svg:height="0.21cm" svg:x="4.757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2" draw:style-name="gr8" draw:text-style-name="P2" draw:layer="layout" svg:width="0.17cm" svg:height="0.185cm" svg:x="4.776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3" draw:style-name="gr1">
            <draw:custom-shape draw:name="Freeform 94" draw:style-name="gr7" draw:text-style-name="P6" draw:layer="layout" svg:width="0.21cm" svg:height="0.21cm" svg:x="5.309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5" draw:style-name="gr8" draw:text-style-name="P2" draw:layer="layout" svg:width="0.17cm" svg:height="0.185cm" svg:x="5.329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6" draw:style-name="gr1">
            <draw:custom-shape draw:name="Freeform 97" draw:style-name="gr7" draw:text-style-name="P6" draw:layer="layout" svg:width="0.21cm" svg:height="0.21cm" svg:x="5.861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98" draw:style-name="gr8" draw:text-style-name="P2" draw:layer="layout" svg:width="0.17cm" svg:height="0.185cm" svg:x="5.881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9" draw:style-name="gr1">
            <draw:custom-shape draw:name="Freeform 100" draw:style-name="gr7" draw:text-style-name="P6" draw:layer="layout" svg:width="0.21cm" svg:height="0.21cm" svg:x="6.413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1" draw:style-name="gr8" draw:text-style-name="P2" draw:layer="layout" svg:width="0.17cm" svg:height="0.185cm" svg:x="6.433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2" draw:style-name="gr1">
            <draw:custom-shape draw:name="Freeform 103" draw:style-name="gr7" draw:text-style-name="P6" draw:layer="layout" svg:width="0.21cm" svg:height="0.21cm" svg:x="6.965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4" draw:style-name="gr8" draw:text-style-name="P2" draw:layer="layout" svg:width="0.17cm" svg:height="0.185cm" svg:x="6.985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5" draw:style-name="gr1">
            <draw:custom-shape draw:name="Freeform 106" draw:style-name="gr7" draw:text-style-name="P6" draw:layer="layout" svg:width="0.21cm" svg:height="0.21cm" svg:x="7.518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07" draw:style-name="gr8" draw:text-style-name="P2" draw:layer="layout" svg:width="0.17cm" svg:height="0.185cm" svg:x="7.537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8" draw:style-name="gr1">
            <draw:custom-shape draw:name="Freeform 109" draw:style-name="gr7" draw:text-style-name="P6" draw:layer="layout" svg:width="0.21cm" svg:height="0.21cm" svg:x="8.07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0" draw:style-name="gr8" draw:text-style-name="P2" draw:layer="layout" svg:width="0.17cm" svg:height="0.185cm" svg:x="8.089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1" draw:style-name="gr1">
            <draw:custom-shape draw:name="Freeform 112" draw:style-name="gr7" draw:text-style-name="P6" draw:layer="layout" svg:width="0.21cm" svg:height="0.21cm" svg:x="8.622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3" draw:style-name="gr8" draw:text-style-name="P2" draw:layer="layout" svg:width="0.17cm" svg:height="0.185cm" svg:x="8.642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4" draw:style-name="gr1">
            <draw:custom-shape draw:name="Freeform 115" draw:style-name="gr7" draw:text-style-name="P6" draw:layer="layout" svg:width="0.21cm" svg:height="0.21cm" svg:x="9.174cm" svg:y="7.514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16" draw:style-name="gr8" draw:text-style-name="P2" draw:layer="layout" svg:width="0.17cm" svg:height="0.185cm" svg:x="9.194cm" svg:y="7.51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17" draw:style-name="gr1">
          <draw:g draw:name="Group 118" draw:style-name="gr1">
            <draw:custom-shape draw:name="Freeform 119" draw:style-name="gr7" draw:text-style-name="P6" draw:layer="layout" svg:width="0.21cm" svg:height="0.21cm" svg:x="41.225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0" draw:style-name="gr8" draw:text-style-name="P2" draw:layer="layout" svg:width="0.17cm" svg:height="0.185cm" svg:x="41.245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1" draw:style-name="gr1">
            <draw:custom-shape draw:name="Freeform 122" draw:style-name="gr7" draw:text-style-name="P6" draw:layer="layout" svg:width="0.21cm" svg:height="0.21cm" svg:x="41.777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3" draw:style-name="gr8" draw:text-style-name="P2" draw:layer="layout" svg:width="0.17cm" svg:height="0.185cm" svg:x="41.797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4" draw:style-name="gr1">
            <draw:custom-shape draw:name="Freeform 125" draw:style-name="gr7" draw:text-style-name="P6" draw:layer="layout" svg:width="0.21cm" svg:height="0.21cm" svg:x="42.33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6" draw:style-name="gr8" draw:text-style-name="P2" draw:layer="layout" svg:width="0.17cm" svg:height="0.185cm" svg:x="42.349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7" draw:style-name="gr1">
            <draw:custom-shape draw:name="Freeform 128" draw:style-name="gr7" draw:text-style-name="P6" draw:layer="layout" svg:width="0.21cm" svg:height="0.21cm" svg:x="42.882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29" draw:style-name="gr8" draw:text-style-name="P2" draw:layer="layout" svg:width="0.17cm" svg:height="0.185cm" svg:x="42.901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0" draw:style-name="gr1">
            <draw:custom-shape draw:name="Freeform 131" draw:style-name="gr7" draw:text-style-name="P6" draw:layer="layout" svg:width="0.21cm" svg:height="0.21cm" svg:x="43.434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2" draw:style-name="gr8" draw:text-style-name="P2" draw:layer="layout" svg:width="0.17cm" svg:height="0.185cm" svg:x="43.454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3" draw:style-name="gr1">
            <draw:custom-shape draw:name="Freeform 134" draw:style-name="gr7" draw:text-style-name="P6" draw:layer="layout" svg:width="0.21cm" svg:height="0.21cm" svg:x="43.986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5" draw:style-name="gr8" draw:text-style-name="P2" draw:layer="layout" svg:width="0.17cm" svg:height="0.185cm" svg:x="44.006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6" draw:style-name="gr1">
            <draw:custom-shape draw:name="Freeform 137" draw:style-name="gr7" draw:text-style-name="P6" draw:layer="layout" svg:width="0.21cm" svg:height="0.21cm" svg:x="44.538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38" draw:style-name="gr8" draw:text-style-name="P2" draw:layer="layout" svg:width="0.17cm" svg:height="0.185cm" svg:x="44.558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9" draw:style-name="gr1">
            <draw:custom-shape draw:name="Freeform 140" draw:style-name="gr7" draw:text-style-name="P6" draw:layer="layout" svg:width="0.21cm" svg:height="0.21cm" svg:x="45.09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1" draw:style-name="gr8" draw:text-style-name="P2" draw:layer="layout" svg:width="0.17cm" svg:height="0.185cm" svg:x="45.11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2" draw:style-name="gr1">
            <draw:custom-shape draw:name="Freeform 143" draw:style-name="gr7" draw:text-style-name="P6" draw:layer="layout" svg:width="0.21cm" svg:height="0.21cm" svg:x="45.643cm" svg:y="20.16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4" draw:style-name="gr8" draw:text-style-name="P2" draw:layer="layout" svg:width="0.17cm" svg:height="0.185cm" svg:x="45.662cm" svg:y="20.1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5" draw:style-name="gr1">
            <draw:custom-shape draw:name="Freeform 146" draw:style-name="gr7" draw:text-style-name="P6" draw:layer="layout" svg:width="0.21cm" svg:height="0.21cm" svg:x="41.225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47" draw:style-name="gr8" draw:text-style-name="P2" draw:layer="layout" svg:width="0.17cm" svg:height="0.185cm" svg:x="41.245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48" draw:style-name="gr1">
            <draw:custom-shape draw:name="Freeform 149" draw:style-name="gr7" draw:text-style-name="P6" draw:layer="layout" svg:width="0.21cm" svg:height="0.21cm" svg:x="41.777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0" draw:style-name="gr8" draw:text-style-name="P2" draw:layer="layout" svg:width="0.17cm" svg:height="0.185cm" svg:x="41.797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1" draw:style-name="gr1">
            <draw:custom-shape draw:name="Freeform 152" draw:style-name="gr7" draw:text-style-name="P6" draw:layer="layout" svg:width="0.21cm" svg:height="0.21cm" svg:x="42.33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3" draw:style-name="gr8" draw:text-style-name="P2" draw:layer="layout" svg:width="0.17cm" svg:height="0.185cm" svg:x="42.349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4" draw:style-name="gr1">
            <draw:custom-shape draw:name="Freeform 155" draw:style-name="gr7" draw:text-style-name="P6" draw:layer="layout" svg:width="0.21cm" svg:height="0.21cm" svg:x="42.882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6" draw:style-name="gr8" draw:text-style-name="P2" draw:layer="layout" svg:width="0.17cm" svg:height="0.185cm" svg:x="42.901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57" draw:style-name="gr1">
            <draw:custom-shape draw:name="Freeform 158" draw:style-name="gr7" draw:text-style-name="P6" draw:layer="layout" svg:width="0.21cm" svg:height="0.21cm" svg:x="43.434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59" draw:style-name="gr8" draw:text-style-name="P2" draw:layer="layout" svg:width="0.17cm" svg:height="0.185cm" svg:x="43.454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0" draw:style-name="gr1">
            <draw:custom-shape draw:name="Freeform 161" draw:style-name="gr7" draw:text-style-name="P6" draw:layer="layout" svg:width="0.21cm" svg:height="0.21cm" svg:x="43.986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2" draw:style-name="gr8" draw:text-style-name="P2" draw:layer="layout" svg:width="0.17cm" svg:height="0.185cm" svg:x="44.006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3" draw:style-name="gr1">
            <draw:custom-shape draw:name="Freeform 164" draw:style-name="gr7" draw:text-style-name="P6" draw:layer="layout" svg:width="0.21cm" svg:height="0.21cm" svg:x="44.538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5" draw:style-name="gr8" draw:text-style-name="P2" draw:layer="layout" svg:width="0.17cm" svg:height="0.185cm" svg:x="44.558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6" draw:style-name="gr1">
            <draw:custom-shape draw:name="Freeform 167" draw:style-name="gr7" draw:text-style-name="P6" draw:layer="layout" svg:width="0.21cm" svg:height="0.21cm" svg:x="45.09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68" draw:style-name="gr8" draw:text-style-name="P2" draw:layer="layout" svg:width="0.17cm" svg:height="0.185cm" svg:x="45.11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69" draw:style-name="gr1">
            <draw:custom-shape draw:name="Freeform 170" draw:style-name="gr7" draw:text-style-name="P6" draw:layer="layout" svg:width="0.21cm" svg:height="0.21cm" svg:x="45.643cm" svg:y="20.58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1" draw:style-name="gr8" draw:text-style-name="P2" draw:layer="layout" svg:width="0.17cm" svg:height="0.185cm" svg:x="45.662cm" svg:y="20.58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2" draw:style-name="gr1">
            <draw:custom-shape draw:name="Freeform 173" draw:style-name="gr7" draw:text-style-name="P6" draw:layer="layout" svg:width="0.21cm" svg:height="0.21cm" svg:x="41.225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4" draw:style-name="gr8" draw:text-style-name="P2" draw:layer="layout" svg:width="0.17cm" svg:height="0.185cm" svg:x="41.245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5" draw:style-name="gr1">
            <draw:custom-shape draw:name="Freeform 176" draw:style-name="gr7" draw:text-style-name="P6" draw:layer="layout" svg:width="0.21cm" svg:height="0.21cm" svg:x="41.777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77" draw:style-name="gr8" draw:text-style-name="P2" draw:layer="layout" svg:width="0.17cm" svg:height="0.185cm" svg:x="41.797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78" draw:style-name="gr1">
            <draw:custom-shape draw:name="Freeform 179" draw:style-name="gr7" draw:text-style-name="P6" draw:layer="layout" svg:width="0.21cm" svg:height="0.21cm" svg:x="42.33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0" draw:style-name="gr8" draw:text-style-name="P2" draw:layer="layout" svg:width="0.17cm" svg:height="0.185cm" svg:x="42.349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1" draw:style-name="gr1">
            <draw:custom-shape draw:name="Freeform 182" draw:style-name="gr7" draw:text-style-name="P6" draw:layer="layout" svg:width="0.21cm" svg:height="0.21cm" svg:x="42.882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3" draw:style-name="gr8" draw:text-style-name="P2" draw:layer="layout" svg:width="0.17cm" svg:height="0.185cm" svg:x="42.901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4" draw:style-name="gr1">
            <draw:custom-shape draw:name="Freeform 185" draw:style-name="gr7" draw:text-style-name="P6" draw:layer="layout" svg:width="0.21cm" svg:height="0.21cm" svg:x="43.434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6" draw:style-name="gr8" draw:text-style-name="P2" draw:layer="layout" svg:width="0.17cm" svg:height="0.185cm" svg:x="43.454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87" draw:style-name="gr1">
            <draw:custom-shape draw:name="Freeform 188" draw:style-name="gr7" draw:text-style-name="P6" draw:layer="layout" svg:width="0.21cm" svg:height="0.21cm" svg:x="43.986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89" draw:style-name="gr8" draw:text-style-name="P2" draw:layer="layout" svg:width="0.17cm" svg:height="0.185cm" svg:x="44.006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0" draw:style-name="gr1">
            <draw:custom-shape draw:name="Freeform 191" draw:style-name="gr7" draw:text-style-name="P6" draw:layer="layout" svg:width="0.21cm" svg:height="0.21cm" svg:x="44.538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2" draw:style-name="gr8" draw:text-style-name="P2" draw:layer="layout" svg:width="0.17cm" svg:height="0.185cm" svg:x="44.558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3" draw:style-name="gr1">
            <draw:custom-shape draw:name="Freeform 194" draw:style-name="gr7" draw:text-style-name="P6" draw:layer="layout" svg:width="0.21cm" svg:height="0.21cm" svg:x="45.09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5" draw:style-name="gr8" draw:text-style-name="P2" draw:layer="layout" svg:width="0.17cm" svg:height="0.185cm" svg:x="45.11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6" draw:style-name="gr1">
            <draw:custom-shape draw:name="Freeform 197" draw:style-name="gr7" draw:text-style-name="P6" draw:layer="layout" svg:width="0.21cm" svg:height="0.21cm" svg:x="45.643cm" svg:y="21.426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198" draw:style-name="gr8" draw:text-style-name="P2" draw:layer="layout" svg:width="0.17cm" svg:height="0.185cm" svg:x="45.662cm" svg:y="21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99" draw:style-name="gr1">
            <draw:custom-shape draw:name="Freeform 200" draw:style-name="gr7" draw:text-style-name="P6" draw:layer="layout" svg:width="0.21cm" svg:height="0.21cm" svg:x="41.225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1" draw:style-name="gr8" draw:text-style-name="P2" draw:layer="layout" svg:width="0.17cm" svg:height="0.185cm" svg:x="41.245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2" draw:style-name="gr1">
            <draw:custom-shape draw:name="Freeform 203" draw:style-name="gr7" draw:text-style-name="P6" draw:layer="layout" svg:width="0.21cm" svg:height="0.21cm" svg:x="41.777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4" draw:style-name="gr8" draw:text-style-name="P2" draw:layer="layout" svg:width="0.17cm" svg:height="0.185cm" svg:x="41.797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5" draw:style-name="gr1">
            <draw:custom-shape draw:name="Freeform 206" draw:style-name="gr7" draw:text-style-name="P6" draw:layer="layout" svg:width="0.21cm" svg:height="0.21cm" svg:x="42.33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07" draw:style-name="gr8" draw:text-style-name="P2" draw:layer="layout" svg:width="0.17cm" svg:height="0.185cm" svg:x="42.349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08" draw:style-name="gr1">
            <draw:custom-shape draw:name="Freeform 209" draw:style-name="gr7" draw:text-style-name="P6" draw:layer="layout" svg:width="0.21cm" svg:height="0.21cm" svg:x="42.882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0" draw:style-name="gr8" draw:text-style-name="P2" draw:layer="layout" svg:width="0.17cm" svg:height="0.185cm" svg:x="42.901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1" draw:style-name="gr1">
            <draw:custom-shape draw:name="Freeform 212" draw:style-name="gr7" draw:text-style-name="P6" draw:layer="layout" svg:width="0.21cm" svg:height="0.21cm" svg:x="43.434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3" draw:style-name="gr8" draw:text-style-name="P2" draw:layer="layout" svg:width="0.17cm" svg:height="0.185cm" svg:x="43.454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4" draw:style-name="gr1">
            <draw:custom-shape draw:name="Freeform 215" draw:style-name="gr7" draw:text-style-name="P6" draw:layer="layout" svg:width="0.21cm" svg:height="0.21cm" svg:x="43.986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6" draw:style-name="gr8" draw:text-style-name="P2" draw:layer="layout" svg:width="0.17cm" svg:height="0.185cm" svg:x="44.006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17" draw:style-name="gr1">
            <draw:custom-shape draw:name="Freeform 218" draw:style-name="gr7" draw:text-style-name="P6" draw:layer="layout" svg:width="0.21cm" svg:height="0.21cm" svg:x="44.538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19" draw:style-name="gr8" draw:text-style-name="P2" draw:layer="layout" svg:width="0.17cm" svg:height="0.185cm" svg:x="44.558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0" draw:style-name="gr1">
            <draw:custom-shape draw:name="Freeform 221" draw:style-name="gr7" draw:text-style-name="P6" draw:layer="layout" svg:width="0.21cm" svg:height="0.21cm" svg:x="45.09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2" draw:style-name="gr8" draw:text-style-name="P2" draw:layer="layout" svg:width="0.17cm" svg:height="0.185cm" svg:x="45.11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223" draw:style-name="gr1">
            <draw:custom-shape draw:name="Freeform 224" draw:style-name="gr7" draw:text-style-name="P6" draw:layer="layout" svg:width="0.21cm" svg:height="0.21cm" svg:x="45.643cm" svg:y="21.003cm">
              <text:p/>
  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  <draw:equation draw:name="f0" draw:formula="logwidth"/>
                <draw:equation draw:name="f1" draw:formula="logheight"/>
              </draw:enhanced-geometry>
            </draw:custom-shape>
            <draw:custom-shape draw:name="TextBox 225" draw:style-name="gr8" draw:text-style-name="P2" draw:layer="layout" svg:width="0.17cm" svg:height="0.185cm" svg:x="45.662cm" svg:y="21.00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26" draw:style-name="gr76" draw:text-style-name="P85" draw:layer="layout" svg:width="36.277cm" svg:height="5.286cm" svg:x="7.261cm" svg:y="10.238cm">
          <text:p text:style-name="P84"><text:span text:style-name="T28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8" draw:style-name="gr1">
          <draw:custom-shape draw:name="Freeform 229" draw:style-name="gr77" draw:text-style-name="P74" draw:layer="layout" svg:width="28.794cm" svg:height="28.794cm" draw:transform="rotate (-2.16630266757536) translate (64.917cm -11.42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30" draw:style-name="gr3" draw:text-style-name="P2" draw:layer="layout" svg:width="23.395cm" svg:height="24.744cm" draw:transform="rotate (-2.16630266757536) translate (62.285cm -9.94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1" draw:style-name="gr1">
          <draw:custom-shape draw:name="Freeform 232" draw:style-name="gr77" draw:text-style-name="P74" draw:layer="layout" svg:width="28.794cm" svg:height="28.794cm" draw:transform="rotate (-2.16630266757536) translate (26.105cm 27.624cm)">
            <text:p/>
            <draw:enhanced-geometry draw:mirror-horizontal="false" draw:mirror-vertical="false" svg:viewBox="0 0 0 0" drawooo:sub-view-size="812800 812800" draw:text-areas="0 0 ?f0 ?f1" draw:type="ooxml-non-primitive" draw:enhanced-path="M 406400 0 C 181951 0 0 181951 0 406400 0 630849 181951 812800 406400 812800 630849 812800 812800 630849 812800 406400 812800 181951 630849 0 406400 0 Z N">
              <draw:equation draw:name="f0" draw:formula="logwidth"/>
              <draw:equation draw:name="f1" draw:formula="logheight"/>
            </draw:enhanced-geometry>
          </draw:custom-shape>
          <draw:custom-shape draw:name="TextBox 233" draw:style-name="gr3" draw:text-style-name="P2" draw:layer="layout" svg:width="23.395cm" svg:height="24.744cm" draw:transform="rotate (-2.16630266757536) translate (23.473cm 29.1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9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13" draw:layer="layout" svg:width="16.932cm" svg:height="9.524cm" svg:x="1.058cm" svg:y="1.93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Bold" svg:font-family="'Montserrat Bold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Poppins" svg:font-family="Poppins"/>
    <style:font-face style:name="Poppins Bold" svg:font-family="'Poppins Bold'"/>
    <style:font-face style:name="Poppins Semi-Bold" svg:font-family="'Poppins Semi-Bold'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0c7072" draw:end-color="#16abc2" draw:start-intensity="100%" draw:end-intensity="100%" draw:angle="0deg" draw:border="0%">
      <loext:gradient-stop svg:offset="0" loext:color-type="rgb" loext:color-value="#0c7072"/>
      <loext:gradient-stop svg:offset="1" loext:color-type="rgb" loext:color-value="#16abc2"/>
    </draw:gradient>
    <draw:gradient draw:name="msFillGradient_20_2" draw:display-name="msFillGradient 2" draw:style="linear" draw:start-color="#16abc2" draw:end-color="#0c7072" draw:start-intensity="100%" draw:end-intensity="100%" draw:angle="225deg" draw:border="0%">
      <loext:gradient-stop svg:offset="0" loext:color-type="rgb" loext:color-value="#16abc2"/>
      <loext:gradient-stop svg:offset="1" loext:color-type="rgb" loext:color-value="#0c7072"/>
    </draw:gradient>
    <draw:gradient draw:name="msFillGradient_20_3" draw:display-name="msFillGradient 3" draw:style="linear" draw:start-color="#16abc2" draw:end-color="#0c7072" draw:start-intensity="100%" draw:end-intensity="100%" draw:angle="225deg" draw:border="0%">
      <loext:gradient-stop svg:offset="0" loext:color-type="rgb" loext:color-value="#16abc2"/>
      <loext:gradient-stop svg:offset="1" loext:color-type="rgb" loext:color-value="#0c7072"/>
    </draw:gradient>
    <draw:gradient draw:name="msFillGradient_20_4" draw:display-name="msFillGradient 4" draw:style="linear" draw:start-color="#0c7072" draw:end-color="#16abc2" draw:start-intensity="100%" draw:end-intensity="100%" draw:angle="0deg" draw:border="0%">
      <loext:gradient-stop svg:offset="0" loext:color-type="rgb" loext:color-value="#0c7072"/>
      <loext:gradient-stop svg:offset="1" loext:color-type="rgb" loext:color-value="#16abc2"/>
    </draw:gradient>
    <draw:fill-image draw:name="Bitmap_20_1" draw:display-name="Bitmap 1" xlink:href="Pictures/10000000000001F7000001BCB2EE22DC.png" xlink:type="simple" xlink:show="embed" xlink:actuate="onLoad"/>
    <draw:fill-image draw:name="Bitmap_20_2" draw:display-name="Bitmap 2" xlink:href="Pictures/10000000000000FF000000B45B3856BA.png" xlink:type="simple" xlink:show="embed" xlink:actuate="onLoad"/>
    <draw:fill-image draw:name="Bitmap_20_3" draw:display-name="Bitmap 3" xlink:href="Pictures/10000000000002820000025C7F755196.png" xlink:type="simple" xlink:show="embed" xlink:actuate="onLoad"/>
    <draw:fill-image draw:name="Bitmap_20_4" draw:display-name="Bitmap 4" xlink:href="Pictures/10000000000000EB0000009484B38B3B.png" xlink:type="simple" xlink:show="embed" xlink:actuate="onLoad"/>
    <draw:fill-image draw:name="Bitmap_20_5" draw:display-name="Bitmap 5" xlink:href="Pictures/100000000000012C000000A81ACD61FF.png" xlink:type="simple" xlink:show="embed" xlink:actuate="onLoad"/>
    <draw:fill-image draw:name="Bitmap_20_6" draw:display-name="Bitmap 6" xlink:href="Pictures/10000000000000E1000000E1C1F114DB.png" xlink:type="simple" xlink:show="embed" xlink:actuate="onLoad"/>
    <draw:fill-image draw:name="Bitmap_20_7" draw:display-name="Bitmap 7" xlink:href="Pictures/100000000000010F000000BA69CC2841.png" xlink:type="simple" xlink:show="embed" xlink:actuate="onLoad"/>
    <draw:fill-image draw:name="Bitmap_20_8" draw:display-name="Bitmap 8" xlink:href="Pictures/100000000000012C000000A8DC6CFDE2.png" xlink:type="simple" xlink:show="embed" xlink:actuate="onLoad"/>
    <draw:fill-image draw:name="Bitmap_20_9" draw:display-name="Bitmap 9" xlink:href="Pictures/10000000000000E1000000E156FD235C.png" xlink:type="simple" xlink:show="embed" xlink:actuate="onLoad"/>
    <draw:fill-image draw:name="msFillBitmap_20_1" draw:display-name="msFillBitmap 1" xlink:href="Pictures/1000053300002B1900002A2B2EE06AD4.svg" xlink:type="simple" xlink:show="embed" xlink:actuate="onLoad"/>
    <draw:fill-image draw:name="msFillBitmap_20_10" draw:display-name="msFillBitmap 10" xlink:href="Pictures/1000053300002B1900002A2B2EE06AD4.svg" xlink:type="simple" xlink:show="embed" xlink:actuate="onLoad"/>
    <draw:fill-image draw:name="msFillBitmap_20_11" draw:display-name="msFillBitmap 11" xlink:href="Pictures/1000053300002B1900002A2B2EE06AD4.svg" xlink:type="simple" xlink:show="embed" xlink:actuate="onLoad"/>
    <draw:fill-image draw:name="msFillBitmap_20_12" draw:display-name="msFillBitmap 12" xlink:href="Pictures/1000053300002B1900002A2B2EE06AD4.svg" xlink:type="simple" xlink:show="embed" xlink:actuate="onLoad"/>
    <draw:fill-image draw:name="msFillBitmap_20_13" draw:display-name="msFillBitmap 13" xlink:href="Pictures/1000053300002B1900002A2B2EE06AD4.svg" xlink:type="simple" xlink:show="embed" xlink:actuate="onLoad"/>
    <draw:fill-image draw:name="msFillBitmap_20_14" draw:display-name="msFillBitmap 14" xlink:href="Pictures/1000053300002B1900002A2B2EE06AD4.svg" xlink:type="simple" xlink:show="embed" xlink:actuate="onLoad"/>
    <draw:fill-image draw:name="msFillBitmap_20_15" draw:display-name="msFillBitmap 15" xlink:href="Pictures/1000053300002B1900002A2B2EE06AD4.svg" xlink:type="simple" xlink:show="embed" xlink:actuate="onLoad"/>
    <draw:fill-image draw:name="msFillBitmap_20_17" draw:display-name="msFillBitmap 17" xlink:href="Pictures/1000000000000ADC000000C50BE86413.png" xlink:type="simple" xlink:show="embed" xlink:actuate="onLoad"/>
    <draw:fill-image draw:name="msFillBitmap_20_19" draw:display-name="msFillBitmap 19" xlink:href="Pictures/1000000000000ADC000000C42CE16D58.png" xlink:type="simple" xlink:show="embed" xlink:actuate="onLoad"/>
    <draw:fill-image draw:name="msFillBitmap_20_2" draw:display-name="msFillBitmap 2" xlink:href="Pictures/1000028D000024120000121689F27858.svg" xlink:type="simple" xlink:show="embed" xlink:actuate="onLoad"/>
    <draw:fill-image draw:name="msFillBitmap_20_20" draw:display-name="msFillBitmap 20" xlink:href="Pictures/1000053300002B1900002A2B2EE06AD4.svg" xlink:type="simple" xlink:show="embed" xlink:actuate="onLoad"/>
    <draw:fill-image draw:name="msFillBitmap_20_21" draw:display-name="msFillBitmap 21" xlink:href="Pictures/1000053300002B1900002A2B2EE06AD4.svg" xlink:type="simple" xlink:show="embed" xlink:actuate="onLoad"/>
    <draw:fill-image draw:name="msFillBitmap_20_22" draw:display-name="msFillBitmap 22" xlink:href="Pictures/1000053300002B1900002A2B2EE06AD4.svg" xlink:type="simple" xlink:show="embed" xlink:actuate="onLoad"/>
    <draw:fill-image draw:name="msFillBitmap_20_23" draw:display-name="msFillBitmap 23" xlink:href="Pictures/1000053300002B1900002A2B2EE06AD4.svg" xlink:type="simple" xlink:show="embed" xlink:actuate="onLoad"/>
    <draw:fill-image draw:name="msFillBitmap_20_3" draw:display-name="msFillBitmap 3" xlink:href="Pictures/1000053300002B1900002A2B2EE06AD4.svg" xlink:type="simple" xlink:show="embed" xlink:actuate="onLoad"/>
    <draw:fill-image draw:name="msFillBitmap_20_4" draw:display-name="msFillBitmap 4" xlink:href="Pictures/1000151100000C320000061978BE0B0A.svg" xlink:type="simple" xlink:show="embed" xlink:actuate="onLoad"/>
    <draw:fill-image draw:name="msFillBitmap_20_5" draw:display-name="msFillBitmap 5" xlink:href="Pictures/1000151100000C320000061978BE0B0A.svg" xlink:type="simple" xlink:show="embed" xlink:actuate="onLoad"/>
    <draw:fill-image draw:name="msFillBitmap_20_6" draw:display-name="msFillBitmap 6" xlink:href="Pictures/1000151100000C320000061978BE0B0A.svg" xlink:type="simple" xlink:show="embed" xlink:actuate="onLoad"/>
    <draw:fill-image draw:name="msFillBitmap_20_7" draw:display-name="msFillBitmap 7" xlink:href="Pictures/1000053300002B1900002A2B2EE06AD4.svg" xlink:type="simple" xlink:show="embed" xlink:actuate="onLoad"/>
    <draw:fill-image draw:name="msFillBitmap_20_8" draw:display-name="msFillBitmap 8" xlink:href="Pictures/1000151100000C320000061978BE0B0A.svg" xlink:type="simple" xlink:show="embed" xlink:actuate="onLoad"/>
    <draw:fill-image draw:name="msFillBitmap_20_9" draw:display-name="msFillBitmap 9" xlink:href="Pictures/1000151100000C320000061978BE0B0A.svg" xlink:type="simple" xlink:show="embed" xlink:actuate="onLoad"/>
    <draw:opacity draw:name="msTransGradient_20_1" draw:display-name="msTransGradient 1" draw:style="axial" draw:start="30%" draw:end="30%" draw:angle="0deg" draw:border="0%">
      <loext:opacity-stop svg:offset="1" svg:stop-opacity="0.3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4.772cm" fo:min-width="45.72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6.573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lue and Green Geometric Modern Business Strategy Presentation</dc:title>
    <meta:editing-cycles>1</meta:editing-cycles>
    <meta:creation-date>2025-02-27T12:50:52.107974900</meta:creation-date>
    <meta:editing-duration>P0D</meta:editing-duration>
    <meta:generator>LibreOffice/24.8.4.2$Linux_X86_64 LibreOffice_project/3e97788786b20d724e2ed0ea7a111abce73cab63</meta:generator>
    <meta:document-statistic meta:object-count="1937"/>
    <meta:user-defined meta:name="AppVersion">16.0000</meta:user-defined>
    <meta:user-defined meta:name="Notes" meta:value-type="float">1</meta:user-defined>
    <meta:user-defined meta:name="OOXMLCorePropertyIdentifier">DAGft-oo5nk</meta:user-defined>
    <meta:user-defined meta:name="PresentationFormat">Custom</meta:user-defined>
    <meta:user-defined meta:name="Slides" meta:value-type="float">11</meta:user-defined>
  </office:meta>
</office:document-meta>
</file>